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98cm"/>
    </style:style>
    <style:style style:name="co2" style:family="table-column">
      <style:table-column-properties fo:break-before="auto" style:column-width="0.826cm"/>
    </style:style>
    <style:style style:name="co3" style:family="table-column">
      <style:table-column-properties fo:break-before="auto" style:column-width="3.26cm"/>
    </style:style>
    <style:style style:name="co4" style:family="table-column">
      <style:table-column-properties fo:break-before="auto" style:column-width="0.593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3.916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3.683cm"/>
    </style:style>
    <style:style style:name="co9" style:family="table-column">
      <style:table-column-properties fo:break-before="auto" style:column-width="3.874cm"/>
    </style:style>
    <style:style style:name="co10" style:family="table-column">
      <style:table-column-properties fo:break-before="auto" style:column-width="3.493cm"/>
    </style:style>
    <style:style style:name="co11" style:family="table-column">
      <style:table-column-properties fo:break-before="auto" style:column-width="4.382cm"/>
    </style:style>
    <style:style style:name="co12" style:family="table-column">
      <style:table-column-properties fo:break-before="auto" style:column-width="2.942cm"/>
    </style:style>
    <style:style style:name="co13" style:family="table-column">
      <style:table-column-properties fo:break-before="auto" style:column-width="4.551cm"/>
    </style:style>
    <style:style style:name="co14" style:family="table-column">
      <style:table-column-properties fo:break-before="auto" style:column-width="2.074cm"/>
    </style:style>
    <style:style style:name="co15" style:family="table-column">
      <style:table-column-properties fo:break-before="auto" style:column-width="1.693cm"/>
    </style:style>
    <style:style style:name="ro1" style:family="table-row">
      <style:table-row-properties style:row-height="2.487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09cm" fo:break-before="auto" style:use-optimal-row-height="false"/>
    </style:style>
    <style:style style:name="ro7" style:family="table-row">
      <style:table-row-properties style:row-height="1.349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1.032cm" fo:break-before="auto" style:use-optimal-row-height="false"/>
    </style:style>
    <style:style style:name="ro11" style:family="table-row">
      <style:table-row-properties style:row-height="0.46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"/>
    <style:style style:name="ce2" style:family="table-cell" style:parent-style-name="Default" style:data-style-name="N110"/>
    <style:style style:name="ce3" style:family="table-cell" style:parent-style-name="Default" style:data-style-name="N140"/>
    <style:style style:name="ce4" style:family="table-cell" style:parent-style-name="Default" style:data-style-name="N0">
      <style:table-cell-properties fo:background-color="#ffffff" style:vertical-align="automatic"/>
    </style:style>
    <style:style style:name="ce5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none" fo:border-top="none" style:vertical-align="top"/>
      <style:paragraph-properties fo:text-align="center"/>
      <style:text-properties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6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top"/>
      <style:paragraph-properties fo:text-align="center"/>
      <style:text-properties style:font-name="Tahoma" fo:font-weight="bold" style:font-name-asian="Tahoma" style:font-weight-asian="bold" style:font-name-complex="Tahoma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25396e" fo:font-size="8pt" style:font-size-asian="8pt" style:font-size-complex="8pt"/>
    </style:style>
    <style:style style:name="ce9" style:family="table-cell" style:parent-style-name="Default" style:data-style-name="N0">
      <style:table-cell-properties fo:background-color="#f0f0f0" style:text-align-source="fix" style:repeat-content="false" fo:border="0.06pt solid #000000" style:vertical-align="middle"/>
      <style:paragraph-properties fo:text-align="start" fo:margin-left="0cm"/>
      <style:text-properties fo:color="#25396e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0">
      <style:table-cell-properties fo:background-color="#ffffff" style:vertical-align="automatic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Tahoma" fo:font-weight="bold" style:font-name-asian="Tahoma" style:font-weight-asian="bold" style:font-name-complex="Tahoma" style:font-weight-complex="bold"/>
    </style:style>
    <style:style style:name="ce12" style:family="table-cell" style:parent-style-name="Default" style:data-style-name="N0">
      <style:table-cell-properties fo:background-color="#f0f0f0" fo:border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ahoma" fo:font-size="14pt" fo:font-weight="bold" style:font-name-asian="Tahoma" style:font-size-asian="14pt" style:font-weight-asian="bold" style:font-name-complex="Tahoma" style:font-size-complex="14pt" style:font-weight-complex="bold"/>
    </style:style>
    <style:style style:name="ce14" style:family="table-cell" style:parent-style-name="Default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 style:data-style-name="N3">
      <style:table-cell-properties fo:background-color="#f0f0f0" style:text-align-source="fix" style:repeat-content="false" fo:border="0.06pt solid #000000" style:vertical-align="middle"/>
      <style:paragraph-properties fo:text-align="center"/>
      <style:text-properties fo:color="#25396e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3"/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108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3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107">
      <style:table-cell-properties fo:background-color="#ffffff" style:text-align-source="fix" style:repeat-content="false" fo:wrap-option="wrap" fo:padding-bottom="0.035cm" fo:padding-left="0.035cm" fo:padding-right="0cm" fo:padding-top="0.035cm" style:vertical-align="top"/>
      <style:paragraph-properties fo:text-align="end"/>
      <style:text-properties style:font-name="Tahoma" fo:font-size="12pt" style:font-name-asian="Tahoma" style:font-size-asian="12pt" style:font-name-complex="Tahoma" style:font-size-complex="12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antitativo_Fisico_Pessoal_Ser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9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number-columns-repeated="1007" table:default-cell-style-name="ce7"/>
        <table:table-row table:style-name="ro1">
          <table:table-cell table:style-name="ce4" table:number-columns-repeated="17"/>
          <table:table-cell table:number-columns-repeated="1007"/>
        </table:table-row>
        <table:table-row table:style-name="ro2">
          <table:table-cell table:style-name="ce4" table:number-columns-repeated="8"/>
          <table:table-cell table:style-name="ce17" table:number-columns-spanned="4" table:number-rows-spanned="1"/>
          <table:covered-table-cell table:number-columns-repeated="3"/>
          <table:table-cell table:style-name="ce4" table:number-columns-repeated="5"/>
          <table:table-cell table:number-columns-repeated="1007"/>
        </table:table-row>
        <table:table-row table:style-name="ro3">
          <table:table-cell table:style-name="ce4" table:number-columns-repeated="3"/>
          <table:table-cell table:style-name="ce13" office:value-type="string" table:number-columns-spanned="12" table:number-rows-spanned="1">
            <text:p>TABELA 1 - PODERES EXECUTIVO, LEGISLATIVO E JUDICIÁRIO - DPU - MPU - EMPRESAS ESTATAIS DEPENDENTES DA UNIÃO</text:p>
          </table:table-cell>
          <table:covered-table-cell table:number-columns-repeated="11"/>
          <table:table-cell table:style-name="ce4" table:number-columns-repeated="2"/>
          <table:table-cell table:number-columns-repeated="1007"/>
        </table:table-row>
        <table:table-row table:style-name="ro4">
          <table:table-cell table:style-name="ce4" table:number-columns-repeated="17"/>
          <table:table-cell table:number-columns-repeated="1007"/>
        </table:table-row>
        <table:table-row table:style-name="ro5">
          <table:table-cell table:style-name="ce5" office:value-type="string" table:number-columns-spanned="9" table:number-rows-spanned="1">
            <text:p>PODER/ÓRGÃO/UNIDADE: MINISTÉRIO PÚBLICO DA UNIÃO - MPU</text:p>
          </table:table-cell>
          <table:covered-table-cell table:number-columns-repeated="8"/>
          <table:table-cell table:style-name="ce4" table:number-columns-repeated="6"/>
          <table:table-cell table:style-name="ce20" office:value-type="date" office:date-value="2022-04-01">
            <text:p>abr/22</text:p>
          </table:table-cell>
          <table:table-cell table:number-columns-repeated="1008"/>
        </table:table-row>
        <table:table-row table:style-name="ro6">
          <table:table-cell table:style-name="ce6" office:value-type="string" table:number-columns-spanned="7" table:number-rows-spanned="2">
            <text:p>DADOS DO CARGO</text:p>
          </table:table-cell>
          <table:covered-table-cell table:number-columns-repeated="6"/>
          <table:table-cell table:style-name="ce6" office:value-type="string" table:number-columns-spanned="5" table:number-rows-spanned="1">
            <text:p>ATIVO</text:p>
          </table:table-cell>
          <table:covered-table-cell table:number-columns-repeated="4"/>
          <table:table-cell table:style-name="ce6" office:value-type="string" table:number-columns-spanned="3" table:number-rows-spanned="1">
            <text:p>INATIVOS</text:p>
          </table:table-cell>
          <table:covered-table-cell table:number-columns-repeated="2"/>
          <table:table-cell table:style-name="ce6" office:value-type="string" table:number-columns-spanned="1" table:number-rows-spanned="3">
            <text:p>BENEFICIÁRIO </text:p>
            <text:p>DE PENSÃO</text:p>
          </table:table-cell>
          <table:table-cell table:style-name="ce4"/>
          <table:table-cell table:number-columns-repeated="1007"/>
        </table:table-row>
        <table:table-row table:style-name="ro5">
          <table:covered-table-cell table:number-columns-repeated="7"/>
          <table:table-cell table:style-name="ce6" office:value-type="string" table:number-columns-spanned="3" table:number-rows-spanned="1">
            <text:p>OCUPADOS</text:p>
          </table:table-cell>
          <table:covered-table-cell table:number-columns-repeated="2"/>
          <table:table-cell table:style-name="ce6" office:value-type="string" table:number-columns-spanned="1" table:number-rows-spanned="2">
            <text:p>VAGOS</text:p>
          </table:table-cell>
          <table:table-cell table:style-name="ce6" office:value-type="string" table:number-columns-spanned="1" table:number-rows-spanned="2">
            <text:p>TOTAL</text:p>
          </table:table-cell>
          <table:table-cell table:style-name="ce6" office:value-type="string" table:number-columns-spanned="1" table:number-rows-spanned="2">
            <text:p>APOSENTADORIA</text:p>
          </table:table-cell>
          <table:table-cell table:style-name="ce6" office:value-type="string" table:number-columns-spanned="1" table:number-rows-spanned="2">
            <text:p>INSTITUIDOR</text:p>
            <text:p>DE PENSÃO</text:p>
          </table:table-cell>
          <table:table-cell table:style-name="ce6" office:value-type="string">
            <text:p>TOTAL</text:p>
          </table:table-cell>
          <table:covered-table-cell/>
          <table:table-cell table:style-name="ce4"/>
          <table:table-cell table:number-columns-repeated="1007"/>
        </table:table-row>
        <table:table-row table:style-name="ro7">
          <table:table-cell table:style-name="ce6" office:value-type="string" table:number-columns-spanned="2" table:number-rows-spanned="1">
            <text:p>PLANO/</text:p>
            <text:p>CARREIRA</text:p>
            <text:p/>
          </table:table-cell>
          <table:covered-table-cell/>
          <table:table-cell table:style-name="ce6" office:value-type="string" table:number-columns-spanned="2" table:number-rows-spanned="1">
            <text:p>NÍVEL/</text:p>
            <text:p>ESCOLARIDADE</text:p>
          </table:table-cell>
          <table:covered-table-cell/>
          <table:table-cell table:style-name="ce6" office:value-type="string" table:number-columns-spanned="2" table:number-rows-spanned="1">
            <text:p>CLASSE</text:p>
            <text:p/>
            <text:p/>
          </table:table-cell>
          <table:covered-table-cell/>
          <table:table-cell table:style-name="ce6" office:value-type="string">
            <text:p>PADRÃO/</text:p>
            <text:p>NÍVEL/</text:p>
            <text:p>REFERÊNCIA</text:p>
          </table:table-cell>
          <table:table-cell table:style-name="ce6" office:value-type="string">
            <text:p>ESTÁVEIS</text:p>
          </table:table-cell>
          <table:table-cell table:style-name="ce6" office:value-type="string">
            <text:p>NÃO </text:p>
            <text:p>ESTÁVEIS</text:p>
          </table:table-cell>
          <table:table-cell table:style-name="ce6" office:value-type="string">
            <text:p>SUBTOTAL</text:p>
          </table:table-cell>
          <table:covered-table-cell table:number-columns-repeated="4"/>
          <table:table-cell table:style-name="ce6"/>
          <table:covered-table-cell/>
          <table:table-cell table:style-name="ce4"/>
          <table:table-cell table:number-columns-repeated="1007"/>
        </table:table-row>
        <table:table-row table:style-name="ro8">
          <table:table-cell table:style-name="ce8" office:value-type="string" table:number-columns-spanned="2" table:number-rows-spanned="14">
            <text:p>ANALISTA</text:p>
          </table:table-cell>
          <table:covered-table-cell/>
          <table:table-cell table:style-name="ce8" office:value-type="string" table:number-columns-spanned="2" table:number-rows-spanned="13">
            <text:p>SUPERIOR</text:p>
          </table:table-cell>
          <table:covered-table-cell/>
          <table:table-cell table:style-name="ce8" office:value-type="string" table:number-columns-spanned="2" table:number-rows-spanned="5">
            <text:p>C</text:p>
          </table:table-cell>
          <table:covered-table-cell/>
          <table:table-cell table:style-name="ce8" office:value-type="string">
            <text:p>13</text:p>
          </table:table-cell>
          <table:table-cell table:style-name="ce14" table:formula="of:=['file:///C:/Users/heraclitoalves/Downloads/Abril/Abril/1%20-%20MPF/anexo_I_servidores_2022_ods.ods'#$Anexo_1_Tabela_1_Quantitativo_F.E10]+['file:///C:/Users/heraclitoalves/Downloads/Abril/Abril/2%20-%20MPM/Anexo-I-tabela-1-Quantitativo_Fisico_Pessoal_Servidores-DAP.ods'#$Quantitativo_Fisico_Pessoal.E7]+['file:///C:/Users/heraclitoalves/Downloads/Abril/Abril/3%20-%20MPDFT/anexo_i_-_tabela_1.ods'#$Quantitativo_Fisico_Pessoal_Ser.E9]+['file:///C:/Users/heraclitoalves/Downloads/Abril/Abril/4%20-%20MPT/Anexo_1_Tabela_1_Quantitativo_Servidores_2022_04_MPT.ods'#$Anexo_1_Tabela_1_Quantitativo_S.E11]+['file:///C:/Users/heraclitoalves/Downloads/Abril/Abril/5%20-%20ESMPU/AnexoIServidoresESMPUAbril2022.ods'#$Quantitativo_Fisico_Pessoal_Ser.E9]" office:value-type="float" office:value="2426">
            <text:p>2426</text:p>
          </table:table-cell>
          <table:table-cell table:style-name="ce14" table:formula="of:=['file:///C:/Users/heraclitoalves/Downloads/Abril/Abril/1%20-%20MPF/anexo_I_servidores_2022_ods.ods'#$Anexo_1_Tabela_1_Quantitativo_F.F10]+['file:///C:/Users/heraclitoalves/Downloads/Abril/Abril/2%20-%20MPM/Anexo-I-tabela-1-Quantitativo_Fisico_Pessoal_Servidores-DAP.ods'#$Quantitativo_Fisico_Pessoal.F7]+['file:///C:/Users/heraclitoalves/Downloads/Abril/Abril/3%20-%20MPDFT/anexo_i_-_tabela_1.ods'#$Quantitativo_Fisico_Pessoal_Ser.F9]+['file:///C:/Users/heraclitoalves/Downloads/Abril/Abril/4%20-%20MPT/Anexo_1_Tabela_1_Quantitativo_Servidores_2022_04_MPT.ods'#$Anexo_1_Tabela_1_Quantitativo_S.F11]+['file:///C:/Users/heraclitoalves/Downloads/Abril/Abril/5%20-%20ESMPU/AnexoIServidoresESMPUAbril2022.ods'#$Quantitativo_Fisico_Pessoal_Ser.F9]" office:value-type="float" office:value="5">
            <text:p>5</text:p>
          </table:table-cell>
          <table:table-cell table:style-name="ce18" table:formula="of:=[.H9]+[.I9]" office:value-type="float" office:value="2431">
            <text:p>2.431</text:p>
          </table:table-cell>
          <table:table-cell table:style-name="ce19" table:formula="of:=['file:///C:/Users/heraclitoalves/Downloads/Abril/Abril/1%20-%20MPF/anexo_I_servidores_2022_ods.ods'#$Anexo_1_Tabela_1_Quantitativo_F.H23]+['file:///C:/Users/heraclitoalves/Downloads/Abril/Abril/2%20-%20MPM/Anexo-I-tabela-1-Quantitativo_Fisico_Pessoal_Servidores-DAP.ods'#$Quantitativo_Fisico_Pessoal.H7]+['file:///C:/Users/heraclitoalves/Downloads/Abril/Abril/3%20-%20MPDFT/anexo_i_-_tabela_1.ods'#$Quantitativo_Fisico_Pessoal_Ser.H9]+['file:///C:/Users/heraclitoalves/Downloads/Abril/Abril/4%20-%20MPT/Anexo_1_Tabela_1_Quantitativo_Servidores_2022_04_MPT.ods'#$Anexo_1_Tabela_1_Quantitativo_S.H11]+['file:///C:/Users/heraclitoalves/Downloads/Abril/Abril/5%20-%20ESMPU/AnexoIServidoresESMPUAbril2022.ods'#$Quantitativo_Fisico_Pessoal_Ser.H9]" office:value-type="float" office:value="2157" table:number-columns-spanned="1" table:number-rows-spanned="13">
            <text:p>2.157</text:p>
          </table:table-cell>
          <table:table-cell table:style-name="ce18" table:formula="of:=[.K9]+[.J22]" office:value-type="float" office:value="7133" table:number-columns-spanned="1" table:number-rows-spanned="13">
            <text:p>7.133</text:p>
          </table:table-cell>
          <table:table-cell table:style-name="ce14" table:formula="of:=['file:///C:/Users/heraclitoalves/Downloads/Abril/Abril/1%20-%20MPF/anexo_I_servidores_2022_ods.ods'#$Anexo_1_Tabela_1_Quantitativo_F.J10]+['file:///C:/Users/heraclitoalves/Downloads/Abril/Abril/2%20-%20MPM/Anexo-I-tabela-1-Quantitativo_Fisico_Pessoal_Servidores-DAP.ods'#$Quantitativo_Fisico_Pessoal.J7]+['file:///C:/Users/heraclitoalves/Downloads/Abril/Abril/3%20-%20MPDFT/anexo_i_-_tabela_1.ods'#$Quantitativo_Fisico_Pessoal_Ser.J9]+['file:///C:/Users/heraclitoalves/Downloads/Abril/Abril/4%20-%20MPT/Anexo_1_Tabela_1_Quantitativo_Servidores_2022_04_MPT.ods'#$Anexo_1_Tabela_1_Quantitativo_S.J11]+['file:///C:/Users/heraclitoalves/Downloads/Abril/Abril/5%20-%20ESMPU/AnexoIServidoresESMPUAbril2022.ods'#$Quantitativo_Fisico_Pessoal_Ser.J9]" office:value-type="float" office:value="363">
            <text:p>363</text:p>
          </table:table-cell>
          <table:table-cell table:style-name="ce14" table:formula="of:=['file:///C:/Users/heraclitoalves/Downloads/Abril/Abril/1%20-%20MPF/anexo_I_servidores_2022_ods.ods'#$Anexo_1_Tabela_1_Quantitativo_F.K10]+['file:///C:/Users/heraclitoalves/Downloads/Abril/Abril/2%20-%20MPM/Anexo-I-tabela-1-Quantitativo_Fisico_Pessoal_Servidores-DAP.ods'#$Quantitativo_Fisico_Pessoal.K7]+['file:///C:/Users/heraclitoalves/Downloads/Abril/Abril/3%20-%20MPDFT/anexo_i_-_tabela_1.ods'#$Quantitativo_Fisico_Pessoal_Ser.K9]+['file:///C:/Users/heraclitoalves/Downloads/Abril/Abril/4%20-%20MPT/Anexo_1_Tabela_1_Quantitativo_Servidores_2022_04_MPT.ods'#$Anexo_1_Tabela_1_Quantitativo_S.K11]+['file:///C:/Users/heraclitoalves/Downloads/Abril/Abril/5%20-%20ESMPU/AnexoIServidoresESMPUAbril2022.ods'#$Quantitativo_Fisico_Pessoal_Ser.K9]" office:value-type="float" office:value="52">
            <text:p>52</text:p>
          </table:table-cell>
          <table:table-cell table:style-name="ce18" table:formula="of:=[.M9]+[.N9]" office:value-type="float" office:value="415">
            <text:p>415</text:p>
          </table:table-cell>
          <table:table-cell table:style-name="ce14" table:formula="of:=['file:///C:/Users/heraclitoalves/Downloads/Abril/Abril/1%20-%20MPF/anexo_I_servidores_2022_ods.ods'#$Anexo_1_Tabela_1_Quantitativo_F.M10]+['file:///C:/Users/heraclitoalves/Downloads/Abril/Abril/2%20-%20MPM/Anexo-I-tabela-1-Quantitativo_Fisico_Pessoal_Servidores-DAP.ods'#$Quantitativo_Fisico_Pessoal.M7]+['file:///C:/Users/heraclitoalves/Downloads/Abril/Abril/3%20-%20MPDFT/anexo_i_-_tabela_1.ods'#$Quantitativo_Fisico_Pessoal_Ser.M9]+['file:///C:/Users/heraclitoalves/Downloads/Abril/Abril/4%20-%20MPT/Anexo_1_Tabela_1_Quantitativo_Servidores_2022_04_MPT.ods'#$Anexo_1_Tabela_1_Quantitativo_S.M11]+['file:///C:/Users/heraclitoalves/Downloads/Abril/Abril/5%20-%20ESMPU/AnexoIServidoresESMPUAbril2022.ods'#$Quantitativo_Fisico_Pessoal_Ser.M9]" office:value-type="float" office:value="62">
            <text:p>62</text:p>
          </table:table-cell>
          <table:table-cell table:style-name="ce4"/>
          <table:table-cell table:number-columns-repeated="1007"/>
        </table:table-row>
        <table:table-row table:style-name="ro8">
          <table:covered-table-cell table:number-columns-repeated="6"/>
          <table:table-cell table:style-name="ce8" office:value-type="string">
            <text:p>12</text:p>
          </table:table-cell>
          <table:table-cell table:style-name="ce14" table:formula="of:=['file:///C:/Users/heraclitoalves/Downloads/Abril/Abril/1%20-%20MPF/anexo_I_servidores_2022_ods.ods'#$Anexo_1_Tabela_1_Quantitativo_F.E11]+['file:///C:/Users/heraclitoalves/Downloads/Abril/Abril/2%20-%20MPM/Anexo-I-tabela-1-Quantitativo_Fisico_Pessoal_Servidores-DAP.ods'#$Quantitativo_Fisico_Pessoal.E8]+['file:///C:/Users/heraclitoalves/Downloads/Abril/Abril/3%20-%20MPDFT/anexo_i_-_tabela_1.ods'#$Quantitativo_Fisico_Pessoal_Ser.E10]+['file:///C:/Users/heraclitoalves/Downloads/Abril/Abril/4%20-%20MPT/Anexo_1_Tabela_1_Quantitativo_Servidores_2022_04_MPT.ods'#$Anexo_1_Tabela_1_Quantitativo_S.E12]+['file:///C:/Users/heraclitoalves/Downloads/Abril/Abril/5%20-%20ESMPU/AnexoIServidoresESMPUAbril2022.ods'#$Quantitativo_Fisico_Pessoal_Ser.E10]" office:value-type="float" office:value="146">
            <text:p>146</text:p>
          </table:table-cell>
          <table:table-cell table:style-name="ce14" table:formula="of:=['file:///C:/Users/heraclitoalves/Downloads/Abril/Abril/1%20-%20MPF/anexo_I_servidores_2022_ods.ods'#$Anexo_1_Tabela_1_Quantitativo_F.F11]+['file:///C:/Users/heraclitoalves/Downloads/Abril/Abril/2%20-%20MPM/Anexo-I-tabela-1-Quantitativo_Fisico_Pessoal_Servidores-DAP.ods'#$Quantitativo_Fisico_Pessoal.F8]+['file:///C:/Users/heraclitoalves/Downloads/Abril/Abril/3%20-%20MPDFT/anexo_i_-_tabela_1.ods'#$Quantitativo_Fisico_Pessoal_Ser.F10]+['file:///C:/Users/heraclitoalves/Downloads/Abril/Abril/4%20-%20MPT/Anexo_1_Tabela_1_Quantitativo_Servidores_2022_04_MPT.ods'#$Anexo_1_Tabela_1_Quantitativo_S.F12]+['file:///C:/Users/heraclitoalves/Downloads/Abril/Abril/5%20-%20ESMPU/AnexoIServidoresESMPUAbril2022.ods'#$Quantitativo_Fisico_Pessoal_Ser.F10]" office:value-type="float" office:value="1">
            <text:p>1</text:p>
          </table:table-cell>
          <table:table-cell table:style-name="ce18" table:formula="of:=[.H10]+[.I10]" office:value-type="float" office:value="147">
            <text:p>147</text:p>
          </table:table-cell>
          <table:covered-table-cell table:number-columns-repeated="2"/>
          <table:table-cell table:style-name="ce14" table:formula="of:=['file:///C:/Users/heraclitoalves/Downloads/Abril/Abril/1%20-%20MPF/anexo_I_servidores_2022_ods.ods'#$Anexo_1_Tabela_1_Quantitativo_F.J11]+['file:///C:/Users/heraclitoalves/Downloads/Abril/Abril/2%20-%20MPM/Anexo-I-tabela-1-Quantitativo_Fisico_Pessoal_Servidores-DAP.ods'#$Quantitativo_Fisico_Pessoal.J8]+['file:///C:/Users/heraclitoalves/Downloads/Abril/Abril/3%20-%20MPDFT/anexo_i_-_tabela_1.ods'#$Quantitativo_Fisico_Pessoal_Ser.J10]+['file:///C:/Users/heraclitoalves/Downloads/Abril/Abril/4%20-%20MPT/Anexo_1_Tabela_1_Quantitativo_Servidores_2022_04_MPT.ods'#$Anexo_1_Tabela_1_Quantitativo_S.J12]+['file:///C:/Users/heraclitoalves/Downloads/Abril/Abril/5%20-%20ESMPU/AnexoIServidoresESMPUAbril2022.ods'#$Quantitativo_Fisico_Pessoal_Ser.J10]" office:value-type="float" office:value="0">
            <text:p>0</text:p>
          </table:table-cell>
          <table:table-cell table:style-name="ce14" table:formula="of:=['file:///C:/Users/heraclitoalves/Downloads/Abril/Abril/1%20-%20MPF/anexo_I_servidores_2022_ods.ods'#$Anexo_1_Tabela_1_Quantitativo_F.K11]+['file:///C:/Users/heraclitoalves/Downloads/Abril/Abril/2%20-%20MPM/Anexo-I-tabela-1-Quantitativo_Fisico_Pessoal_Servidores-DAP.ods'#$Quantitativo_Fisico_Pessoal.K8]+['file:///C:/Users/heraclitoalves/Downloads/Abril/Abril/3%20-%20MPDFT/anexo_i_-_tabela_1.ods'#$Quantitativo_Fisico_Pessoal_Ser.K10]+['file:///C:/Users/heraclitoalves/Downloads/Abril/Abril/4%20-%20MPT/Anexo_1_Tabela_1_Quantitativo_Servidores_2022_04_MPT.ods'#$Anexo_1_Tabela_1_Quantitativo_S.K12]+['file:///C:/Users/heraclitoalves/Downloads/Abril/Abril/5%20-%20ESMPU/AnexoIServidoresESMPUAbril2022.ods'#$Quantitativo_Fisico_Pessoal_Ser.K10]" office:value-type="float" office:value="1">
            <text:p>1</text:p>
          </table:table-cell>
          <table:table-cell table:style-name="ce18" table:formula="of:=[.M10]+[.N10]" office:value-type="float" office:value="1">
            <text:p>1</text:p>
          </table:table-cell>
          <table:table-cell table:style-name="ce14" table:formula="of:=['file:///C:/Users/heraclitoalves/Downloads/Abril/Abril/1%20-%20MPF/anexo_I_servidores_2022_ods.ods'#$Anexo_1_Tabela_1_Quantitativo_F.M11]+['file:///C:/Users/heraclitoalves/Downloads/Abril/Abril/2%20-%20MPM/Anexo-I-tabela-1-Quantitativo_Fisico_Pessoal_Servidores-DAP.ods'#$Quantitativo_Fisico_Pessoal.M8]+['file:///C:/Users/heraclitoalves/Downloads/Abril/Abril/3%20-%20MPDFT/anexo_i_-_tabela_1.ods'#$Quantitativo_Fisico_Pessoal_Ser.M10]+['file:///C:/Users/heraclitoalves/Downloads/Abril/Abril/4%20-%20MPT/Anexo_1_Tabela_1_Quantitativo_Servidores_2022_04_MPT.ods'#$Anexo_1_Tabela_1_Quantitativo_S.M12]+['file:///C:/Users/heraclitoalves/Downloads/Abril/Abril/5%20-%20ESMPU/AnexoIServidoresESMPUAbril2022.ods'#$Quantitativo_Fisico_Pessoal_Ser.M10]" office:value-type="float" office:value="1">
            <text:p>1</text:p>
          </table:table-cell>
          <table:table-cell table:style-name="ce4"/>
          <table:table-cell table:number-columns-repeated="1007"/>
        </table:table-row>
        <table:table-row table:style-name="ro9">
          <table:covered-table-cell table:number-columns-repeated="6"/>
          <table:table-cell table:style-name="ce8" office:value-type="string">
            <text:p>11</text:p>
          </table:table-cell>
          <table:table-cell table:style-name="ce14" table:formula="of:=['file:///C:/Users/heraclitoalves/Downloads/Abril/Abril/1%20-%20MPF/anexo_I_servidores_2022_ods.ods'#$Anexo_1_Tabela_1_Quantitativo_F.E12]+['file:///C:/Users/heraclitoalves/Downloads/Abril/Abril/2%20-%20MPM/Anexo-I-tabela-1-Quantitativo_Fisico_Pessoal_Servidores-DAP.ods'#$Quantitativo_Fisico_Pessoal.E9]+['file:///C:/Users/heraclitoalves/Downloads/Abril/Abril/3%20-%20MPDFT/anexo_i_-_tabela_1.ods'#$Quantitativo_Fisico_Pessoal_Ser.E11]+['file:///C:/Users/heraclitoalves/Downloads/Abril/Abril/4%20-%20MPT/Anexo_1_Tabela_1_Quantitativo_Servidores_2022_04_MPT.ods'#$Anexo_1_Tabela_1_Quantitativo_S.E13]+['file:///C:/Users/heraclitoalves/Downloads/Abril/Abril/5%20-%20ESMPU/AnexoIServidoresESMPUAbril2022.ods'#$Quantitativo_Fisico_Pessoal_Ser.E11]" office:value-type="float" office:value="143">
            <text:p>143</text:p>
          </table:table-cell>
          <table:table-cell table:style-name="ce14" table:formula="of:=['file:///C:/Users/heraclitoalves/Downloads/Abril/Abril/1%20-%20MPF/anexo_I_servidores_2022_ods.ods'#$Anexo_1_Tabela_1_Quantitativo_F.F12]+['file:///C:/Users/heraclitoalves/Downloads/Abril/Abril/2%20-%20MPM/Anexo-I-tabela-1-Quantitativo_Fisico_Pessoal_Servidores-DAP.ods'#$Quantitativo_Fisico_Pessoal.F9]+['file:///C:/Users/heraclitoalves/Downloads/Abril/Abril/3%20-%20MPDFT/anexo_i_-_tabela_1.ods'#$Quantitativo_Fisico_Pessoal_Ser.F11]+['file:///C:/Users/heraclitoalves/Downloads/Abril/Abril/4%20-%20MPT/Anexo_1_Tabela_1_Quantitativo_Servidores_2022_04_MPT.ods'#$Anexo_1_Tabela_1_Quantitativo_S.F13]+['file:///C:/Users/heraclitoalves/Downloads/Abril/Abril/5%20-%20ESMPU/AnexoIServidoresESMPUAbril2022.ods'#$Quantitativo_Fisico_Pessoal_Ser.F11]" office:value-type="float" office:value="0">
            <text:p>0</text:p>
          </table:table-cell>
          <table:table-cell table:style-name="ce18" table:formula="of:=[.H11]+[.I11]" office:value-type="float" office:value="143">
            <text:p>143</text:p>
          </table:table-cell>
          <table:covered-table-cell table:number-columns-repeated="2"/>
          <table:table-cell table:style-name="ce14" table:formula="of:=['file:///C:/Users/heraclitoalves/Downloads/Abril/Abril/1%20-%20MPF/anexo_I_servidores_2022_ods.ods'#$Anexo_1_Tabela_1_Quantitativo_F.J12]+['file:///C:/Users/heraclitoalves/Downloads/Abril/Abril/2%20-%20MPM/Anexo-I-tabela-1-Quantitativo_Fisico_Pessoal_Servidores-DAP.ods'#$Quantitativo_Fisico_Pessoal.J9]+['file:///C:/Users/heraclitoalves/Downloads/Abril/Abril/3%20-%20MPDFT/anexo_i_-_tabela_1.ods'#$Quantitativo_Fisico_Pessoal_Ser.J11]+['file:///C:/Users/heraclitoalves/Downloads/Abril/Abril/4%20-%20MPT/Anexo_1_Tabela_1_Quantitativo_Servidores_2022_04_MPT.ods'#$Anexo_1_Tabela_1_Quantitativo_S.J13]+['file:///C:/Users/heraclitoalves/Downloads/Abril/Abril/5%20-%20ESMPU/AnexoIServidoresESMPUAbril2022.ods'#$Quantitativo_Fisico_Pessoal_Ser.J11]" office:value-type="float" office:value="6">
            <text:p>6</text:p>
          </table:table-cell>
          <table:table-cell table:style-name="ce14" table:formula="of:=['file:///C:/Users/heraclitoalves/Downloads/Abril/Abril/1%20-%20MPF/anexo_I_servidores_2022_ods.ods'#$Anexo_1_Tabela_1_Quantitativo_F.K12]+['file:///C:/Users/heraclitoalves/Downloads/Abril/Abril/2%20-%20MPM/Anexo-I-tabela-1-Quantitativo_Fisico_Pessoal_Servidores-DAP.ods'#$Quantitativo_Fisico_Pessoal.K9]+['file:///C:/Users/heraclitoalves/Downloads/Abril/Abril/3%20-%20MPDFT/anexo_i_-_tabela_1.ods'#$Quantitativo_Fisico_Pessoal_Ser.K11]+['file:///C:/Users/heraclitoalves/Downloads/Abril/Abril/4%20-%20MPT/Anexo_1_Tabela_1_Quantitativo_Servidores_2022_04_MPT.ods'#$Anexo_1_Tabela_1_Quantitativo_S.K13]+['file:///C:/Users/heraclitoalves/Downloads/Abril/Abril/5%20-%20ESMPU/AnexoIServidoresESMPUAbril2022.ods'#$Quantitativo_Fisico_Pessoal_Ser.K11]" office:value-type="float" office:value="0">
            <text:p>0</text:p>
          </table:table-cell>
          <table:table-cell table:style-name="ce18" table:formula="of:=[.M11]+[.N11]" office:value-type="float" office:value="6">
            <text:p>6</text:p>
          </table:table-cell>
          <table:table-cell table:style-name="ce14" table:formula="of:=['file:///C:/Users/heraclitoalves/Downloads/Abril/Abril/1%20-%20MPF/anexo_I_servidores_2022_ods.ods'#$Anexo_1_Tabela_1_Quantitativo_F.M12]+['file:///C:/Users/heraclitoalves/Downloads/Abril/Abril/2%20-%20MPM/Anexo-I-tabela-1-Quantitativo_Fisico_Pessoal_Servidores-DAP.ods'#$Quantitativo_Fisico_Pessoal.M9]+['file:///C:/Users/heraclitoalves/Downloads/Abril/Abril/3%20-%20MPDFT/anexo_i_-_tabela_1.ods'#$Quantitativo_Fisico_Pessoal_Ser.M11]+['file:///C:/Users/heraclitoalves/Downloads/Abril/Abril/4%20-%20MPT/Anexo_1_Tabela_1_Quantitativo_Servidores_2022_04_MPT.ods'#$Anexo_1_Tabela_1_Quantitativo_S.M13]+['file:///C:/Users/heraclitoalves/Downloads/Abril/Abril/5%20-%20ESMPU/AnexoIServidoresESMPUAbril2022.ods'#$Quantitativo_Fisico_Pessoal_Ser.M11]" office:value-type="float" office:value="0">
            <text:p>0</text:p>
          </table:table-cell>
          <table:table-cell table:style-name="ce4"/>
          <table:table-cell table:number-columns-repeated="1007"/>
        </table:table-row>
        <table:table-row table:style-name="ro8">
          <table:covered-table-cell table:number-columns-repeated="6"/>
          <table:table-cell table:style-name="ce8" office:value-type="float" office:value="10">
            <text:p>10</text:p>
          </table:table-cell>
          <table:table-cell table:style-name="ce14" table:formula="of:=['file:///C:/Users/heraclitoalves/Downloads/Abril/Abril/1%20-%20MPF/anexo_I_servidores_2022_ods.ods'#$Anexo_1_Tabela_1_Quantitativo_F.E13]+['file:///C:/Users/heraclitoalves/Downloads/Abril/Abril/2%20-%20MPM/Anexo-I-tabela-1-Quantitativo_Fisico_Pessoal_Servidores-DAP.ods'#$Quantitativo_Fisico_Pessoal.E10]+['file:///C:/Users/heraclitoalves/Downloads/Abril/Abril/3%20-%20MPDFT/anexo_i_-_tabela_1.ods'#$Quantitativo_Fisico_Pessoal_Ser.E12]+['file:///C:/Users/heraclitoalves/Downloads/Abril/Abril/4%20-%20MPT/Anexo_1_Tabela_1_Quantitativo_Servidores_2022_04_MPT.ods'#$Anexo_1_Tabela_1_Quantitativo_S.E14]+['file:///C:/Users/heraclitoalves/Downloads/Abril/Abril/5%20-%20ESMPU/AnexoIServidoresESMPUAbril2022.ods'#$Quantitativo_Fisico_Pessoal_Ser.E12]" office:value-type="float" office:value="232">
            <text:p>232</text:p>
          </table:table-cell>
          <table:table-cell table:style-name="ce14" table:formula="of:=['file:///C:/Users/heraclitoalves/Downloads/Abril/Abril/1%20-%20MPF/anexo_I_servidores_2022_ods.ods'#$Anexo_1_Tabela_1_Quantitativo_F.F13]+['file:///C:/Users/heraclitoalves/Downloads/Abril/Abril/2%20-%20MPM/Anexo-I-tabela-1-Quantitativo_Fisico_Pessoal_Servidores-DAP.ods'#$Quantitativo_Fisico_Pessoal.F10]+['file:///C:/Users/heraclitoalves/Downloads/Abril/Abril/3%20-%20MPDFT/anexo_i_-_tabela_1.ods'#$Quantitativo_Fisico_Pessoal_Ser.F12]+['file:///C:/Users/heraclitoalves/Downloads/Abril/Abril/4%20-%20MPT/Anexo_1_Tabela_1_Quantitativo_Servidores_2022_04_MPT.ods'#$Anexo_1_Tabela_1_Quantitativo_S.F14]+['file:///C:/Users/heraclitoalves/Downloads/Abril/Abril/5%20-%20ESMPU/AnexoIServidoresESMPUAbril2022.ods'#$Quantitativo_Fisico_Pessoal_Ser.F12]" office:value-type="float" office:value="0">
            <text:p>0</text:p>
          </table:table-cell>
          <table:table-cell table:style-name="ce18" table:formula="of:=[.H12]+[.I12]" office:value-type="float" office:value="232">
            <text:p>232</text:p>
          </table:table-cell>
          <table:covered-table-cell table:number-columns-repeated="2"/>
          <table:table-cell table:style-name="ce14" table:formula="of:=['file:///C:/Users/heraclitoalves/Downloads/Abril/Abril/1%20-%20MPF/anexo_I_servidores_2022_ods.ods'#$Anexo_1_Tabela_1_Quantitativo_F.J13]+['file:///C:/Users/heraclitoalves/Downloads/Abril/Abril/2%20-%20MPM/Anexo-I-tabela-1-Quantitativo_Fisico_Pessoal_Servidores-DAP.ods'#$Quantitativo_Fisico_Pessoal.J10]+['file:///C:/Users/heraclitoalves/Downloads/Abril/Abril/3%20-%20MPDFT/anexo_i_-_tabela_1.ods'#$Quantitativo_Fisico_Pessoal_Ser.J12]+['file:///C:/Users/heraclitoalves/Downloads/Abril/Abril/4%20-%20MPT/Anexo_1_Tabela_1_Quantitativo_Servidores_2022_04_MPT.ods'#$Anexo_1_Tabela_1_Quantitativo_S.J14]+['file:///C:/Users/heraclitoalves/Downloads/Abril/Abril/5%20-%20ESMPU/AnexoIServidoresESMPUAbril2022.ods'#$Quantitativo_Fisico_Pessoal_Ser.J12]" office:value-type="float" office:value="0">
            <text:p>0</text:p>
          </table:table-cell>
          <table:table-cell table:style-name="ce14" table:formula="of:=['file:///C:/Users/heraclitoalves/Downloads/Abril/Abril/1%20-%20MPF/anexo_I_servidores_2022_ods.ods'#$Anexo_1_Tabela_1_Quantitativo_F.K13]+['file:///C:/Users/heraclitoalves/Downloads/Abril/Abril/2%20-%20MPM/Anexo-I-tabela-1-Quantitativo_Fisico_Pessoal_Servidores-DAP.ods'#$Quantitativo_Fisico_Pessoal.K10]+['file:///C:/Users/heraclitoalves/Downloads/Abril/Abril/3%20-%20MPDFT/anexo_i_-_tabela_1.ods'#$Quantitativo_Fisico_Pessoal_Ser.K12]+['file:///C:/Users/heraclitoalves/Downloads/Abril/Abril/4%20-%20MPT/Anexo_1_Tabela_1_Quantitativo_Servidores_2022_04_MPT.ods'#$Anexo_1_Tabela_1_Quantitativo_S.K14]+['file:///C:/Users/heraclitoalves/Downloads/Abril/Abril/5%20-%20ESMPU/AnexoIServidoresESMPUAbril2022.ods'#$Quantitativo_Fisico_Pessoal_Ser.K12]" office:value-type="float" office:value="1">
            <text:p>1</text:p>
          </table:table-cell>
          <table:table-cell table:style-name="ce18" table:formula="of:=[.M12]+[.N12]" office:value-type="float" office:value="1">
            <text:p>1</text:p>
          </table:table-cell>
          <table:table-cell table:style-name="ce14" table:formula="of:=['file:///C:/Users/heraclitoalves/Downloads/Abril/Abril/1%20-%20MPF/anexo_I_servidores_2022_ods.ods'#$Anexo_1_Tabela_1_Quantitativo_F.M13]+['file:///C:/Users/heraclitoalves/Downloads/Abril/Abril/2%20-%20MPM/Anexo-I-tabela-1-Quantitativo_Fisico_Pessoal_Servidores-DAP.ods'#$Quantitativo_Fisico_Pessoal.M10]+['file:///C:/Users/heraclitoalves/Downloads/Abril/Abril/3%20-%20MPDFT/anexo_i_-_tabela_1.ods'#$Quantitativo_Fisico_Pessoal_Ser.M12]+['file:///C:/Users/heraclitoalves/Downloads/Abril/Abril/4%20-%20MPT/Anexo_1_Tabela_1_Quantitativo_Servidores_2022_04_MPT.ods'#$Anexo_1_Tabela_1_Quantitativo_S.M14]+['file:///C:/Users/heraclitoalves/Downloads/Abril/Abril/5%20-%20ESMPU/AnexoIServidoresESMPUAbril2022.ods'#$Quantitativo_Fisico_Pessoal_Ser.M12]" office:value-type="float" office:value="1">
            <text:p>1</text:p>
          </table:table-cell>
          <table:table-cell table:style-name="ce4"/>
          <table:table-cell table:number-columns-repeated="1007"/>
        </table:table-row>
        <table:table-row table:style-name="ro8">
          <table:covered-table-cell table:number-columns-repeated="6"/>
          <table:table-cell table:style-name="ce8" office:value-type="string">
            <text:p>9</text:p>
          </table:table-cell>
          <table:table-cell table:style-name="ce14" table:formula="of:=['file:///C:/Users/heraclitoalves/Downloads/Abril/Abril/1%20-%20MPF/anexo_I_servidores_2022_ods.ods'#$Anexo_1_Tabela_1_Quantitativo_F.E14]+['file:///C:/Users/heraclitoalves/Downloads/Abril/Abril/2%20-%20MPM/Anexo-I-tabela-1-Quantitativo_Fisico_Pessoal_Servidores-DAP.ods'#$Quantitativo_Fisico_Pessoal.E11]+['file:///C:/Users/heraclitoalves/Downloads/Abril/Abril/3%20-%20MPDFT/anexo_i_-_tabela_1.ods'#$Quantitativo_Fisico_Pessoal_Ser.E13]+['file:///C:/Users/heraclitoalves/Downloads/Abril/Abril/4%20-%20MPT/Anexo_1_Tabela_1_Quantitativo_Servidores_2022_04_MPT.ods'#$Anexo_1_Tabela_1_Quantitativo_S.E15]+['file:///C:/Users/heraclitoalves/Downloads/Abril/Abril/5%20-%20ESMPU/AnexoIServidoresESMPUAbril2022.ods'#$Quantitativo_Fisico_Pessoal_Ser.E13]" office:value-type="float" office:value="598">
            <text:p>598</text:p>
          </table:table-cell>
          <table:table-cell table:style-name="ce14" table:formula="of:=['file:///C:/Users/heraclitoalves/Downloads/Abril/Abril/1%20-%20MPF/anexo_I_servidores_2022_ods.ods'#$Anexo_1_Tabela_1_Quantitativo_F.F14]+['file:///C:/Users/heraclitoalves/Downloads/Abril/Abril/2%20-%20MPM/Anexo-I-tabela-1-Quantitativo_Fisico_Pessoal_Servidores-DAP.ods'#$Quantitativo_Fisico_Pessoal.F11]+['file:///C:/Users/heraclitoalves/Downloads/Abril/Abril/3%20-%20MPDFT/anexo_i_-_tabela_1.ods'#$Quantitativo_Fisico_Pessoal_Ser.F13]+['file:///C:/Users/heraclitoalves/Downloads/Abril/Abril/4%20-%20MPT/Anexo_1_Tabela_1_Quantitativo_Servidores_2022_04_MPT.ods'#$Anexo_1_Tabela_1_Quantitativo_S.F15]+['file:///C:/Users/heraclitoalves/Downloads/Abril/Abril/5%20-%20ESMPU/AnexoIServidoresESMPUAbril2022.ods'#$Quantitativo_Fisico_Pessoal_Ser.F13]" office:value-type="float" office:value="0">
            <text:p>0</text:p>
          </table:table-cell>
          <table:table-cell table:style-name="ce18" table:formula="of:=[.H13]+[.I13]" office:value-type="float" office:value="598">
            <text:p>598</text:p>
          </table:table-cell>
          <table:covered-table-cell table:number-columns-repeated="2"/>
          <table:table-cell table:style-name="ce14" table:formula="of:=['file:///C:/Users/heraclitoalves/Downloads/Abril/Abril/1%20-%20MPF/anexo_I_servidores_2022_ods.ods'#$Anexo_1_Tabela_1_Quantitativo_F.J14]+['file:///C:/Users/heraclitoalves/Downloads/Abril/Abril/2%20-%20MPM/Anexo-I-tabela-1-Quantitativo_Fisico_Pessoal_Servidores-DAP.ods'#$Quantitativo_Fisico_Pessoal.J11]+['file:///C:/Users/heraclitoalves/Downloads/Abril/Abril/3%20-%20MPDFT/anexo_i_-_tabela_1.ods'#$Quantitativo_Fisico_Pessoal_Ser.J13]+['file:///C:/Users/heraclitoalves/Downloads/Abril/Abril/4%20-%20MPT/Anexo_1_Tabela_1_Quantitativo_Servidores_2022_04_MPT.ods'#$Anexo_1_Tabela_1_Quantitativo_S.J15]+['file:///C:/Users/heraclitoalves/Downloads/Abril/Abril/5%20-%20ESMPU/AnexoIServidoresESMPUAbril2022.ods'#$Quantitativo_Fisico_Pessoal_Ser.J13]" office:value-type="float" office:value="1">
            <text:p>1</text:p>
          </table:table-cell>
          <table:table-cell table:style-name="ce14" table:formula="of:=['file:///C:/Users/heraclitoalves/Downloads/Abril/Abril/1%20-%20MPF/anexo_I_servidores_2022_ods.ods'#$Anexo_1_Tabela_1_Quantitativo_F.K14]+['file:///C:/Users/heraclitoalves/Downloads/Abril/Abril/2%20-%20MPM/Anexo-I-tabela-1-Quantitativo_Fisico_Pessoal_Servidores-DAP.ods'#$Quantitativo_Fisico_Pessoal.K11]+['file:///C:/Users/heraclitoalves/Downloads/Abril/Abril/3%20-%20MPDFT/anexo_i_-_tabela_1.ods'#$Quantitativo_Fisico_Pessoal_Ser.K13]+['file:///C:/Users/heraclitoalves/Downloads/Abril/Abril/4%20-%20MPT/Anexo_1_Tabela_1_Quantitativo_Servidores_2022_04_MPT.ods'#$Anexo_1_Tabela_1_Quantitativo_S.K15]+['file:///C:/Users/heraclitoalves/Downloads/Abril/Abril/5%20-%20ESMPU/AnexoIServidoresESMPUAbril2022.ods'#$Quantitativo_Fisico_Pessoal_Ser.K13]" office:value-type="float" office:value="1">
            <text:p>1</text:p>
          </table:table-cell>
          <table:table-cell table:style-name="ce18" table:formula="of:=[.M13]+[.N13]" office:value-type="float" office:value="2">
            <text:p>2</text:p>
          </table:table-cell>
          <table:table-cell table:style-name="ce14" table:formula="of:=['file:///C:/Users/heraclitoalves/Downloads/Abril/Abril/1%20-%20MPF/anexo_I_servidores_2022_ods.ods'#$Anexo_1_Tabela_1_Quantitativo_F.M14]+['file:///C:/Users/heraclitoalves/Downloads/Abril/Abril/2%20-%20MPM/Anexo-I-tabela-1-Quantitativo_Fisico_Pessoal_Servidores-DAP.ods'#$Quantitativo_Fisico_Pessoal.M11]+['file:///C:/Users/heraclitoalves/Downloads/Abril/Abril/3%20-%20MPDFT/anexo_i_-_tabela_1.ods'#$Quantitativo_Fisico_Pessoal_Ser.M13]+['file:///C:/Users/heraclitoalves/Downloads/Abril/Abril/4%20-%20MPT/Anexo_1_Tabela_1_Quantitativo_Servidores_2022_04_MPT.ods'#$Anexo_1_Tabela_1_Quantitativo_S.M15]+['file:///C:/Users/heraclitoalves/Downloads/Abril/Abril/5%20-%20ESMPU/AnexoIServidoresESMPUAbril2022.ods'#$Quantitativo_Fisico_Pessoal_Ser.M13]" office:value-type="float" office:value="1">
            <text:p>1</text:p>
          </table:table-cell>
          <table:table-cell table:style-name="ce4"/>
          <table:table-cell table:number-columns-repeated="1007"/>
        </table:table-row>
        <table:table-row table:style-name="ro8">
          <table:covered-table-cell table:number-columns-repeated="4"/>
          <table:table-cell table:style-name="ce8" office:value-type="string" table:number-columns-spanned="2" table:number-rows-spanned="5">
            <text:p>B</text:p>
          </table:table-cell>
          <table:covered-table-cell/>
          <table:table-cell table:style-name="ce8" office:value-type="string">
            <text:p>8</text:p>
          </table:table-cell>
          <table:table-cell table:style-name="ce14" table:formula="of:=['file:///C:/Users/heraclitoalves/Downloads/Abril/Abril/1%20-%20MPF/anexo_I_servidores_2022_ods.ods'#$Anexo_1_Tabela_1_Quantitativo_F.E15]+['file:///C:/Users/heraclitoalves/Downloads/Abril/Abril/2%20-%20MPM/Anexo-I-tabela-1-Quantitativo_Fisico_Pessoal_Servidores-DAP.ods'#$Quantitativo_Fisico_Pessoal.E12]+['file:///C:/Users/heraclitoalves/Downloads/Abril/Abril/3%20-%20MPDFT/anexo_i_-_tabela_1.ods'#$Quantitativo_Fisico_Pessoal_Ser.E14]+['file:///C:/Users/heraclitoalves/Downloads/Abril/Abril/4%20-%20MPT/Anexo_1_Tabela_1_Quantitativo_Servidores_2022_04_MPT.ods'#$Anexo_1_Tabela_1_Quantitativo_S.E16]+['file:///C:/Users/heraclitoalves/Downloads/Abril/Abril/5%20-%20ESMPU/AnexoIServidoresESMPUAbril2022.ods'#$Quantitativo_Fisico_Pessoal_Ser.E14]" office:value-type="float" office:value="345">
            <text:p>345</text:p>
          </table:table-cell>
          <table:table-cell table:style-name="ce14" table:formula="of:=['file:///C:/Users/heraclitoalves/Downloads/Abril/Abril/1%20-%20MPF/anexo_I_servidores_2022_ods.ods'#$Anexo_1_Tabela_1_Quantitativo_F.F15]+['file:///C:/Users/heraclitoalves/Downloads/Abril/Abril/2%20-%20MPM/Anexo-I-tabela-1-Quantitativo_Fisico_Pessoal_Servidores-DAP.ods'#$Quantitativo_Fisico_Pessoal.F12]+['file:///C:/Users/heraclitoalves/Downloads/Abril/Abril/3%20-%20MPDFT/anexo_i_-_tabela_1.ods'#$Quantitativo_Fisico_Pessoal_Ser.F14]+['file:///C:/Users/heraclitoalves/Downloads/Abril/Abril/4%20-%20MPT/Anexo_1_Tabela_1_Quantitativo_Servidores_2022_04_MPT.ods'#$Anexo_1_Tabela_1_Quantitativo_S.F16]+['file:///C:/Users/heraclitoalves/Downloads/Abril/Abril/5%20-%20ESMPU/AnexoIServidoresESMPUAbril2022.ods'#$Quantitativo_Fisico_Pessoal_Ser.F14]" office:value-type="float" office:value="0">
            <text:p>0</text:p>
          </table:table-cell>
          <table:table-cell table:style-name="ce18" table:formula="of:=[.H14]+[.I14]" office:value-type="float" office:value="345">
            <text:p>345</text:p>
          </table:table-cell>
          <table:covered-table-cell table:number-columns-repeated="2"/>
          <table:table-cell table:style-name="ce14" table:formula="of:=['file:///C:/Users/heraclitoalves/Downloads/Abril/Abril/1%20-%20MPF/anexo_I_servidores_2022_ods.ods'#$Anexo_1_Tabela_1_Quantitativo_F.J15]+['file:///C:/Users/heraclitoalves/Downloads/Abril/Abril/2%20-%20MPM/Anexo-I-tabela-1-Quantitativo_Fisico_Pessoal_Servidores-DAP.ods'#$Quantitativo_Fisico_Pessoal.J12]+['file:///C:/Users/heraclitoalves/Downloads/Abril/Abril/3%20-%20MPDFT/anexo_i_-_tabela_1.ods'#$Quantitativo_Fisico_Pessoal_Ser.J14]+['file:///C:/Users/heraclitoalves/Downloads/Abril/Abril/4%20-%20MPT/Anexo_1_Tabela_1_Quantitativo_Servidores_2022_04_MPT.ods'#$Anexo_1_Tabela_1_Quantitativo_S.J16]+['file:///C:/Users/heraclitoalves/Downloads/Abril/Abril/5%20-%20ESMPU/AnexoIServidoresESMPUAbril2022.ods'#$Quantitativo_Fisico_Pessoal_Ser.J14]" office:value-type="float" office:value="0">
            <text:p>0</text:p>
          </table:table-cell>
          <table:table-cell table:style-name="ce14" table:formula="of:=['file:///C:/Users/heraclitoalves/Downloads/Abril/Abril/1%20-%20MPF/anexo_I_servidores_2022_ods.ods'#$Anexo_1_Tabela_1_Quantitativo_F.K15]+['file:///C:/Users/heraclitoalves/Downloads/Abril/Abril/2%20-%20MPM/Anexo-I-tabela-1-Quantitativo_Fisico_Pessoal_Servidores-DAP.ods'#$Quantitativo_Fisico_Pessoal.K12]+['file:///C:/Users/heraclitoalves/Downloads/Abril/Abril/3%20-%20MPDFT/anexo_i_-_tabela_1.ods'#$Quantitativo_Fisico_Pessoal_Ser.K14]+['file:///C:/Users/heraclitoalves/Downloads/Abril/Abril/4%20-%20MPT/Anexo_1_Tabela_1_Quantitativo_Servidores_2022_04_MPT.ods'#$Anexo_1_Tabela_1_Quantitativo_S.K16]+['file:///C:/Users/heraclitoalves/Downloads/Abril/Abril/5%20-%20ESMPU/AnexoIServidoresESMPUAbril2022.ods'#$Quantitativo_Fisico_Pessoal_Ser.K14]" office:value-type="float" office:value="3">
            <text:p>3</text:p>
          </table:table-cell>
          <table:table-cell table:style-name="ce18" table:formula="of:=[.M14]+[.N14]" office:value-type="float" office:value="3">
            <text:p>3</text:p>
          </table:table-cell>
          <table:table-cell table:style-name="ce14" table:formula="of:=['file:///C:/Users/heraclitoalves/Downloads/Abril/Abril/1%20-%20MPF/anexo_I_servidores_2022_ods.ods'#$Anexo_1_Tabela_1_Quantitativo_F.M15]+['file:///C:/Users/heraclitoalves/Downloads/Abril/Abril/2%20-%20MPM/Anexo-I-tabela-1-Quantitativo_Fisico_Pessoal_Servidores-DAP.ods'#$Quantitativo_Fisico_Pessoal.M12]+['file:///C:/Users/heraclitoalves/Downloads/Abril/Abril/3%20-%20MPDFT/anexo_i_-_tabela_1.ods'#$Quantitativo_Fisico_Pessoal_Ser.M14]+['file:///C:/Users/heraclitoalves/Downloads/Abril/Abril/4%20-%20MPT/Anexo_1_Tabela_1_Quantitativo_Servidores_2022_04_MPT.ods'#$Anexo_1_Tabela_1_Quantitativo_S.M16]+['file:///C:/Users/heraclitoalves/Downloads/Abril/Abril/5%20-%20ESMPU/AnexoIServidoresESMPUAbril2022.ods'#$Quantitativo_Fisico_Pessoal_Ser.M14]" office:value-type="float" office:value="4">
            <text:p>4</text:p>
          </table:table-cell>
          <table:table-cell table:style-name="ce4"/>
          <table:table-cell table:number-columns-repeated="1007"/>
        </table:table-row>
        <table:table-row table:style-name="ro8">
          <table:covered-table-cell table:number-columns-repeated="6"/>
          <table:table-cell table:style-name="ce8" office:value-type="string">
            <text:p>7</text:p>
          </table:table-cell>
          <table:table-cell table:style-name="ce14" table:formula="of:=['file:///C:/Users/heraclitoalves/Downloads/Abril/Abril/1%20-%20MPF/anexo_I_servidores_2022_ods.ods'#$Anexo_1_Tabela_1_Quantitativo_F.E16]+['file:///C:/Users/heraclitoalves/Downloads/Abril/Abril/2%20-%20MPM/Anexo-I-tabela-1-Quantitativo_Fisico_Pessoal_Servidores-DAP.ods'#$Quantitativo_Fisico_Pessoal.E13]+['file:///C:/Users/heraclitoalves/Downloads/Abril/Abril/3%20-%20MPDFT/anexo_i_-_tabela_1.ods'#$Quantitativo_Fisico_Pessoal_Ser.E15]+['file:///C:/Users/heraclitoalves/Downloads/Abril/Abril/4%20-%20MPT/Anexo_1_Tabela_1_Quantitativo_Servidores_2022_04_MPT.ods'#$Anexo_1_Tabela_1_Quantitativo_S.E17]+['file:///C:/Users/heraclitoalves/Downloads/Abril/Abril/5%20-%20ESMPU/AnexoIServidoresESMPUAbril2022.ods'#$Quantitativo_Fisico_Pessoal_Ser.E15]" office:value-type="float" office:value="471">
            <text:p>471</text:p>
          </table:table-cell>
          <table:table-cell table:style-name="ce14" table:formula="of:=['file:///C:/Users/heraclitoalves/Downloads/Abril/Abril/1%20-%20MPF/anexo_I_servidores_2022_ods.ods'#$Anexo_1_Tabela_1_Quantitativo_F.F16]+['file:///C:/Users/heraclitoalves/Downloads/Abril/Abril/2%20-%20MPM/Anexo-I-tabela-1-Quantitativo_Fisico_Pessoal_Servidores-DAP.ods'#$Quantitativo_Fisico_Pessoal.F13]+['file:///C:/Users/heraclitoalves/Downloads/Abril/Abril/3%20-%20MPDFT/anexo_i_-_tabela_1.ods'#$Quantitativo_Fisico_Pessoal_Ser.F15]+['file:///C:/Users/heraclitoalves/Downloads/Abril/Abril/4%20-%20MPT/Anexo_1_Tabela_1_Quantitativo_Servidores_2022_04_MPT.ods'#$Anexo_1_Tabela_1_Quantitativo_S.F17]+['file:///C:/Users/heraclitoalves/Downloads/Abril/Abril/5%20-%20ESMPU/AnexoIServidoresESMPUAbril2022.ods'#$Quantitativo_Fisico_Pessoal_Ser.F15]" office:value-type="float" office:value="0">
            <text:p>0</text:p>
          </table:table-cell>
          <table:table-cell table:style-name="ce18" table:formula="of:=[.H15]+[.I15]" office:value-type="float" office:value="471">
            <text:p>471</text:p>
          </table:table-cell>
          <table:covered-table-cell table:number-columns-repeated="2"/>
          <table:table-cell table:style-name="ce14" table:formula="of:=['file:///C:/Users/heraclitoalves/Downloads/Abril/Abril/1%20-%20MPF/anexo_I_servidores_2022_ods.ods'#$Anexo_1_Tabela_1_Quantitativo_F.J16]+['file:///C:/Users/heraclitoalves/Downloads/Abril/Abril/2%20-%20MPM/Anexo-I-tabela-1-Quantitativo_Fisico_Pessoal_Servidores-DAP.ods'#$Quantitativo_Fisico_Pessoal.J13]+['file:///C:/Users/heraclitoalves/Downloads/Abril/Abril/3%20-%20MPDFT/anexo_i_-_tabela_1.ods'#$Quantitativo_Fisico_Pessoal_Ser.J15]+['file:///C:/Users/heraclitoalves/Downloads/Abril/Abril/4%20-%20MPT/Anexo_1_Tabela_1_Quantitativo_Servidores_2022_04_MPT.ods'#$Anexo_1_Tabela_1_Quantitativo_S.J17]+['file:///C:/Users/heraclitoalves/Downloads/Abril/Abril/5%20-%20ESMPU/AnexoIServidoresESMPUAbril2022.ods'#$Quantitativo_Fisico_Pessoal_Ser.J15]" office:value-type="float" office:value="5">
            <text:p>5</text:p>
          </table:table-cell>
          <table:table-cell table:style-name="ce14" table:formula="of:=['file:///C:/Users/heraclitoalves/Downloads/Abril/Abril/1%20-%20MPF/anexo_I_servidores_2022_ods.ods'#$Anexo_1_Tabela_1_Quantitativo_F.K16]+['file:///C:/Users/heraclitoalves/Downloads/Abril/Abril/2%20-%20MPM/Anexo-I-tabela-1-Quantitativo_Fisico_Pessoal_Servidores-DAP.ods'#$Quantitativo_Fisico_Pessoal.K13]+['file:///C:/Users/heraclitoalves/Downloads/Abril/Abril/3%20-%20MPDFT/anexo_i_-_tabela_1.ods'#$Quantitativo_Fisico_Pessoal_Ser.K15]+['file:///C:/Users/heraclitoalves/Downloads/Abril/Abril/4%20-%20MPT/Anexo_1_Tabela_1_Quantitativo_Servidores_2022_04_MPT.ods'#$Anexo_1_Tabela_1_Quantitativo_S.K17]+['file:///C:/Users/heraclitoalves/Downloads/Abril/Abril/5%20-%20ESMPU/AnexoIServidoresESMPUAbril2022.ods'#$Quantitativo_Fisico_Pessoal_Ser.K15]" office:value-type="float" office:value="1">
            <text:p>1</text:p>
          </table:table-cell>
          <table:table-cell table:style-name="ce18" table:formula="of:=[.M15]+[.N15]" office:value-type="float" office:value="6">
            <text:p>6</text:p>
          </table:table-cell>
          <table:table-cell table:style-name="ce14" table:formula="of:=['file:///C:/Users/heraclitoalves/Downloads/Abril/Abril/1%20-%20MPF/anexo_I_servidores_2022_ods.ods'#$Anexo_1_Tabela_1_Quantitativo_F.M16]+['file:///C:/Users/heraclitoalves/Downloads/Abril/Abril/2%20-%20MPM/Anexo-I-tabela-1-Quantitativo_Fisico_Pessoal_Servidores-DAP.ods'#$Quantitativo_Fisico_Pessoal.M13]+['file:///C:/Users/heraclitoalves/Downloads/Abril/Abril/3%20-%20MPDFT/anexo_i_-_tabela_1.ods'#$Quantitativo_Fisico_Pessoal_Ser.M15]+['file:///C:/Users/heraclitoalves/Downloads/Abril/Abril/4%20-%20MPT/Anexo_1_Tabela_1_Quantitativo_Servidores_2022_04_MPT.ods'#$Anexo_1_Tabela_1_Quantitativo_S.M17]+['file:///C:/Users/heraclitoalves/Downloads/Abril/Abril/5%20-%20ESMPU/AnexoIServidoresESMPUAbril2022.ods'#$Quantitativo_Fisico_Pessoal_Ser.M15]" office:value-type="float" office:value="2">
            <text:p>2</text:p>
          </table:table-cell>
          <table:table-cell table:style-name="ce4"/>
          <table:table-cell table:number-columns-repeated="1007"/>
        </table:table-row>
        <table:table-row table:style-name="ro9">
          <table:covered-table-cell table:number-columns-repeated="6"/>
          <table:table-cell table:style-name="ce8" office:value-type="string">
            <text:p>6</text:p>
          </table:table-cell>
          <table:table-cell table:style-name="ce14" table:formula="of:=['file:///C:/Users/heraclitoalves/Downloads/Abril/Abril/1%20-%20MPF/anexo_I_servidores_2022_ods.ods'#$Anexo_1_Tabela_1_Quantitativo_F.E17]+['file:///C:/Users/heraclitoalves/Downloads/Abril/Abril/2%20-%20MPM/Anexo-I-tabela-1-Quantitativo_Fisico_Pessoal_Servidores-DAP.ods'#$Quantitativo_Fisico_Pessoal.E14]+['file:///C:/Users/heraclitoalves/Downloads/Abril/Abril/3%20-%20MPDFT/anexo_i_-_tabela_1.ods'#$Quantitativo_Fisico_Pessoal_Ser.E16]+['file:///C:/Users/heraclitoalves/Downloads/Abril/Abril/4%20-%20MPT/Anexo_1_Tabela_1_Quantitativo_Servidores_2022_04_MPT.ods'#$Anexo_1_Tabela_1_Quantitativo_S.E18]+['file:///C:/Users/heraclitoalves/Downloads/Abril/Abril/5%20-%20ESMPU/AnexoIServidoresESMPUAbril2022.ods'#$Quantitativo_Fisico_Pessoal_Ser.E16]" office:value-type="float" office:value="126">
            <text:p>126</text:p>
          </table:table-cell>
          <table:table-cell table:style-name="ce14" table:formula="of:=['file:///C:/Users/heraclitoalves/Downloads/Abril/Abril/1%20-%20MPF/anexo_I_servidores_2022_ods.ods'#$Anexo_1_Tabela_1_Quantitativo_F.F17]+['file:///C:/Users/heraclitoalves/Downloads/Abril/Abril/2%20-%20MPM/Anexo-I-tabela-1-Quantitativo_Fisico_Pessoal_Servidores-DAP.ods'#$Quantitativo_Fisico_Pessoal.F14]+['file:///C:/Users/heraclitoalves/Downloads/Abril/Abril/3%20-%20MPDFT/anexo_i_-_tabela_1.ods'#$Quantitativo_Fisico_Pessoal_Ser.F16]+['file:///C:/Users/heraclitoalves/Downloads/Abril/Abril/4%20-%20MPT/Anexo_1_Tabela_1_Quantitativo_Servidores_2022_04_MPT.ods'#$Anexo_1_Tabela_1_Quantitativo_S.F18]+['file:///C:/Users/heraclitoalves/Downloads/Abril/Abril/5%20-%20ESMPU/AnexoIServidoresESMPUAbril2022.ods'#$Quantitativo_Fisico_Pessoal_Ser.F16]" office:value-type="float" office:value="2">
            <text:p>2</text:p>
          </table:table-cell>
          <table:table-cell table:style-name="ce18" table:formula="of:=[.H16]+[.I16]" office:value-type="float" office:value="128">
            <text:p>128</text:p>
          </table:table-cell>
          <table:covered-table-cell table:number-columns-repeated="2"/>
          <table:table-cell table:style-name="ce14" table:formula="of:=['file:///C:/Users/heraclitoalves/Downloads/Abril/Abril/1%20-%20MPF/anexo_I_servidores_2022_ods.ods'#$Anexo_1_Tabela_1_Quantitativo_F.J17]+['file:///C:/Users/heraclitoalves/Downloads/Abril/Abril/2%20-%20MPM/Anexo-I-tabela-1-Quantitativo_Fisico_Pessoal_Servidores-DAP.ods'#$Quantitativo_Fisico_Pessoal.J14]+['file:///C:/Users/heraclitoalves/Downloads/Abril/Abril/3%20-%20MPDFT/anexo_i_-_tabela_1.ods'#$Quantitativo_Fisico_Pessoal_Ser.J16]+['file:///C:/Users/heraclitoalves/Downloads/Abril/Abril/4%20-%20MPT/Anexo_1_Tabela_1_Quantitativo_Servidores_2022_04_MPT.ods'#$Anexo_1_Tabela_1_Quantitativo_S.J18]+['file:///C:/Users/heraclitoalves/Downloads/Abril/Abril/5%20-%20ESMPU/AnexoIServidoresESMPUAbril2022.ods'#$Quantitativo_Fisico_Pessoal_Ser.J16]" office:value-type="float" office:value="1">
            <text:p>1</text:p>
          </table:table-cell>
          <table:table-cell table:style-name="ce14" table:formula="of:=['file:///C:/Users/heraclitoalves/Downloads/Abril/Abril/1%20-%20MPF/anexo_I_servidores_2022_ods.ods'#$Anexo_1_Tabela_1_Quantitativo_F.K17]+['file:///C:/Users/heraclitoalves/Downloads/Abril/Abril/2%20-%20MPM/Anexo-I-tabela-1-Quantitativo_Fisico_Pessoal_Servidores-DAP.ods'#$Quantitativo_Fisico_Pessoal.K14]+['file:///C:/Users/heraclitoalves/Downloads/Abril/Abril/3%20-%20MPDFT/anexo_i_-_tabela_1.ods'#$Quantitativo_Fisico_Pessoal_Ser.K16]+['file:///C:/Users/heraclitoalves/Downloads/Abril/Abril/4%20-%20MPT/Anexo_1_Tabela_1_Quantitativo_Servidores_2022_04_MPT.ods'#$Anexo_1_Tabela_1_Quantitativo_S.K18]+['file:///C:/Users/heraclitoalves/Downloads/Abril/Abril/5%20-%20ESMPU/AnexoIServidoresESMPUAbril2022.ods'#$Quantitativo_Fisico_Pessoal_Ser.K16]" office:value-type="float" office:value="0">
            <text:p>0</text:p>
          </table:table-cell>
          <table:table-cell table:style-name="ce18" table:formula="of:=[.M16]+[.N16]" office:value-type="float" office:value="1">
            <text:p>1</text:p>
          </table:table-cell>
          <table:table-cell table:style-name="ce14" table:formula="of:=['file:///C:/Users/heraclitoalves/Downloads/Abril/Abril/1%20-%20MPF/anexo_I_servidores_2022_ods.ods'#$Anexo_1_Tabela_1_Quantitativo_F.M17]+['file:///C:/Users/heraclitoalves/Downloads/Abril/Abril/2%20-%20MPM/Anexo-I-tabela-1-Quantitativo_Fisico_Pessoal_Servidores-DAP.ods'#$Quantitativo_Fisico_Pessoal.M14]+['file:///C:/Users/heraclitoalves/Downloads/Abril/Abril/3%20-%20MPDFT/anexo_i_-_tabela_1.ods'#$Quantitativo_Fisico_Pessoal_Ser.M16]+['file:///C:/Users/heraclitoalves/Downloads/Abril/Abril/4%20-%20MPT/Anexo_1_Tabela_1_Quantitativo_Servidores_2022_04_MPT.ods'#$Anexo_1_Tabela_1_Quantitativo_S.M18]+['file:///C:/Users/heraclitoalves/Downloads/Abril/Abril/5%20-%20ESMPU/AnexoIServidoresESMPUAbril2022.ods'#$Quantitativo_Fisico_Pessoal_Ser.M16]" office:value-type="float" office:value="0">
            <text:p>0</text:p>
          </table:table-cell>
          <table:table-cell table:style-name="ce4"/>
          <table:table-cell table:number-columns-repeated="1007"/>
        </table:table-row>
        <table:table-row table:style-name="ro8">
          <table:covered-table-cell table:number-columns-repeated="6"/>
          <table:table-cell table:style-name="ce8" office:value-type="string">
            <text:p>5</text:p>
          </table:table-cell>
          <table:table-cell table:style-name="ce14" table:formula="of:=['file:///C:/Users/heraclitoalves/Downloads/Abril/Abril/1%20-%20MPF/anexo_I_servidores_2022_ods.ods'#$Anexo_1_Tabela_1_Quantitativo_F.E18]+['file:///C:/Users/heraclitoalves/Downloads/Abril/Abril/2%20-%20MPM/Anexo-I-tabela-1-Quantitativo_Fisico_Pessoal_Servidores-DAP.ods'#$Quantitativo_Fisico_Pessoal.E15]+['file:///C:/Users/heraclitoalves/Downloads/Abril/Abril/3%20-%20MPDFT/anexo_i_-_tabela_1.ods'#$Quantitativo_Fisico_Pessoal_Ser.E17]+['file:///C:/Users/heraclitoalves/Downloads/Abril/Abril/4%20-%20MPT/Anexo_1_Tabela_1_Quantitativo_Servidores_2022_04_MPT.ods'#$Anexo_1_Tabela_1_Quantitativo_S.E19]+['file:///C:/Users/heraclitoalves/Downloads/Abril/Abril/5%20-%20ESMPU/AnexoIServidoresESMPUAbril2022.ods'#$Quantitativo_Fisico_Pessoal_Ser.E17]" office:value-type="float" office:value="229">
            <text:p>229</text:p>
          </table:table-cell>
          <table:table-cell table:style-name="ce14" table:formula="of:=['file:///C:/Users/heraclitoalves/Downloads/Abril/Abril/1%20-%20MPF/anexo_I_servidores_2022_ods.ods'#$Anexo_1_Tabela_1_Quantitativo_F.F18]+['file:///C:/Users/heraclitoalves/Downloads/Abril/Abril/2%20-%20MPM/Anexo-I-tabela-1-Quantitativo_Fisico_Pessoal_Servidores-DAP.ods'#$Quantitativo_Fisico_Pessoal.F15]+['file:///C:/Users/heraclitoalves/Downloads/Abril/Abril/3%20-%20MPDFT/anexo_i_-_tabela_1.ods'#$Quantitativo_Fisico_Pessoal_Ser.F17]+['file:///C:/Users/heraclitoalves/Downloads/Abril/Abril/4%20-%20MPT/Anexo_1_Tabela_1_Quantitativo_Servidores_2022_04_MPT.ods'#$Anexo_1_Tabela_1_Quantitativo_S.F19]+['file:///C:/Users/heraclitoalves/Downloads/Abril/Abril/5%20-%20ESMPU/AnexoIServidoresESMPUAbril2022.ods'#$Quantitativo_Fisico_Pessoal_Ser.F17]" office:value-type="float" office:value="11">
            <text:p>11</text:p>
          </table:table-cell>
          <table:table-cell table:style-name="ce18" table:formula="of:=[.H17]+[.I17]" office:value-type="float" office:value="240">
            <text:p>240</text:p>
          </table:table-cell>
          <table:covered-table-cell table:number-columns-repeated="2"/>
          <table:table-cell table:style-name="ce14" table:formula="of:=['file:///C:/Users/heraclitoalves/Downloads/Abril/Abril/1%20-%20MPF/anexo_I_servidores_2022_ods.ods'#$Anexo_1_Tabela_1_Quantitativo_F.J18]+['file:///C:/Users/heraclitoalves/Downloads/Abril/Abril/2%20-%20MPM/Anexo-I-tabela-1-Quantitativo_Fisico_Pessoal_Servidores-DAP.ods'#$Quantitativo_Fisico_Pessoal.J15]+['file:///C:/Users/heraclitoalves/Downloads/Abril/Abril/3%20-%20MPDFT/anexo_i_-_tabela_1.ods'#$Quantitativo_Fisico_Pessoal_Ser.J17]+['file:///C:/Users/heraclitoalves/Downloads/Abril/Abril/4%20-%20MPT/Anexo_1_Tabela_1_Quantitativo_Servidores_2022_04_MPT.ods'#$Anexo_1_Tabela_1_Quantitativo_S.J19]+['file:///C:/Users/heraclitoalves/Downloads/Abril/Abril/5%20-%20ESMPU/AnexoIServidoresESMPUAbril2022.ods'#$Quantitativo_Fisico_Pessoal_Ser.J17]" office:value-type="float" office:value="1">
            <text:p>1</text:p>
          </table:table-cell>
          <table:table-cell table:style-name="ce14" table:formula="of:=['file:///C:/Users/heraclitoalves/Downloads/Abril/Abril/1%20-%20MPF/anexo_I_servidores_2022_ods.ods'#$Anexo_1_Tabela_1_Quantitativo_F.K18]+['file:///C:/Users/heraclitoalves/Downloads/Abril/Abril/2%20-%20MPM/Anexo-I-tabela-1-Quantitativo_Fisico_Pessoal_Servidores-DAP.ods'#$Quantitativo_Fisico_Pessoal.K15]+['file:///C:/Users/heraclitoalves/Downloads/Abril/Abril/3%20-%20MPDFT/anexo_i_-_tabela_1.ods'#$Quantitativo_Fisico_Pessoal_Ser.K17]+['file:///C:/Users/heraclitoalves/Downloads/Abril/Abril/4%20-%20MPT/Anexo_1_Tabela_1_Quantitativo_Servidores_2022_04_MPT.ods'#$Anexo_1_Tabela_1_Quantitativo_S.K19]+['file:///C:/Users/heraclitoalves/Downloads/Abril/Abril/5%20-%20ESMPU/AnexoIServidoresESMPUAbril2022.ods'#$Quantitativo_Fisico_Pessoal_Ser.K17]" office:value-type="float" office:value="1">
            <text:p>1</text:p>
          </table:table-cell>
          <table:table-cell table:style-name="ce18" table:formula="of:=[.M17]+[.N17]" office:value-type="float" office:value="2">
            <text:p>2</text:p>
          </table:table-cell>
          <table:table-cell table:style-name="ce14" table:formula="of:=['file:///C:/Users/heraclitoalves/Downloads/Abril/Abril/1%20-%20MPF/anexo_I_servidores_2022_ods.ods'#$Anexo_1_Tabela_1_Quantitativo_F.M18]+['file:///C:/Users/heraclitoalves/Downloads/Abril/Abril/2%20-%20MPM/Anexo-I-tabela-1-Quantitativo_Fisico_Pessoal_Servidores-DAP.ods'#$Quantitativo_Fisico_Pessoal.M15]+['file:///C:/Users/heraclitoalves/Downloads/Abril/Abril/3%20-%20MPDFT/anexo_i_-_tabela_1.ods'#$Quantitativo_Fisico_Pessoal_Ser.M17]+['file:///C:/Users/heraclitoalves/Downloads/Abril/Abril/4%20-%20MPT/Anexo_1_Tabela_1_Quantitativo_Servidores_2022_04_MPT.ods'#$Anexo_1_Tabela_1_Quantitativo_S.M19]+['file:///C:/Users/heraclitoalves/Downloads/Abril/Abril/5%20-%20ESMPU/AnexoIServidoresESMPUAbril2022.ods'#$Quantitativo_Fisico_Pessoal_Ser.M17]" office:value-type="float" office:value="1">
            <text:p>1</text:p>
          </table:table-cell>
          <table:table-cell table:style-name="ce4"/>
          <table:table-cell table:number-columns-repeated="1007"/>
        </table:table-row>
        <table:table-row table:style-name="ro8">
          <table:covered-table-cell table:number-columns-repeated="6"/>
          <table:table-cell table:style-name="ce8" office:value-type="string">
            <text:p>4</text:p>
          </table:table-cell>
          <table:table-cell table:style-name="ce14" table:formula="of:=['file:///C:/Users/heraclitoalves/Downloads/Abril/Abril/1%20-%20MPF/anexo_I_servidores_2022_ods.ods'#$Anexo_1_Tabela_1_Quantitativo_F.E19]+['file:///C:/Users/heraclitoalves/Downloads/Abril/Abril/2%20-%20MPM/Anexo-I-tabela-1-Quantitativo_Fisico_Pessoal_Servidores-DAP.ods'#$Quantitativo_Fisico_Pessoal.E16]+['file:///C:/Users/heraclitoalves/Downloads/Abril/Abril/3%20-%20MPDFT/anexo_i_-_tabela_1.ods'#$Quantitativo_Fisico_Pessoal_Ser.E18]+['file:///C:/Users/heraclitoalves/Downloads/Abril/Abril/4%20-%20MPT/Anexo_1_Tabela_1_Quantitativo_Servidores_2022_04_MPT.ods'#$Anexo_1_Tabela_1_Quantitativo_S.E20]+['file:///C:/Users/heraclitoalves/Downloads/Abril/Abril/5%20-%20ESMPU/AnexoIServidoresESMPUAbril2022.ods'#$Quantitativo_Fisico_Pessoal_Ser.E18]" office:value-type="float" office:value="39">
            <text:p>39</text:p>
          </table:table-cell>
          <table:table-cell table:style-name="ce14" table:formula="of:=['file:///C:/Users/heraclitoalves/Downloads/Abril/Abril/1%20-%20MPF/anexo_I_servidores_2022_ods.ods'#$Anexo_1_Tabela_1_Quantitativo_F.F19]+['file:///C:/Users/heraclitoalves/Downloads/Abril/Abril/2%20-%20MPM/Anexo-I-tabela-1-Quantitativo_Fisico_Pessoal_Servidores-DAP.ods'#$Quantitativo_Fisico_Pessoal.F16]+['file:///C:/Users/heraclitoalves/Downloads/Abril/Abril/3%20-%20MPDFT/anexo_i_-_tabela_1.ods'#$Quantitativo_Fisico_Pessoal_Ser.F18]+['file:///C:/Users/heraclitoalves/Downloads/Abril/Abril/4%20-%20MPT/Anexo_1_Tabela_1_Quantitativo_Servidores_2022_04_MPT.ods'#$Anexo_1_Tabela_1_Quantitativo_S.F20]+['file:///C:/Users/heraclitoalves/Downloads/Abril/Abril/5%20-%20ESMPU/AnexoIServidoresESMPUAbril2022.ods'#$Quantitativo_Fisico_Pessoal_Ser.F18]" office:value-type="float" office:value="17">
            <text:p>17</text:p>
          </table:table-cell>
          <table:table-cell table:style-name="ce18" table:formula="of:=[.H18]+[.I18]" office:value-type="float" office:value="56">
            <text:p>56</text:p>
          </table:table-cell>
          <table:covered-table-cell table:number-columns-repeated="2"/>
          <table:table-cell table:style-name="ce14" table:formula="of:=['file:///C:/Users/heraclitoalves/Downloads/Abril/Abril/1%20-%20MPF/anexo_I_servidores_2022_ods.ods'#$Anexo_1_Tabela_1_Quantitativo_F.J19]+['file:///C:/Users/heraclitoalves/Downloads/Abril/Abril/2%20-%20MPM/Anexo-I-tabela-1-Quantitativo_Fisico_Pessoal_Servidores-DAP.ods'#$Quantitativo_Fisico_Pessoal.J16]+['file:///C:/Users/heraclitoalves/Downloads/Abril/Abril/3%20-%20MPDFT/anexo_i_-_tabela_1.ods'#$Quantitativo_Fisico_Pessoal_Ser.J18]+['file:///C:/Users/heraclitoalves/Downloads/Abril/Abril/4%20-%20MPT/Anexo_1_Tabela_1_Quantitativo_Servidores_2022_04_MPT.ods'#$Anexo_1_Tabela_1_Quantitativo_S.J20]+['file:///C:/Users/heraclitoalves/Downloads/Abril/Abril/5%20-%20ESMPU/AnexoIServidoresESMPUAbril2022.ods'#$Quantitativo_Fisico_Pessoal_Ser.J18]" office:value-type="float" office:value="0">
            <text:p>0</text:p>
          </table:table-cell>
          <table:table-cell table:style-name="ce14" table:formula="of:=['file:///C:/Users/heraclitoalves/Downloads/Abril/Abril/1%20-%20MPF/anexo_I_servidores_2022_ods.ods'#$Anexo_1_Tabela_1_Quantitativo_F.K19]+['file:///C:/Users/heraclitoalves/Downloads/Abril/Abril/2%20-%20MPM/Anexo-I-tabela-1-Quantitativo_Fisico_Pessoal_Servidores-DAP.ods'#$Quantitativo_Fisico_Pessoal.K16]+['file:///C:/Users/heraclitoalves/Downloads/Abril/Abril/3%20-%20MPDFT/anexo_i_-_tabela_1.ods'#$Quantitativo_Fisico_Pessoal_Ser.K18]+['file:///C:/Users/heraclitoalves/Downloads/Abril/Abril/4%20-%20MPT/Anexo_1_Tabela_1_Quantitativo_Servidores_2022_04_MPT.ods'#$Anexo_1_Tabela_1_Quantitativo_S.K20]+['file:///C:/Users/heraclitoalves/Downloads/Abril/Abril/5%20-%20ESMPU/AnexoIServidoresESMPUAbril2022.ods'#$Quantitativo_Fisico_Pessoal_Ser.K18]" office:value-type="float" office:value="3">
            <text:p>3</text:p>
          </table:table-cell>
          <table:table-cell table:style-name="ce18" table:formula="of:=[.M18]+[.N18]" office:value-type="float" office:value="3">
            <text:p>3</text:p>
          </table:table-cell>
          <table:table-cell table:style-name="ce14" table:formula="of:=['file:///C:/Users/heraclitoalves/Downloads/Abril/Abril/1%20-%20MPF/anexo_I_servidores_2022_ods.ods'#$Anexo_1_Tabela_1_Quantitativo_F.M19]+['file:///C:/Users/heraclitoalves/Downloads/Abril/Abril/2%20-%20MPM/Anexo-I-tabela-1-Quantitativo_Fisico_Pessoal_Servidores-DAP.ods'#$Quantitativo_Fisico_Pessoal.M16]+['file:///C:/Users/heraclitoalves/Downloads/Abril/Abril/3%20-%20MPDFT/anexo_i_-_tabela_1.ods'#$Quantitativo_Fisico_Pessoal_Ser.M18]+['file:///C:/Users/heraclitoalves/Downloads/Abril/Abril/4%20-%20MPT/Anexo_1_Tabela_1_Quantitativo_Servidores_2022_04_MPT.ods'#$Anexo_1_Tabela_1_Quantitativo_S.M20]+['file:///C:/Users/heraclitoalves/Downloads/Abril/Abril/5%20-%20ESMPU/AnexoIServidoresESMPUAbril2022.ods'#$Quantitativo_Fisico_Pessoal_Ser.M18]" office:value-type="float" office:value="5">
            <text:p>5</text:p>
          </table:table-cell>
          <table:table-cell table:style-name="ce4"/>
          <table:table-cell table:number-columns-repeated="1007"/>
        </table:table-row>
        <table:table-row table:style-name="ro8">
          <table:covered-table-cell table:number-columns-repeated="4"/>
          <table:table-cell table:style-name="ce8" office:value-type="string" table:number-columns-spanned="2" table:number-rows-spanned="3">
            <text:p>A</text:p>
          </table:table-cell>
          <table:covered-table-cell/>
          <table:table-cell table:style-name="ce8" office:value-type="string">
            <text:p>3</text:p>
          </table:table-cell>
          <table:table-cell table:style-name="ce14" table:formula="of:=['file:///C:/Users/heraclitoalves/Downloads/Abril/Abril/1%20-%20MPF/anexo_I_servidores_2022_ods.ods'#$Anexo_1_Tabela_1_Quantitativo_F.E20]+['file:///C:/Users/heraclitoalves/Downloads/Abril/Abril/2%20-%20MPM/Anexo-I-tabela-1-Quantitativo_Fisico_Pessoal_Servidores-DAP.ods'#$Quantitativo_Fisico_Pessoal.E17]+['file:///C:/Users/heraclitoalves/Downloads/Abril/Abril/3%20-%20MPDFT/anexo_i_-_tabela_1.ods'#$Quantitativo_Fisico_Pessoal_Ser.E19]+['file:///C:/Users/heraclitoalves/Downloads/Abril/Abril/4%20-%20MPT/Anexo_1_Tabela_1_Quantitativo_Servidores_2022_04_MPT.ods'#$Anexo_1_Tabela_1_Quantitativo_S.E21]+['file:///C:/Users/heraclitoalves/Downloads/Abril/Abril/5%20-%20ESMPU/AnexoIServidoresESMPUAbril2022.ods'#$Quantitativo_Fisico_Pessoal_Ser.E19]" office:value-type="float" office:value="30">
            <text:p>30</text:p>
          </table:table-cell>
          <table:table-cell table:style-name="ce14" table:formula="of:=['file:///C:/Users/heraclitoalves/Downloads/Abril/Abril/1%20-%20MPF/anexo_I_servidores_2022_ods.ods'#$Anexo_1_Tabela_1_Quantitativo_F.F20]+['file:///C:/Users/heraclitoalves/Downloads/Abril/Abril/2%20-%20MPM/Anexo-I-tabela-1-Quantitativo_Fisico_Pessoal_Servidores-DAP.ods'#$Quantitativo_Fisico_Pessoal.F17]+['file:///C:/Users/heraclitoalves/Downloads/Abril/Abril/3%20-%20MPDFT/anexo_i_-_tabela_1.ods'#$Quantitativo_Fisico_Pessoal_Ser.F19]+['file:///C:/Users/heraclitoalves/Downloads/Abril/Abril/4%20-%20MPT/Anexo_1_Tabela_1_Quantitativo_Servidores_2022_04_MPT.ods'#$Anexo_1_Tabela_1_Quantitativo_S.F21]+['file:///C:/Users/heraclitoalves/Downloads/Abril/Abril/5%20-%20ESMPU/AnexoIServidoresESMPUAbril2022.ods'#$Quantitativo_Fisico_Pessoal_Ser.F19]" office:value-type="float" office:value="42">
            <text:p>42</text:p>
          </table:table-cell>
          <table:table-cell table:style-name="ce18" table:formula="of:=[.H19]+[.I19]" office:value-type="float" office:value="72">
            <text:p>72</text:p>
          </table:table-cell>
          <table:covered-table-cell table:number-columns-repeated="2"/>
          <table:table-cell table:style-name="ce14" table:formula="of:=['file:///C:/Users/heraclitoalves/Downloads/Abril/Abril/1%20-%20MPF/anexo_I_servidores_2022_ods.ods'#$Anexo_1_Tabela_1_Quantitativo_F.J20]+['file:///C:/Users/heraclitoalves/Downloads/Abril/Abril/2%20-%20MPM/Anexo-I-tabela-1-Quantitativo_Fisico_Pessoal_Servidores-DAP.ods'#$Quantitativo_Fisico_Pessoal.J17]+['file:///C:/Users/heraclitoalves/Downloads/Abril/Abril/3%20-%20MPDFT/anexo_i_-_tabela_1.ods'#$Quantitativo_Fisico_Pessoal_Ser.J19]+['file:///C:/Users/heraclitoalves/Downloads/Abril/Abril/4%20-%20MPT/Anexo_1_Tabela_1_Quantitativo_Servidores_2022_04_MPT.ods'#$Anexo_1_Tabela_1_Quantitativo_S.J21]+['file:///C:/Users/heraclitoalves/Downloads/Abril/Abril/5%20-%20ESMPU/AnexoIServidoresESMPUAbril2022.ods'#$Quantitativo_Fisico_Pessoal_Ser.J19]" office:value-type="float" office:value="0">
            <text:p>0</text:p>
          </table:table-cell>
          <table:table-cell table:style-name="ce14" table:formula="of:=['file:///C:/Users/heraclitoalves/Downloads/Abril/Abril/1%20-%20MPF/anexo_I_servidores_2022_ods.ods'#$Anexo_1_Tabela_1_Quantitativo_F.K20]+['file:///C:/Users/heraclitoalves/Downloads/Abril/Abril/2%20-%20MPM/Anexo-I-tabela-1-Quantitativo_Fisico_Pessoal_Servidores-DAP.ods'#$Quantitativo_Fisico_Pessoal.K17]+['file:///C:/Users/heraclitoalves/Downloads/Abril/Abril/3%20-%20MPDFT/anexo_i_-_tabela_1.ods'#$Quantitativo_Fisico_Pessoal_Ser.K19]+['file:///C:/Users/heraclitoalves/Downloads/Abril/Abril/4%20-%20MPT/Anexo_1_Tabela_1_Quantitativo_Servidores_2022_04_MPT.ods'#$Anexo_1_Tabela_1_Quantitativo_S.K21]+['file:///C:/Users/heraclitoalves/Downloads/Abril/Abril/5%20-%20ESMPU/AnexoIServidoresESMPUAbril2022.ods'#$Quantitativo_Fisico_Pessoal_Ser.K19]" office:value-type="float" office:value="2">
            <text:p>2</text:p>
          </table:table-cell>
          <table:table-cell table:style-name="ce18" table:formula="of:=[.M19]+[.N19]" office:value-type="float" office:value="2">
            <text:p>2</text:p>
          </table:table-cell>
          <table:table-cell table:style-name="ce14" table:formula="of:=['file:///C:/Users/heraclitoalves/Downloads/Abril/Abril/1%20-%20MPF/anexo_I_servidores_2022_ods.ods'#$Anexo_1_Tabela_1_Quantitativo_F.M20]+['file:///C:/Users/heraclitoalves/Downloads/Abril/Abril/2%20-%20MPM/Anexo-I-tabela-1-Quantitativo_Fisico_Pessoal_Servidores-DAP.ods'#$Quantitativo_Fisico_Pessoal.M17]+['file:///C:/Users/heraclitoalves/Downloads/Abril/Abril/3%20-%20MPDFT/anexo_i_-_tabela_1.ods'#$Quantitativo_Fisico_Pessoal_Ser.M19]+['file:///C:/Users/heraclitoalves/Downloads/Abril/Abril/4%20-%20MPT/Anexo_1_Tabela_1_Quantitativo_Servidores_2022_04_MPT.ods'#$Anexo_1_Tabela_1_Quantitativo_S.M21]+['file:///C:/Users/heraclitoalves/Downloads/Abril/Abril/5%20-%20ESMPU/AnexoIServidoresESMPUAbril2022.ods'#$Quantitativo_Fisico_Pessoal_Ser.M19]" office:value-type="float" office:value="2">
            <text:p>2</text:p>
          </table:table-cell>
          <table:table-cell table:style-name="ce4"/>
          <table:table-cell table:number-columns-repeated="1007"/>
        </table:table-row>
        <table:table-row table:style-name="ro8">
          <table:covered-table-cell table:number-columns-repeated="6"/>
          <table:table-cell table:style-name="ce8" office:value-type="string">
            <text:p>2</text:p>
          </table:table-cell>
          <table:table-cell table:style-name="ce14" table:formula="of:=['file:///C:/Users/heraclitoalves/Downloads/Abril/Abril/1%20-%20MPF/anexo_I_servidores_2022_ods.ods'#$Anexo_1_Tabela_1_Quantitativo_F.E21]+['file:///C:/Users/heraclitoalves/Downloads/Abril/Abril/2%20-%20MPM/Anexo-I-tabela-1-Quantitativo_Fisico_Pessoal_Servidores-DAP.ods'#$Quantitativo_Fisico_Pessoal.E18]+['file:///C:/Users/heraclitoalves/Downloads/Abril/Abril/3%20-%20MPDFT/anexo_i_-_tabela_1.ods'#$Quantitativo_Fisico_Pessoal_Ser.E20]+['file:///C:/Users/heraclitoalves/Downloads/Abril/Abril/4%20-%20MPT/Anexo_1_Tabela_1_Quantitativo_Servidores_2022_04_MPT.ods'#$Anexo_1_Tabela_1_Quantitativo_S.E22]+['file:///C:/Users/heraclitoalves/Downloads/Abril/Abril/5%20-%20ESMPU/AnexoIServidoresESMPUAbril2022.ods'#$Quantitativo_Fisico_Pessoal_Ser.E20]" office:value-type="float" office:value="0">
            <text:p>0</text:p>
          </table:table-cell>
          <table:table-cell table:style-name="ce14" table:formula="of:=['file:///C:/Users/heraclitoalves/Downloads/Abril/Abril/1%20-%20MPF/anexo_I_servidores_2022_ods.ods'#$Anexo_1_Tabela_1_Quantitativo_F.F21]+['file:///C:/Users/heraclitoalves/Downloads/Abril/Abril/2%20-%20MPM/Anexo-I-tabela-1-Quantitativo_Fisico_Pessoal_Servidores-DAP.ods'#$Quantitativo_Fisico_Pessoal.F18]+['file:///C:/Users/heraclitoalves/Downloads/Abril/Abril/3%20-%20MPDFT/anexo_i_-_tabela_1.ods'#$Quantitativo_Fisico_Pessoal_Ser.F20]+['file:///C:/Users/heraclitoalves/Downloads/Abril/Abril/4%20-%20MPT/Anexo_1_Tabela_1_Quantitativo_Servidores_2022_04_MPT.ods'#$Anexo_1_Tabela_1_Quantitativo_S.F22]+['file:///C:/Users/heraclitoalves/Downloads/Abril/Abril/5%20-%20ESMPU/AnexoIServidoresESMPUAbril2022.ods'#$Quantitativo_Fisico_Pessoal_Ser.F20]" office:value-type="float" office:value="25">
            <text:p>25</text:p>
          </table:table-cell>
          <table:table-cell table:style-name="ce18" table:formula="of:=[.H20]+[.I20]" office:value-type="float" office:value="25">
            <text:p>25</text:p>
          </table:table-cell>
          <table:covered-table-cell table:number-columns-repeated="2"/>
          <table:table-cell table:style-name="ce14" table:formula="of:=['file:///C:/Users/heraclitoalves/Downloads/Abril/Abril/1%20-%20MPF/anexo_I_servidores_2022_ods.ods'#$Anexo_1_Tabela_1_Quantitativo_F.J21]+['file:///C:/Users/heraclitoalves/Downloads/Abril/Abril/2%20-%20MPM/Anexo-I-tabela-1-Quantitativo_Fisico_Pessoal_Servidores-DAP.ods'#$Quantitativo_Fisico_Pessoal.J18]+['file:///C:/Users/heraclitoalves/Downloads/Abril/Abril/3%20-%20MPDFT/anexo_i_-_tabela_1.ods'#$Quantitativo_Fisico_Pessoal_Ser.J20]+['file:///C:/Users/heraclitoalves/Downloads/Abril/Abril/4%20-%20MPT/Anexo_1_Tabela_1_Quantitativo_Servidores_2022_04_MPT.ods'#$Anexo_1_Tabela_1_Quantitativo_S.J22]+['file:///C:/Users/heraclitoalves/Downloads/Abril/Abril/5%20-%20ESMPU/AnexoIServidoresESMPUAbril2022.ods'#$Quantitativo_Fisico_Pessoal_Ser.J20]" office:value-type="float" office:value="0">
            <text:p>0</text:p>
          </table:table-cell>
          <table:table-cell table:style-name="ce14" table:formula="of:=['file:///C:/Users/heraclitoalves/Downloads/Abril/Abril/1%20-%20MPF/anexo_I_servidores_2022_ods.ods'#$Anexo_1_Tabela_1_Quantitativo_F.K21]+['file:///C:/Users/heraclitoalves/Downloads/Abril/Abril/2%20-%20MPM/Anexo-I-tabela-1-Quantitativo_Fisico_Pessoal_Servidores-DAP.ods'#$Quantitativo_Fisico_Pessoal.K18]+['file:///C:/Users/heraclitoalves/Downloads/Abril/Abril/3%20-%20MPDFT/anexo_i_-_tabela_1.ods'#$Quantitativo_Fisico_Pessoal_Ser.K20]+['file:///C:/Users/heraclitoalves/Downloads/Abril/Abril/4%20-%20MPT/Anexo_1_Tabela_1_Quantitativo_Servidores_2022_04_MPT.ods'#$Anexo_1_Tabela_1_Quantitativo_S.K22]+['file:///C:/Users/heraclitoalves/Downloads/Abril/Abril/5%20-%20ESMPU/AnexoIServidoresESMPUAbril2022.ods'#$Quantitativo_Fisico_Pessoal_Ser.K20]" office:value-type="float" office:value="2">
            <text:p>2</text:p>
          </table:table-cell>
          <table:table-cell table:style-name="ce18" table:formula="of:=[.M20]+[.N20]" office:value-type="float" office:value="2">
            <text:p>2</text:p>
          </table:table-cell>
          <table:table-cell table:style-name="ce14" table:formula="of:=['file:///C:/Users/heraclitoalves/Downloads/Abril/Abril/1%20-%20MPF/anexo_I_servidores_2022_ods.ods'#$Anexo_1_Tabela_1_Quantitativo_F.M21]+['file:///C:/Users/heraclitoalves/Downloads/Abril/Abril/2%20-%20MPM/Anexo-I-tabela-1-Quantitativo_Fisico_Pessoal_Servidores-DAP.ods'#$Quantitativo_Fisico_Pessoal.M18]+['file:///C:/Users/heraclitoalves/Downloads/Abril/Abril/3%20-%20MPDFT/anexo_i_-_tabela_1.ods'#$Quantitativo_Fisico_Pessoal_Ser.M20]+['file:///C:/Users/heraclitoalves/Downloads/Abril/Abril/4%20-%20MPT/Anexo_1_Tabela_1_Quantitativo_Servidores_2022_04_MPT.ods'#$Anexo_1_Tabela_1_Quantitativo_S.M22]+['file:///C:/Users/heraclitoalves/Downloads/Abril/Abril/5%20-%20ESMPU/AnexoIServidoresESMPUAbril2022.ods'#$Quantitativo_Fisico_Pessoal_Ser.M20]" office:value-type="float" office:value="4">
            <text:p>4</text:p>
          </table:table-cell>
          <table:table-cell table:style-name="ce4"/>
          <table:table-cell table:number-columns-repeated="1007"/>
        </table:table-row>
        <table:table-row table:style-name="ro9">
          <table:covered-table-cell table:number-columns-repeated="6"/>
          <table:table-cell table:style-name="ce8" office:value-type="string">
            <text:p>1</text:p>
          </table:table-cell>
          <table:table-cell table:style-name="ce14" table:formula="of:=['file:///C:/Users/heraclitoalves/Downloads/Abril/Abril/1%20-%20MPF/anexo_I_servidores_2022_ods.ods'#$Anexo_1_Tabela_1_Quantitativo_F.E22]+['file:///C:/Users/heraclitoalves/Downloads/Abril/Abril/2%20-%20MPM/Anexo-I-tabela-1-Quantitativo_Fisico_Pessoal_Servidores-DAP.ods'#$Quantitativo_Fisico_Pessoal.E19]+['file:///C:/Users/heraclitoalves/Downloads/Abril/Abril/3%20-%20MPDFT/anexo_i_-_tabela_1.ods'#$Quantitativo_Fisico_Pessoal_Ser.E21]+['file:///C:/Users/heraclitoalves/Downloads/Abril/Abril/4%20-%20MPT/Anexo_1_Tabela_1_Quantitativo_Servidores_2022_04_MPT.ods'#$Anexo_1_Tabela_1_Quantitativo_S.E23]+['file:///C:/Users/heraclitoalves/Downloads/Abril/Abril/5%20-%20ESMPU/AnexoIServidoresESMPUAbril2022.ods'#$Quantitativo_Fisico_Pessoal_Ser.E21]" office:value-type="float" office:value="0">
            <text:p>0</text:p>
          </table:table-cell>
          <table:table-cell table:style-name="ce14" table:formula="of:=['file:///C:/Users/heraclitoalves/Downloads/Abril/Abril/1%20-%20MPF/anexo_I_servidores_2022_ods.ods'#$Anexo_1_Tabela_1_Quantitativo_F.F22]+['file:///C:/Users/heraclitoalves/Downloads/Abril/Abril/2%20-%20MPM/Anexo-I-tabela-1-Quantitativo_Fisico_Pessoal_Servidores-DAP.ods'#$Quantitativo_Fisico_Pessoal.F19]+['file:///C:/Users/heraclitoalves/Downloads/Abril/Abril/3%20-%20MPDFT/anexo_i_-_tabela_1.ods'#$Quantitativo_Fisico_Pessoal_Ser.F21]+['file:///C:/Users/heraclitoalves/Downloads/Abril/Abril/4%20-%20MPT/Anexo_1_Tabela_1_Quantitativo_Servidores_2022_04_MPT.ods'#$Anexo_1_Tabela_1_Quantitativo_S.F23]+['file:///C:/Users/heraclitoalves/Downloads/Abril/Abril/5%20-%20ESMPU/AnexoIServidoresESMPUAbril2022.ods'#$Quantitativo_Fisico_Pessoal_Ser.F21]" office:value-type="float" office:value="88">
            <text:p>88</text:p>
          </table:table-cell>
          <table:table-cell table:style-name="ce18" table:formula="of:=[.H21]+[.I21]" office:value-type="float" office:value="88">
            <text:p>88</text:p>
          </table:table-cell>
          <table:covered-table-cell table:number-columns-repeated="2"/>
          <table:table-cell table:style-name="ce14" table:formula="of:=['file:///C:/Users/heraclitoalves/Downloads/Abril/Abril/1%20-%20MPF/anexo_I_servidores_2022_ods.ods'#$Anexo_1_Tabela_1_Quantitativo_F.J22]+['file:///C:/Users/heraclitoalves/Downloads/Abril/Abril/2%20-%20MPM/Anexo-I-tabela-1-Quantitativo_Fisico_Pessoal_Servidores-DAP.ods'#$Quantitativo_Fisico_Pessoal.J19]+['file:///C:/Users/heraclitoalves/Downloads/Abril/Abril/3%20-%20MPDFT/anexo_i_-_tabela_1.ods'#$Quantitativo_Fisico_Pessoal_Ser.J21]+['file:///C:/Users/heraclitoalves/Downloads/Abril/Abril/4%20-%20MPT/Anexo_1_Tabela_1_Quantitativo_Servidores_2022_04_MPT.ods'#$Anexo_1_Tabela_1_Quantitativo_S.J23]+['file:///C:/Users/heraclitoalves/Downloads/Abril/Abril/5%20-%20ESMPU/AnexoIServidoresESMPUAbril2022.ods'#$Quantitativo_Fisico_Pessoal_Ser.J21]" office:value-type="float" office:value="0">
            <text:p>0</text:p>
          </table:table-cell>
          <table:table-cell table:style-name="ce14" table:formula="of:=['file:///C:/Users/heraclitoalves/Downloads/Abril/Abril/1%20-%20MPF/anexo_I_servidores_2022_ods.ods'#$Anexo_1_Tabela_1_Quantitativo_F.K22]+['file:///C:/Users/heraclitoalves/Downloads/Abril/Abril/2%20-%20MPM/Anexo-I-tabela-1-Quantitativo_Fisico_Pessoal_Servidores-DAP.ods'#$Quantitativo_Fisico_Pessoal.K19]+['file:///C:/Users/heraclitoalves/Downloads/Abril/Abril/3%20-%20MPDFT/anexo_i_-_tabela_1.ods'#$Quantitativo_Fisico_Pessoal_Ser.K21]+['file:///C:/Users/heraclitoalves/Downloads/Abril/Abril/4%20-%20MPT/Anexo_1_Tabela_1_Quantitativo_Servidores_2022_04_MPT.ods'#$Anexo_1_Tabela_1_Quantitativo_S.K23]+['file:///C:/Users/heraclitoalves/Downloads/Abril/Abril/5%20-%20ESMPU/AnexoIServidoresESMPUAbril2022.ods'#$Quantitativo_Fisico_Pessoal_Ser.K21]" office:value-type="float" office:value="0">
            <text:p>0</text:p>
          </table:table-cell>
          <table:table-cell table:style-name="ce18" table:formula="of:=[.M21]+[.N21]" office:value-type="float" office:value="0">
            <text:p>0</text:p>
          </table:table-cell>
          <table:table-cell table:style-name="ce14" table:formula="of:=['file:///C:/Users/heraclitoalves/Downloads/Abril/Abril/1%20-%20MPF/anexo_I_servidores_2022_ods.ods'#$Anexo_1_Tabela_1_Quantitativo_F.M22]+['file:///C:/Users/heraclitoalves/Downloads/Abril/Abril/2%20-%20MPM/Anexo-I-tabela-1-Quantitativo_Fisico_Pessoal_Servidores-DAP.ods'#$Quantitativo_Fisico_Pessoal.M19]+['file:///C:/Users/heraclitoalves/Downloads/Abril/Abril/3%20-%20MPDFT/anexo_i_-_tabela_1.ods'#$Quantitativo_Fisico_Pessoal_Ser.M21]+['file:///C:/Users/heraclitoalves/Downloads/Abril/Abril/4%20-%20MPT/Anexo_1_Tabela_1_Quantitativo_Servidores_2022_04_MPT.ods'#$Anexo_1_Tabela_1_Quantitativo_S.M23]+['file:///C:/Users/heraclitoalves/Downloads/Abril/Abril/5%20-%20ESMPU/AnexoIServidoresESMPUAbril2022.ods'#$Quantitativo_Fisico_Pessoal_Ser.M21]" office:value-type="float" office:value="0">
            <text:p>0</text:p>
          </table:table-cell>
          <table:table-cell table:style-name="ce4"/>
          <table:table-cell table:number-columns-repeated="1007"/>
        </table:table-row>
        <table:table-row table:style-name="ro8">
          <table:covered-table-cell table:number-columns-repeated="2"/>
          <table:table-cell table:style-name="ce9" office:value-type="string" table:number-columns-spanned="2" table:number-rows-spanned="1">
            <text:p>Total</text:p>
          </table:table-cell>
          <table:covered-table-cell/>
          <table:table-cell table:style-name="ce12" table:number-columns-spanned="2" table:number-rows-spanned="1"/>
          <table:covered-table-cell/>
          <table:table-cell table:style-name="ce9"/>
          <table:table-cell table:style-name="ce15" table:formula="of:=SUM([.H9:.H21])" office:value-type="float" office:value="4785">
            <text:p>4.785</text:p>
          </table:table-cell>
          <table:table-cell table:style-name="ce15" table:formula="of:=SUM([.I9:.I21])" office:value-type="float" office:value="191">
            <text:p>191</text:p>
          </table:table-cell>
          <table:table-cell table:style-name="ce15" table:formula="of:=SUM([.J9:.J21])" office:value-type="float" office:value="4976">
            <text:p>4.976</text:p>
          </table:table-cell>
          <table:table-cell table:style-name="ce15" table:formula="of:=[.K9]" office:value-type="float" office:value="2157">
            <text:p>2.157</text:p>
          </table:table-cell>
          <table:table-cell table:style-name="ce15" table:formula="of:=[.L9]" office:value-type="float" office:value="7133">
            <text:p>7.133</text:p>
          </table:table-cell>
          <table:table-cell table:style-name="ce15" table:formula="of:=SUM([.M9:.M21])+1" office:value-type="float" office:value="378">
            <text:p>378</text:p>
          </table:table-cell>
          <table:table-cell table:style-name="ce15" table:formula="of:=SUM([.N9:.N21])" office:value-type="float" office:value="67">
            <text:p>67</text:p>
          </table:table-cell>
          <table:table-cell table:style-name="ce15" table:formula="of:=SUM([.O9:.O21])" office:value-type="float" office:value="444">
            <text:p>444</text:p>
          </table:table-cell>
          <table:table-cell table:style-name="ce15" table:formula="of:=SUM([.P9:.P21])" office:value-type="float" office:value="83">
            <text:p>83</text:p>
          </table:table-cell>
          <table:table-cell table:style-name="ce4"/>
          <table:table-cell table:number-columns-repeated="1007"/>
        </table:table-row>
        <table:table-row table:style-name="ro8">
          <table:table-cell table:style-name="ce8" office:value-type="string" table:number-columns-spanned="2" table:number-rows-spanned="14">
            <text:p>TÉCNICO</text:p>
          </table:table-cell>
          <table:covered-table-cell/>
          <table:table-cell table:style-name="ce8" office:value-type="string" table:number-columns-spanned="2" table:number-rows-spanned="13">
            <text:p>MÉDIO</text:p>
          </table:table-cell>
          <table:covered-table-cell/>
          <table:table-cell table:style-name="ce8" office:value-type="string" table:number-columns-spanned="2" table:number-rows-spanned="5">
            <text:p>C</text:p>
          </table:table-cell>
          <table:covered-table-cell/>
          <table:table-cell table:style-name="ce8" office:value-type="string">
            <text:p>13</text:p>
          </table:table-cell>
          <table:table-cell table:style-name="ce14" table:formula="of:=['file:///C:/Users/heraclitoalves/Downloads/Abril/Abril/1%20-%20MPF/anexo_I_servidores_2022_ods.ods'#$Anexo_1_Tabela_1_Quantitativo_F.E25]+['file:///C:/Users/heraclitoalves/Downloads/Abril/Abril/2%20-%20MPM/Anexo-I-tabela-1-Quantitativo_Fisico_Pessoal_Servidores-DAP.ods'#$Quantitativo_Fisico_Pessoal.E21]+['file:///C:/Users/heraclitoalves/Downloads/Abril/Abril/3%20-%20MPDFT/anexo_i_-_tabela_1.ods'#$Quantitativo_Fisico_Pessoal_Ser.E23]+['file:///C:/Users/heraclitoalves/Downloads/Abril/Abril/4%20-%20MPT/Anexo_1_Tabela_1_Quantitativo_Servidores_2022_04_MPT.ods'#$Anexo_1_Tabela_1_Quantitativo_S.E25]+['file:///C:/Users/heraclitoalves/Downloads/Abril/Abril/5%20-%20ESMPU/AnexoIServidoresESMPUAbril2022.ods'#$Quantitativo_Fisico_Pessoal_Ser.E23]" office:value-type="float" office:value="5209">
            <text:p>5209</text:p>
          </table:table-cell>
          <table:table-cell table:style-name="ce14" table:formula="of:=['file:///C:/Users/heraclitoalves/Downloads/Abril/Abril/1%20-%20MPF/anexo_I_servidores_2022_ods.ods'#$Anexo_1_Tabela_1_Quantitativo_F.F25]+['file:///C:/Users/heraclitoalves/Downloads/Abril/Abril/2%20-%20MPM/Anexo-I-tabela-1-Quantitativo_Fisico_Pessoal_Servidores-DAP.ods'#$Quantitativo_Fisico_Pessoal.F21]+['file:///C:/Users/heraclitoalves/Downloads/Abril/Abril/3%20-%20MPDFT/anexo_i_-_tabela_1.ods'#$Quantitativo_Fisico_Pessoal_Ser.F23]+['file:///C:/Users/heraclitoalves/Downloads/Abril/Abril/4%20-%20MPT/Anexo_1_Tabela_1_Quantitativo_Servidores_2022_04_MPT.ods'#$Anexo_1_Tabela_1_Quantitativo_S.F25]+['file:///C:/Users/heraclitoalves/Downloads/Abril/Abril/5%20-%20ESMPU/AnexoIServidoresESMPUAbril2022.ods'#$Quantitativo_Fisico_Pessoal_Ser.F23]" office:value-type="float" office:value="16">
            <text:p>16</text:p>
          </table:table-cell>
          <table:table-cell table:style-name="ce18" table:formula="of:=[.H23]+[.I23]" office:value-type="float" office:value="5225">
            <text:p>5.225</text:p>
          </table:table-cell>
          <table:table-cell table:style-name="ce14" table:formula="of:=['file:///C:/Users/heraclitoalves/Downloads/Abril/Abril/1%20-%20MPF/anexo_I_servidores_2022_ods.ods'#$Anexo_1_Tabela_1_Quantitativo_F.H38]+['file:///C:/Users/heraclitoalves/Downloads/Abril/Abril/2%20-%20MPM/Anexo-I-tabela-1-Quantitativo_Fisico_Pessoal_Servidores-DAP.ods'#$Quantitativo_Fisico_Pessoal.H21]+['file:///C:/Users/heraclitoalves/Downloads/Abril/Abril/3%20-%20MPDFT/anexo_i_-_tabela_1.ods'#$Quantitativo_Fisico_Pessoal_Ser.H23]+['file:///C:/Users/heraclitoalves/Downloads/Abril/Abril/4%20-%20MPT/Anexo_1_Tabela_1_Quantitativo_Servidores_2022_04_MPT.ods'#$Anexo_1_Tabela_1_Quantitativo_S.H25]+['file:///C:/Users/heraclitoalves/Downloads/Abril/Abril/5%20-%20ESMPU/AnexoIServidoresESMPUAbril2022.ods'#$Quantitativo_Fisico_Pessoal_Ser.H23]" office:value-type="float" office:value="1755" table:number-columns-spanned="1" table:number-rows-spanned="13">
            <text:p>1755</text:p>
          </table:table-cell>
          <table:table-cell table:style-name="ce18" table:formula="of:=[.K23]+[.J36]" office:value-type="float" office:value="11018" table:number-columns-spanned="1" table:number-rows-spanned="13">
            <text:p>11.018</text:p>
          </table:table-cell>
          <table:table-cell table:style-name="ce14" table:formula="of:=['file:///C:/Users/heraclitoalves/Downloads/Abril/Abril/1%20-%20MPF/anexo_I_servidores_2022_ods.ods'#$Anexo_1_Tabela_1_Quantitativo_F.J25]+['file:///C:/Users/heraclitoalves/Downloads/Abril/Abril/2%20-%20MPM/Anexo-I-tabela-1-Quantitativo_Fisico_Pessoal_Servidores-DAP.ods'#$Quantitativo_Fisico_Pessoal.J21]+['file:///C:/Users/heraclitoalves/Downloads/Abril/Abril/3%20-%20MPDFT/anexo_i_-_tabela_1.ods'#$Quantitativo_Fisico_Pessoal_Ser.J23]+['file:///C:/Users/heraclitoalves/Downloads/Abril/Abril/4%20-%20MPT/Anexo_1_Tabela_1_Quantitativo_Servidores_2022_04_MPT.ods'#$Anexo_1_Tabela_1_Quantitativo_S.J25]+['file:///C:/Users/heraclitoalves/Downloads/Abril/Abril/5%20-%20ESMPU/AnexoIServidoresESMPUAbril2022.ods'#$Quantitativo_Fisico_Pessoal_Ser.J23]" office:value-type="float" office:value="1595">
            <text:p>1595</text:p>
          </table:table-cell>
          <table:table-cell table:style-name="ce14" table:formula="of:=['file:///C:/Users/heraclitoalves/Downloads/Abril/Abril/1%20-%20MPF/anexo_I_servidores_2022_ods.ods'#$Anexo_1_Tabela_1_Quantitativo_F.K25]+['file:///C:/Users/heraclitoalves/Downloads/Abril/Abril/2%20-%20MPM/Anexo-I-tabela-1-Quantitativo_Fisico_Pessoal_Servidores-DAP.ods'#$Quantitativo_Fisico_Pessoal.K21]+['file:///C:/Users/heraclitoalves/Downloads/Abril/Abril/3%20-%20MPDFT/anexo_i_-_tabela_1.ods'#$Quantitativo_Fisico_Pessoal_Ser.K23]+['file:///C:/Users/heraclitoalves/Downloads/Abril/Abril/4%20-%20MPT/Anexo_1_Tabela_1_Quantitativo_Servidores_2022_04_MPT.ods'#$Anexo_1_Tabela_1_Quantitativo_S.K25]+['file:///C:/Users/heraclitoalves/Downloads/Abril/Abril/5%20-%20ESMPU/AnexoIServidoresESMPUAbril2022.ods'#$Quantitativo_Fisico_Pessoal_Ser.K23]" office:value-type="float" office:value="448">
            <text:p>448</text:p>
          </table:table-cell>
          <table:table-cell table:style-name="ce18" table:formula="of:=[.M23]+[.N23]" office:value-type="float" office:value="2043">
            <text:p>2.043</text:p>
          </table:table-cell>
          <table:table-cell table:style-name="ce14" table:formula="of:=['file:///C:/Users/heraclitoalves/Downloads/Abril/Abril/1%20-%20MPF/anexo_I_servidores_2022_ods.ods'#$Anexo_1_Tabela_1_Quantitativo_F.M25]+['file:///C:/Users/heraclitoalves/Downloads/Abril/Abril/2%20-%20MPM/Anexo-I-tabela-1-Quantitativo_Fisico_Pessoal_Servidores-DAP.ods'#$Quantitativo_Fisico_Pessoal.M21]+['file:///C:/Users/heraclitoalves/Downloads/Abril/Abril/3%20-%20MPDFT/anexo_i_-_tabela_1.ods'#$Quantitativo_Fisico_Pessoal_Ser.M23]+['file:///C:/Users/heraclitoalves/Downloads/Abril/Abril/4%20-%20MPT/Anexo_1_Tabela_1_Quantitativo_Servidores_2022_04_MPT.ods'#$Anexo_1_Tabela_1_Quantitativo_S.M25]+['file:///C:/Users/heraclitoalves/Downloads/Abril/Abril/5%20-%20ESMPU/AnexoIServidoresESMPUAbril2022.ods'#$Quantitativo_Fisico_Pessoal_Ser.M23]" office:value-type="float" office:value="561">
            <text:p>561</text:p>
          </table:table-cell>
          <table:table-cell table:style-name="ce4"/>
          <table:table-cell table:number-columns-repeated="1007"/>
        </table:table-row>
        <table:table-row table:style-name="ro8">
          <table:covered-table-cell table:number-columns-repeated="6"/>
          <table:table-cell table:style-name="ce8" office:value-type="string">
            <text:p>12</text:p>
          </table:table-cell>
          <table:table-cell table:style-name="ce14" table:formula="of:=['file:///C:/Users/heraclitoalves/Downloads/Abril/Abril/1%20-%20MPF/anexo_I_servidores_2022_ods.ods'#$Anexo_1_Tabela_1_Quantitativo_F.E26]+['file:///C:/Users/heraclitoalves/Downloads/Abril/Abril/2%20-%20MPM/Anexo-I-tabela-1-Quantitativo_Fisico_Pessoal_Servidores-DAP.ods'#$Quantitativo_Fisico_Pessoal.E22]+['file:///C:/Users/heraclitoalves/Downloads/Abril/Abril/3%20-%20MPDFT/anexo_i_-_tabela_1.ods'#$Quantitativo_Fisico_Pessoal_Ser.E24]+['file:///C:/Users/heraclitoalves/Downloads/Abril/Abril/4%20-%20MPT/Anexo_1_Tabela_1_Quantitativo_Servidores_2022_04_MPT.ods'#$Anexo_1_Tabela_1_Quantitativo_S.E26]+['file:///C:/Users/heraclitoalves/Downloads/Abril/Abril/5%20-%20ESMPU/AnexoIServidoresESMPUAbril2022.ods'#$Quantitativo_Fisico_Pessoal_Ser.E24]" office:value-type="float" office:value="433">
            <text:p>433</text:p>
          </table:table-cell>
          <table:table-cell table:style-name="ce14" table:formula="of:=['file:///C:/Users/heraclitoalves/Downloads/Abril/Abril/1%20-%20MPF/anexo_I_servidores_2022_ods.ods'#$Anexo_1_Tabela_1_Quantitativo_F.F26]+['file:///C:/Users/heraclitoalves/Downloads/Abril/Abril/2%20-%20MPM/Anexo-I-tabela-1-Quantitativo_Fisico_Pessoal_Servidores-DAP.ods'#$Quantitativo_Fisico_Pessoal.F22]+['file:///C:/Users/heraclitoalves/Downloads/Abril/Abril/3%20-%20MPDFT/anexo_i_-_tabela_1.ods'#$Quantitativo_Fisico_Pessoal_Ser.F24]+['file:///C:/Users/heraclitoalves/Downloads/Abril/Abril/4%20-%20MPT/Anexo_1_Tabela_1_Quantitativo_Servidores_2022_04_MPT.ods'#$Anexo_1_Tabela_1_Quantitativo_S.F26]+['file:///C:/Users/heraclitoalves/Downloads/Abril/Abril/5%20-%20ESMPU/AnexoIServidoresESMPUAbril2022.ods'#$Quantitativo_Fisico_Pessoal_Ser.F24]" office:value-type="float" office:value="1">
            <text:p>1</text:p>
          </table:table-cell>
          <table:table-cell table:style-name="ce18" table:formula="of:=[.H24]+[.I24]" office:value-type="float" office:value="434">
            <text:p>434</text:p>
          </table:table-cell>
          <table:covered-table-cell table:number-columns-repeated="2"/>
          <table:table-cell table:style-name="ce14" table:formula="of:=['file:///C:/Users/heraclitoalves/Downloads/Abril/Abril/1%20-%20MPF/anexo_I_servidores_2022_ods.ods'#$Anexo_1_Tabela_1_Quantitativo_F.J26]+['file:///C:/Users/heraclitoalves/Downloads/Abril/Abril/2%20-%20MPM/Anexo-I-tabela-1-Quantitativo_Fisico_Pessoal_Servidores-DAP.ods'#$Quantitativo_Fisico_Pessoal.J22]+['file:///C:/Users/heraclitoalves/Downloads/Abril/Abril/3%20-%20MPDFT/anexo_i_-_tabela_1.ods'#$Quantitativo_Fisico_Pessoal_Ser.J24]+['file:///C:/Users/heraclitoalves/Downloads/Abril/Abril/4%20-%20MPT/Anexo_1_Tabela_1_Quantitativo_Servidores_2022_04_MPT.ods'#$Anexo_1_Tabela_1_Quantitativo_S.J26]+['file:///C:/Users/heraclitoalves/Downloads/Abril/Abril/5%20-%20ESMPU/AnexoIServidoresESMPUAbril2022.ods'#$Quantitativo_Fisico_Pessoal_Ser.J24]" office:value-type="float" office:value="8">
            <text:p>8</text:p>
          </table:table-cell>
          <table:table-cell table:style-name="ce14" table:formula="of:=['file:///C:/Users/heraclitoalves/Downloads/Abril/Abril/1%20-%20MPF/anexo_I_servidores_2022_ods.ods'#$Anexo_1_Tabela_1_Quantitativo_F.K26]+['file:///C:/Users/heraclitoalves/Downloads/Abril/Abril/2%20-%20MPM/Anexo-I-tabela-1-Quantitativo_Fisico_Pessoal_Servidores-DAP.ods'#$Quantitativo_Fisico_Pessoal.K22]+['file:///C:/Users/heraclitoalves/Downloads/Abril/Abril/3%20-%20MPDFT/anexo_i_-_tabela_1.ods'#$Quantitativo_Fisico_Pessoal_Ser.K24]+['file:///C:/Users/heraclitoalves/Downloads/Abril/Abril/4%20-%20MPT/Anexo_1_Tabela_1_Quantitativo_Servidores_2022_04_MPT.ods'#$Anexo_1_Tabela_1_Quantitativo_S.K26]+['file:///C:/Users/heraclitoalves/Downloads/Abril/Abril/5%20-%20ESMPU/AnexoIServidoresESMPUAbril2022.ods'#$Quantitativo_Fisico_Pessoal_Ser.K24]" office:value-type="float" office:value="5">
            <text:p>5</text:p>
          </table:table-cell>
          <table:table-cell table:style-name="ce18" table:formula="of:=[.M24]+[.N24]" office:value-type="float" office:value="13">
            <text:p>13</text:p>
          </table:table-cell>
          <table:table-cell table:style-name="ce14" table:formula="of:=['file:///C:/Users/heraclitoalves/Downloads/Abril/Abril/1%20-%20MPF/anexo_I_servidores_2022_ods.ods'#$Anexo_1_Tabela_1_Quantitativo_F.M26]+['file:///C:/Users/heraclitoalves/Downloads/Abril/Abril/2%20-%20MPM/Anexo-I-tabela-1-Quantitativo_Fisico_Pessoal_Servidores-DAP.ods'#$Quantitativo_Fisico_Pessoal.M22]+['file:///C:/Users/heraclitoalves/Downloads/Abril/Abril/3%20-%20MPDFT/anexo_i_-_tabela_1.ods'#$Quantitativo_Fisico_Pessoal_Ser.M24]+['file:///C:/Users/heraclitoalves/Downloads/Abril/Abril/4%20-%20MPT/Anexo_1_Tabela_1_Quantitativo_Servidores_2022_04_MPT.ods'#$Anexo_1_Tabela_1_Quantitativo_S.M26]+['file:///C:/Users/heraclitoalves/Downloads/Abril/Abril/5%20-%20ESMPU/AnexoIServidoresESMPUAbril2022.ods'#$Quantitativo_Fisico_Pessoal_Ser.M24]" office:value-type="float" office:value="6">
            <text:p>6</text:p>
          </table:table-cell>
          <table:table-cell table:style-name="ce4"/>
          <table:table-cell table:number-columns-repeated="1007"/>
        </table:table-row>
        <table:table-row table:style-name="ro8">
          <table:covered-table-cell table:number-columns-repeated="6"/>
          <table:table-cell table:style-name="ce8" office:value-type="string">
            <text:p>11</text:p>
          </table:table-cell>
          <table:table-cell table:style-name="ce14" table:formula="of:=['file:///C:/Users/heraclitoalves/Downloads/Abril/Abril/1%20-%20MPF/anexo_I_servidores_2022_ods.ods'#$Anexo_1_Tabela_1_Quantitativo_F.E27]+['file:///C:/Users/heraclitoalves/Downloads/Abril/Abril/2%20-%20MPM/Anexo-I-tabela-1-Quantitativo_Fisico_Pessoal_Servidores-DAP.ods'#$Quantitativo_Fisico_Pessoal.E23]+['file:///C:/Users/heraclitoalves/Downloads/Abril/Abril/3%20-%20MPDFT/anexo_i_-_tabela_1.ods'#$Quantitativo_Fisico_Pessoal_Ser.E25]+['file:///C:/Users/heraclitoalves/Downloads/Abril/Abril/4%20-%20MPT/Anexo_1_Tabela_1_Quantitativo_Servidores_2022_04_MPT.ods'#$Anexo_1_Tabela_1_Quantitativo_S.E27]+['file:///C:/Users/heraclitoalves/Downloads/Abril/Abril/5%20-%20ESMPU/AnexoIServidoresESMPUAbril2022.ods'#$Quantitativo_Fisico_Pessoal_Ser.E25]" office:value-type="float" office:value="351">
            <text:p>351</text:p>
          </table:table-cell>
          <table:table-cell table:style-name="ce14" table:formula="of:=['file:///C:/Users/heraclitoalves/Downloads/Abril/Abril/1%20-%20MPF/anexo_I_servidores_2022_ods.ods'#$Anexo_1_Tabela_1_Quantitativo_F.F27]+['file:///C:/Users/heraclitoalves/Downloads/Abril/Abril/2%20-%20MPM/Anexo-I-tabela-1-Quantitativo_Fisico_Pessoal_Servidores-DAP.ods'#$Quantitativo_Fisico_Pessoal.F23]+['file:///C:/Users/heraclitoalves/Downloads/Abril/Abril/3%20-%20MPDFT/anexo_i_-_tabela_1.ods'#$Quantitativo_Fisico_Pessoal_Ser.F25]+['file:///C:/Users/heraclitoalves/Downloads/Abril/Abril/4%20-%20MPT/Anexo_1_Tabela_1_Quantitativo_Servidores_2022_04_MPT.ods'#$Anexo_1_Tabela_1_Quantitativo_S.F27]+['file:///C:/Users/heraclitoalves/Downloads/Abril/Abril/5%20-%20ESMPU/AnexoIServidoresESMPUAbril2022.ods'#$Quantitativo_Fisico_Pessoal_Ser.F25]" office:value-type="float" office:value="0">
            <text:p>0</text:p>
          </table:table-cell>
          <table:table-cell table:style-name="ce18" table:formula="of:=[.H25]+[.I25]" office:value-type="float" office:value="351">
            <text:p>351</text:p>
          </table:table-cell>
          <table:covered-table-cell table:number-columns-repeated="2"/>
          <table:table-cell table:style-name="ce14" table:formula="of:=['file:///C:/Users/heraclitoalves/Downloads/Abril/Abril/1%20-%20MPF/anexo_I_servidores_2022_ods.ods'#$Anexo_1_Tabela_1_Quantitativo_F.J27]+['file:///C:/Users/heraclitoalves/Downloads/Abril/Abril/2%20-%20MPM/Anexo-I-tabela-1-Quantitativo_Fisico_Pessoal_Servidores-DAP.ods'#$Quantitativo_Fisico_Pessoal.J23]+['file:///C:/Users/heraclitoalves/Downloads/Abril/Abril/3%20-%20MPDFT/anexo_i_-_tabela_1.ods'#$Quantitativo_Fisico_Pessoal_Ser.J25]+['file:///C:/Users/heraclitoalves/Downloads/Abril/Abril/4%20-%20MPT/Anexo_1_Tabela_1_Quantitativo_Servidores_2022_04_MPT.ods'#$Anexo_1_Tabela_1_Quantitativo_S.J27]+['file:///C:/Users/heraclitoalves/Downloads/Abril/Abril/5%20-%20ESMPU/AnexoIServidoresESMPUAbril2022.ods'#$Quantitativo_Fisico_Pessoal_Ser.J25]" office:value-type="float" office:value="6">
            <text:p>6</text:p>
          </table:table-cell>
          <table:table-cell table:style-name="ce14" table:formula="of:=['file:///C:/Users/heraclitoalves/Downloads/Abril/Abril/1%20-%20MPF/anexo_I_servidores_2022_ods.ods'#$Anexo_1_Tabela_1_Quantitativo_F.K27]+['file:///C:/Users/heraclitoalves/Downloads/Abril/Abril/2%20-%20MPM/Anexo-I-tabela-1-Quantitativo_Fisico_Pessoal_Servidores-DAP.ods'#$Quantitativo_Fisico_Pessoal.K23]+['file:///C:/Users/heraclitoalves/Downloads/Abril/Abril/3%20-%20MPDFT/anexo_i_-_tabela_1.ods'#$Quantitativo_Fisico_Pessoal_Ser.K25]+['file:///C:/Users/heraclitoalves/Downloads/Abril/Abril/4%20-%20MPT/Anexo_1_Tabela_1_Quantitativo_Servidores_2022_04_MPT.ods'#$Anexo_1_Tabela_1_Quantitativo_S.K27]+['file:///C:/Users/heraclitoalves/Downloads/Abril/Abril/5%20-%20ESMPU/AnexoIServidoresESMPUAbril2022.ods'#$Quantitativo_Fisico_Pessoal_Ser.K25]" office:value-type="float" office:value="5">
            <text:p>5</text:p>
          </table:table-cell>
          <table:table-cell table:style-name="ce18" table:formula="of:=[.M25]+[.N25]" office:value-type="float" office:value="11">
            <text:p>11</text:p>
          </table:table-cell>
          <table:table-cell table:style-name="ce14" table:formula="of:=['file:///C:/Users/heraclitoalves/Downloads/Abril/Abril/1%20-%20MPF/anexo_I_servidores_2022_ods.ods'#$Anexo_1_Tabela_1_Quantitativo_F.M27]+['file:///C:/Users/heraclitoalves/Downloads/Abril/Abril/2%20-%20MPM/Anexo-I-tabela-1-Quantitativo_Fisico_Pessoal_Servidores-DAP.ods'#$Quantitativo_Fisico_Pessoal.M23]+['file:///C:/Users/heraclitoalves/Downloads/Abril/Abril/3%20-%20MPDFT/anexo_i_-_tabela_1.ods'#$Quantitativo_Fisico_Pessoal_Ser.M25]+['file:///C:/Users/heraclitoalves/Downloads/Abril/Abril/4%20-%20MPT/Anexo_1_Tabela_1_Quantitativo_Servidores_2022_04_MPT.ods'#$Anexo_1_Tabela_1_Quantitativo_S.M27]+['file:///C:/Users/heraclitoalves/Downloads/Abril/Abril/5%20-%20ESMPU/AnexoIServidoresESMPUAbril2022.ods'#$Quantitativo_Fisico_Pessoal_Ser.M25]" office:value-type="float" office:value="7">
            <text:p>7</text:p>
          </table:table-cell>
          <table:table-cell table:style-name="ce4"/>
          <table:table-cell table:number-columns-repeated="1007"/>
        </table:table-row>
        <table:table-row table:style-name="ro8">
          <table:covered-table-cell table:number-columns-repeated="6"/>
          <table:table-cell table:style-name="ce8" office:value-type="string">
            <text:p>10</text:p>
          </table:table-cell>
          <table:table-cell table:style-name="ce14" table:formula="of:=['file:///C:/Users/heraclitoalves/Downloads/Abril/Abril/1%20-%20MPF/anexo_I_servidores_2022_ods.ods'#$Anexo_1_Tabela_1_Quantitativo_F.E28]+['file:///C:/Users/heraclitoalves/Downloads/Abril/Abril/2%20-%20MPM/Anexo-I-tabela-1-Quantitativo_Fisico_Pessoal_Servidores-DAP.ods'#$Quantitativo_Fisico_Pessoal.E24]+['file:///C:/Users/heraclitoalves/Downloads/Abril/Abril/3%20-%20MPDFT/anexo_i_-_tabela_1.ods'#$Quantitativo_Fisico_Pessoal_Ser.E26]+['file:///C:/Users/heraclitoalves/Downloads/Abril/Abril/4%20-%20MPT/Anexo_1_Tabela_1_Quantitativo_Servidores_2022_04_MPT.ods'#$Anexo_1_Tabela_1_Quantitativo_S.E28]+['file:///C:/Users/heraclitoalves/Downloads/Abril/Abril/5%20-%20ESMPU/AnexoIServidoresESMPUAbril2022.ods'#$Quantitativo_Fisico_Pessoal_Ser.E26]" office:value-type="float" office:value="467">
            <text:p>467</text:p>
          </table:table-cell>
          <table:table-cell table:style-name="ce14" table:formula="of:=['file:///C:/Users/heraclitoalves/Downloads/Abril/Abril/1%20-%20MPF/anexo_I_servidores_2022_ods.ods'#$Anexo_1_Tabela_1_Quantitativo_F.F28]+['file:///C:/Users/heraclitoalves/Downloads/Abril/Abril/2%20-%20MPM/Anexo-I-tabela-1-Quantitativo_Fisico_Pessoal_Servidores-DAP.ods'#$Quantitativo_Fisico_Pessoal.F24]+['file:///C:/Users/heraclitoalves/Downloads/Abril/Abril/3%20-%20MPDFT/anexo_i_-_tabela_1.ods'#$Quantitativo_Fisico_Pessoal_Ser.F26]+['file:///C:/Users/heraclitoalves/Downloads/Abril/Abril/4%20-%20MPT/Anexo_1_Tabela_1_Quantitativo_Servidores_2022_04_MPT.ods'#$Anexo_1_Tabela_1_Quantitativo_S.F28]+['file:///C:/Users/heraclitoalves/Downloads/Abril/Abril/5%20-%20ESMPU/AnexoIServidoresESMPUAbril2022.ods'#$Quantitativo_Fisico_Pessoal_Ser.F26]" office:value-type="float" office:value="0">
            <text:p>0</text:p>
          </table:table-cell>
          <table:table-cell table:style-name="ce18" table:formula="of:=[.H26]+[.I26]" office:value-type="float" office:value="467">
            <text:p>467</text:p>
          </table:table-cell>
          <table:covered-table-cell table:number-columns-repeated="2"/>
          <table:table-cell table:style-name="ce14" table:formula="of:=['file:///C:/Users/heraclitoalves/Downloads/Abril/Abril/1%20-%20MPF/anexo_I_servidores_2022_ods.ods'#$Anexo_1_Tabela_1_Quantitativo_F.J28]+['file:///C:/Users/heraclitoalves/Downloads/Abril/Abril/2%20-%20MPM/Anexo-I-tabela-1-Quantitativo_Fisico_Pessoal_Servidores-DAP.ods'#$Quantitativo_Fisico_Pessoal.J24]+['file:///C:/Users/heraclitoalves/Downloads/Abril/Abril/3%20-%20MPDFT/anexo_i_-_tabela_1.ods'#$Quantitativo_Fisico_Pessoal_Ser.J26]+['file:///C:/Users/heraclitoalves/Downloads/Abril/Abril/4%20-%20MPT/Anexo_1_Tabela_1_Quantitativo_Servidores_2022_04_MPT.ods'#$Anexo_1_Tabela_1_Quantitativo_S.J28]+['file:///C:/Users/heraclitoalves/Downloads/Abril/Abril/5%20-%20ESMPU/AnexoIServidoresESMPUAbril2022.ods'#$Quantitativo_Fisico_Pessoal_Ser.J26]" office:value-type="float" office:value="5">
            <text:p>5</text:p>
          </table:table-cell>
          <table:table-cell table:style-name="ce14" table:formula="of:=['file:///C:/Users/heraclitoalves/Downloads/Abril/Abril/1%20-%20MPF/anexo_I_servidores_2022_ods.ods'#$Anexo_1_Tabela_1_Quantitativo_F.K28]+['file:///C:/Users/heraclitoalves/Downloads/Abril/Abril/2%20-%20MPM/Anexo-I-tabela-1-Quantitativo_Fisico_Pessoal_Servidores-DAP.ods'#$Quantitativo_Fisico_Pessoal.K24]+['file:///C:/Users/heraclitoalves/Downloads/Abril/Abril/3%20-%20MPDFT/anexo_i_-_tabela_1.ods'#$Quantitativo_Fisico_Pessoal_Ser.K26]+['file:///C:/Users/heraclitoalves/Downloads/Abril/Abril/4%20-%20MPT/Anexo_1_Tabela_1_Quantitativo_Servidores_2022_04_MPT.ods'#$Anexo_1_Tabela_1_Quantitativo_S.K28]+['file:///C:/Users/heraclitoalves/Downloads/Abril/Abril/5%20-%20ESMPU/AnexoIServidoresESMPUAbril2022.ods'#$Quantitativo_Fisico_Pessoal_Ser.K26]" office:value-type="float" office:value="3">
            <text:p>3</text:p>
          </table:table-cell>
          <table:table-cell table:style-name="ce18" table:formula="of:=[.M26]+[.N26]" office:value-type="float" office:value="8">
            <text:p>8</text:p>
          </table:table-cell>
          <table:table-cell table:style-name="ce14" table:formula="of:=['file:///C:/Users/heraclitoalves/Downloads/Abril/Abril/1%20-%20MPF/anexo_I_servidores_2022_ods.ods'#$Anexo_1_Tabela_1_Quantitativo_F.M28]+['file:///C:/Users/heraclitoalves/Downloads/Abril/Abril/2%20-%20MPM/Anexo-I-tabela-1-Quantitativo_Fisico_Pessoal_Servidores-DAP.ods'#$Quantitativo_Fisico_Pessoal.M24]+['file:///C:/Users/heraclitoalves/Downloads/Abril/Abril/3%20-%20MPDFT/anexo_i_-_tabela_1.ods'#$Quantitativo_Fisico_Pessoal_Ser.M26]+['file:///C:/Users/heraclitoalves/Downloads/Abril/Abril/4%20-%20MPT/Anexo_1_Tabela_1_Quantitativo_Servidores_2022_04_MPT.ods'#$Anexo_1_Tabela_1_Quantitativo_S.M28]+['file:///C:/Users/heraclitoalves/Downloads/Abril/Abril/5%20-%20ESMPU/AnexoIServidoresESMPUAbril2022.ods'#$Quantitativo_Fisico_Pessoal_Ser.M26]" office:value-type="float" office:value="3">
            <text:p>3</text:p>
          </table:table-cell>
          <table:table-cell table:style-name="ce4"/>
          <table:table-cell table:number-columns-repeated="1007"/>
        </table:table-row>
        <table:table-row table:style-name="ro9">
          <table:covered-table-cell table:number-columns-repeated="6"/>
          <table:table-cell table:style-name="ce8" office:value-type="string">
            <text:p>9</text:p>
          </table:table-cell>
          <table:table-cell table:style-name="ce14" table:formula="of:=['file:///C:/Users/heraclitoalves/Downloads/Abril/Abril/1%20-%20MPF/anexo_I_servidores_2022_ods.ods'#$Anexo_1_Tabela_1_Quantitativo_F.E29]+['file:///C:/Users/heraclitoalves/Downloads/Abril/Abril/2%20-%20MPM/Anexo-I-tabela-1-Quantitativo_Fisico_Pessoal_Servidores-DAP.ods'#$Quantitativo_Fisico_Pessoal.E25]+['file:///C:/Users/heraclitoalves/Downloads/Abril/Abril/3%20-%20MPDFT/anexo_i_-_tabela_1.ods'#$Quantitativo_Fisico_Pessoal_Ser.E27]+['file:///C:/Users/heraclitoalves/Downloads/Abril/Abril/4%20-%20MPT/Anexo_1_Tabela_1_Quantitativo_Servidores_2022_04_MPT.ods'#$Anexo_1_Tabela_1_Quantitativo_S.E29]+['file:///C:/Users/heraclitoalves/Downloads/Abril/Abril/5%20-%20ESMPU/AnexoIServidoresESMPUAbril2022.ods'#$Quantitativo_Fisico_Pessoal_Ser.E27]" office:value-type="float" office:value="940">
            <text:p>940</text:p>
          </table:table-cell>
          <table:table-cell table:style-name="ce14" table:formula="of:=['file:///C:/Users/heraclitoalves/Downloads/Abril/Abril/1%20-%20MPF/anexo_I_servidores_2022_ods.ods'#$Anexo_1_Tabela_1_Quantitativo_F.F29]+['file:///C:/Users/heraclitoalves/Downloads/Abril/Abril/2%20-%20MPM/Anexo-I-tabela-1-Quantitativo_Fisico_Pessoal_Servidores-DAP.ods'#$Quantitativo_Fisico_Pessoal.F25]+['file:///C:/Users/heraclitoalves/Downloads/Abril/Abril/3%20-%20MPDFT/anexo_i_-_tabela_1.ods'#$Quantitativo_Fisico_Pessoal_Ser.F27]+['file:///C:/Users/heraclitoalves/Downloads/Abril/Abril/4%20-%20MPT/Anexo_1_Tabela_1_Quantitativo_Servidores_2022_04_MPT.ods'#$Anexo_1_Tabela_1_Quantitativo_S.F29]+['file:///C:/Users/heraclitoalves/Downloads/Abril/Abril/5%20-%20ESMPU/AnexoIServidoresESMPUAbril2022.ods'#$Quantitativo_Fisico_Pessoal_Ser.F27]" office:value-type="float" office:value="0">
            <text:p>0</text:p>
          </table:table-cell>
          <table:table-cell table:style-name="ce18" table:formula="of:=[.H27]+[.I27]" office:value-type="float" office:value="940">
            <text:p>940</text:p>
          </table:table-cell>
          <table:covered-table-cell table:number-columns-repeated="2"/>
          <table:table-cell table:style-name="ce14" table:formula="of:=['file:///C:/Users/heraclitoalves/Downloads/Abril/Abril/1%20-%20MPF/anexo_I_servidores_2022_ods.ods'#$Anexo_1_Tabela_1_Quantitativo_F.J29]+['file:///C:/Users/heraclitoalves/Downloads/Abril/Abril/2%20-%20MPM/Anexo-I-tabela-1-Quantitativo_Fisico_Pessoal_Servidores-DAP.ods'#$Quantitativo_Fisico_Pessoal.J25]+['file:///C:/Users/heraclitoalves/Downloads/Abril/Abril/3%20-%20MPDFT/anexo_i_-_tabela_1.ods'#$Quantitativo_Fisico_Pessoal_Ser.J27]+['file:///C:/Users/heraclitoalves/Downloads/Abril/Abril/4%20-%20MPT/Anexo_1_Tabela_1_Quantitativo_Servidores_2022_04_MPT.ods'#$Anexo_1_Tabela_1_Quantitativo_S.J29]+['file:///C:/Users/heraclitoalves/Downloads/Abril/Abril/5%20-%20ESMPU/AnexoIServidoresESMPUAbril2022.ods'#$Quantitativo_Fisico_Pessoal_Ser.J27]" office:value-type="float" office:value="2">
            <text:p>2</text:p>
          </table:table-cell>
          <table:table-cell table:style-name="ce14" table:formula="of:=['file:///C:/Users/heraclitoalves/Downloads/Abril/Abril/1%20-%20MPF/anexo_I_servidores_2022_ods.ods'#$Anexo_1_Tabela_1_Quantitativo_F.K29]+['file:///C:/Users/heraclitoalves/Downloads/Abril/Abril/2%20-%20MPM/Anexo-I-tabela-1-Quantitativo_Fisico_Pessoal_Servidores-DAP.ods'#$Quantitativo_Fisico_Pessoal.K25]+['file:///C:/Users/heraclitoalves/Downloads/Abril/Abril/3%20-%20MPDFT/anexo_i_-_tabela_1.ods'#$Quantitativo_Fisico_Pessoal_Ser.K27]+['file:///C:/Users/heraclitoalves/Downloads/Abril/Abril/4%20-%20MPT/Anexo_1_Tabela_1_Quantitativo_Servidores_2022_04_MPT.ods'#$Anexo_1_Tabela_1_Quantitativo_S.K29]+['file:///C:/Users/heraclitoalves/Downloads/Abril/Abril/5%20-%20ESMPU/AnexoIServidoresESMPUAbril2022.ods'#$Quantitativo_Fisico_Pessoal_Ser.K27]" office:value-type="float" office:value="5">
            <text:p>5</text:p>
          </table:table-cell>
          <table:table-cell table:style-name="ce18" table:formula="of:=[.M27]+[.N27]" office:value-type="float" office:value="7">
            <text:p>7</text:p>
          </table:table-cell>
          <table:table-cell table:style-name="ce14" table:formula="of:=['file:///C:/Users/heraclitoalves/Downloads/Abril/Abril/1%20-%20MPF/anexo_I_servidores_2022_ods.ods'#$Anexo_1_Tabela_1_Quantitativo_F.M29]+['file:///C:/Users/heraclitoalves/Downloads/Abril/Abril/2%20-%20MPM/Anexo-I-tabela-1-Quantitativo_Fisico_Pessoal_Servidores-DAP.ods'#$Quantitativo_Fisico_Pessoal.M25]+['file:///C:/Users/heraclitoalves/Downloads/Abril/Abril/3%20-%20MPDFT/anexo_i_-_tabela_1.ods'#$Quantitativo_Fisico_Pessoal_Ser.M27]+['file:///C:/Users/heraclitoalves/Downloads/Abril/Abril/4%20-%20MPT/Anexo_1_Tabela_1_Quantitativo_Servidores_2022_04_MPT.ods'#$Anexo_1_Tabela_1_Quantitativo_S.M29]+['file:///C:/Users/heraclitoalves/Downloads/Abril/Abril/5%20-%20ESMPU/AnexoIServidoresESMPUAbril2022.ods'#$Quantitativo_Fisico_Pessoal_Ser.M27]" office:value-type="float" office:value="7">
            <text:p>7</text:p>
          </table:table-cell>
          <table:table-cell table:style-name="ce4"/>
          <table:table-cell table:number-columns-repeated="1007"/>
        </table:table-row>
        <table:table-row table:style-name="ro8">
          <table:covered-table-cell table:number-columns-repeated="4"/>
          <table:table-cell table:style-name="ce8" office:value-type="string" table:number-columns-spanned="2" table:number-rows-spanned="5">
            <text:p>B</text:p>
          </table:table-cell>
          <table:covered-table-cell/>
          <table:table-cell table:style-name="ce8" office:value-type="string">
            <text:p>8</text:p>
          </table:table-cell>
          <table:table-cell table:style-name="ce14" table:formula="of:=['file:///C:/Users/heraclitoalves/Downloads/Abril/Abril/1%20-%20MPF/anexo_I_servidores_2022_ods.ods'#$Anexo_1_Tabela_1_Quantitativo_F.E30]+['file:///C:/Users/heraclitoalves/Downloads/Abril/Abril/2%20-%20MPM/Anexo-I-tabela-1-Quantitativo_Fisico_Pessoal_Servidores-DAP.ods'#$Quantitativo_Fisico_Pessoal.E26]+['file:///C:/Users/heraclitoalves/Downloads/Abril/Abril/3%20-%20MPDFT/anexo_i_-_tabela_1.ods'#$Quantitativo_Fisico_Pessoal_Ser.E28]+['file:///C:/Users/heraclitoalves/Downloads/Abril/Abril/4%20-%20MPT/Anexo_1_Tabela_1_Quantitativo_Servidores_2022_04_MPT.ods'#$Anexo_1_Tabela_1_Quantitativo_S.E30]+['file:///C:/Users/heraclitoalves/Downloads/Abril/Abril/5%20-%20ESMPU/AnexoIServidoresESMPUAbril2022.ods'#$Quantitativo_Fisico_Pessoal_Ser.E28]" office:value-type="float" office:value="497">
            <text:p>497</text:p>
          </table:table-cell>
          <table:table-cell table:style-name="ce14" table:formula="of:=['file:///C:/Users/heraclitoalves/Downloads/Abril/Abril/1%20-%20MPF/anexo_I_servidores_2022_ods.ods'#$Anexo_1_Tabela_1_Quantitativo_F.F30]+['file:///C:/Users/heraclitoalves/Downloads/Abril/Abril/2%20-%20MPM/Anexo-I-tabela-1-Quantitativo_Fisico_Pessoal_Servidores-DAP.ods'#$Quantitativo_Fisico_Pessoal.F26]+['file:///C:/Users/heraclitoalves/Downloads/Abril/Abril/3%20-%20MPDFT/anexo_i_-_tabela_1.ods'#$Quantitativo_Fisico_Pessoal_Ser.F28]+['file:///C:/Users/heraclitoalves/Downloads/Abril/Abril/4%20-%20MPT/Anexo_1_Tabela_1_Quantitativo_Servidores_2022_04_MPT.ods'#$Anexo_1_Tabela_1_Quantitativo_S.F30]+['file:///C:/Users/heraclitoalves/Downloads/Abril/Abril/5%20-%20ESMPU/AnexoIServidoresESMPUAbril2022.ods'#$Quantitativo_Fisico_Pessoal_Ser.F28]" office:value-type="float" office:value="0">
            <text:p>0</text:p>
          </table:table-cell>
          <table:table-cell table:style-name="ce18" table:formula="of:=[.H28]+[.I28]" office:value-type="float" office:value="497">
            <text:p>497</text:p>
          </table:table-cell>
          <table:covered-table-cell table:number-columns-repeated="2"/>
          <table:table-cell table:style-name="ce14" table:formula="of:=['file:///C:/Users/heraclitoalves/Downloads/Abril/Abril/1%20-%20MPF/anexo_I_servidores_2022_ods.ods'#$Anexo_1_Tabela_1_Quantitativo_F.J30]+['file:///C:/Users/heraclitoalves/Downloads/Abril/Abril/2%20-%20MPM/Anexo-I-tabela-1-Quantitativo_Fisico_Pessoal_Servidores-DAP.ods'#$Quantitativo_Fisico_Pessoal.J26]+['file:///C:/Users/heraclitoalves/Downloads/Abril/Abril/3%20-%20MPDFT/anexo_i_-_tabela_1.ods'#$Quantitativo_Fisico_Pessoal_Ser.J28]+['file:///C:/Users/heraclitoalves/Downloads/Abril/Abril/4%20-%20MPT/Anexo_1_Tabela_1_Quantitativo_Servidores_2022_04_MPT.ods'#$Anexo_1_Tabela_1_Quantitativo_S.J30]+['file:///C:/Users/heraclitoalves/Downloads/Abril/Abril/5%20-%20ESMPU/AnexoIServidoresESMPUAbril2022.ods'#$Quantitativo_Fisico_Pessoal_Ser.J28]" office:value-type="float" office:value="8">
            <text:p>8</text:p>
          </table:table-cell>
          <table:table-cell table:style-name="ce14" table:formula="of:=['file:///C:/Users/heraclitoalves/Downloads/Abril/Abril/1%20-%20MPF/anexo_I_servidores_2022_ods.ods'#$Anexo_1_Tabela_1_Quantitativo_F.K30]+['file:///C:/Users/heraclitoalves/Downloads/Abril/Abril/2%20-%20MPM/Anexo-I-tabela-1-Quantitativo_Fisico_Pessoal_Servidores-DAP.ods'#$Quantitativo_Fisico_Pessoal.K26]+['file:///C:/Users/heraclitoalves/Downloads/Abril/Abril/3%20-%20MPDFT/anexo_i_-_tabela_1.ods'#$Quantitativo_Fisico_Pessoal_Ser.K28]+['file:///C:/Users/heraclitoalves/Downloads/Abril/Abril/4%20-%20MPT/Anexo_1_Tabela_1_Quantitativo_Servidores_2022_04_MPT.ods'#$Anexo_1_Tabela_1_Quantitativo_S.K30]+['file:///C:/Users/heraclitoalves/Downloads/Abril/Abril/5%20-%20ESMPU/AnexoIServidoresESMPUAbril2022.ods'#$Quantitativo_Fisico_Pessoal_Ser.K28]" office:value-type="float" office:value="3">
            <text:p>3</text:p>
          </table:table-cell>
          <table:table-cell table:style-name="ce18" table:formula="of:=[.M28]+[.N28]" office:value-type="float" office:value="11">
            <text:p>11</text:p>
          </table:table-cell>
          <table:table-cell table:style-name="ce14" table:formula="of:=['file:///C:/Users/heraclitoalves/Downloads/Abril/Abril/1%20-%20MPF/anexo_I_servidores_2022_ods.ods'#$Anexo_1_Tabela_1_Quantitativo_F.M30]+['file:///C:/Users/heraclitoalves/Downloads/Abril/Abril/2%20-%20MPM/Anexo-I-tabela-1-Quantitativo_Fisico_Pessoal_Servidores-DAP.ods'#$Quantitativo_Fisico_Pessoal.M26]+['file:///C:/Users/heraclitoalves/Downloads/Abril/Abril/3%20-%20MPDFT/anexo_i_-_tabela_1.ods'#$Quantitativo_Fisico_Pessoal_Ser.M28]+['file:///C:/Users/heraclitoalves/Downloads/Abril/Abril/4%20-%20MPT/Anexo_1_Tabela_1_Quantitativo_Servidores_2022_04_MPT.ods'#$Anexo_1_Tabela_1_Quantitativo_S.M30]+['file:///C:/Users/heraclitoalves/Downloads/Abril/Abril/5%20-%20ESMPU/AnexoIServidoresESMPUAbril2022.ods'#$Quantitativo_Fisico_Pessoal_Ser.M28]" office:value-type="float" office:value="5">
            <text:p>5</text:p>
          </table:table-cell>
          <table:table-cell table:style-name="ce4"/>
          <table:table-cell table:number-columns-repeated="1007"/>
        </table:table-row>
        <table:table-row table:style-name="ro8">
          <table:covered-table-cell table:number-columns-repeated="6"/>
          <table:table-cell table:style-name="ce8" office:value-type="string">
            <text:p>7</text:p>
          </table:table-cell>
          <table:table-cell table:style-name="ce14" table:formula="of:=['file:///C:/Users/heraclitoalves/Downloads/Abril/Abril/1%20-%20MPF/anexo_I_servidores_2022_ods.ods'#$Anexo_1_Tabela_1_Quantitativo_F.E31]+['file:///C:/Users/heraclitoalves/Downloads/Abril/Abril/2%20-%20MPM/Anexo-I-tabela-1-Quantitativo_Fisico_Pessoal_Servidores-DAP.ods'#$Quantitativo_Fisico_Pessoal.E27]+['file:///C:/Users/heraclitoalves/Downloads/Abril/Abril/3%20-%20MPDFT/anexo_i_-_tabela_1.ods'#$Quantitativo_Fisico_Pessoal_Ser.E29]+['file:///C:/Users/heraclitoalves/Downloads/Abril/Abril/4%20-%20MPT/Anexo_1_Tabela_1_Quantitativo_Servidores_2022_04_MPT.ods'#$Anexo_1_Tabela_1_Quantitativo_S.E31]+['file:///C:/Users/heraclitoalves/Downloads/Abril/Abril/5%20-%20ESMPU/AnexoIServidoresESMPUAbril2022.ods'#$Quantitativo_Fisico_Pessoal_Ser.E29]" office:value-type="float" office:value="601">
            <text:p>601</text:p>
          </table:table-cell>
          <table:table-cell table:style-name="ce14" table:formula="of:=['file:///C:/Users/heraclitoalves/Downloads/Abril/Abril/1%20-%20MPF/anexo_I_servidores_2022_ods.ods'#$Anexo_1_Tabela_1_Quantitativo_F.F31]+['file:///C:/Users/heraclitoalves/Downloads/Abril/Abril/2%20-%20MPM/Anexo-I-tabela-1-Quantitativo_Fisico_Pessoal_Servidores-DAP.ods'#$Quantitativo_Fisico_Pessoal.F27]+['file:///C:/Users/heraclitoalves/Downloads/Abril/Abril/3%20-%20MPDFT/anexo_i_-_tabela_1.ods'#$Quantitativo_Fisico_Pessoal_Ser.F29]+['file:///C:/Users/heraclitoalves/Downloads/Abril/Abril/4%20-%20MPT/Anexo_1_Tabela_1_Quantitativo_Servidores_2022_04_MPT.ods'#$Anexo_1_Tabela_1_Quantitativo_S.F31]+['file:///C:/Users/heraclitoalves/Downloads/Abril/Abril/5%20-%20ESMPU/AnexoIServidoresESMPUAbril2022.ods'#$Quantitativo_Fisico_Pessoal_Ser.F29]" office:value-type="float" office:value="1">
            <text:p>1</text:p>
          </table:table-cell>
          <table:table-cell table:style-name="ce18" table:formula="of:=[.H29]+[.I29]" office:value-type="float" office:value="602">
            <text:p>602</text:p>
          </table:table-cell>
          <table:covered-table-cell table:number-columns-repeated="2"/>
          <table:table-cell table:style-name="ce14" table:formula="of:=['file:///C:/Users/heraclitoalves/Downloads/Abril/Abril/1%20-%20MPF/anexo_I_servidores_2022_ods.ods'#$Anexo_1_Tabela_1_Quantitativo_F.J31]+['file:///C:/Users/heraclitoalves/Downloads/Abril/Abril/2%20-%20MPM/Anexo-I-tabela-1-Quantitativo_Fisico_Pessoal_Servidores-DAP.ods'#$Quantitativo_Fisico_Pessoal.J27]+['file:///C:/Users/heraclitoalves/Downloads/Abril/Abril/3%20-%20MPDFT/anexo_i_-_tabela_1.ods'#$Quantitativo_Fisico_Pessoal_Ser.J29]+['file:///C:/Users/heraclitoalves/Downloads/Abril/Abril/4%20-%20MPT/Anexo_1_Tabela_1_Quantitativo_Servidores_2022_04_MPT.ods'#$Anexo_1_Tabela_1_Quantitativo_S.J31]+['file:///C:/Users/heraclitoalves/Downloads/Abril/Abril/5%20-%20ESMPU/AnexoIServidoresESMPUAbril2022.ods'#$Quantitativo_Fisico_Pessoal_Ser.J29]" office:value-type="float" office:value="5">
            <text:p>5</text:p>
          </table:table-cell>
          <table:table-cell table:style-name="ce14" table:formula="of:=['file:///C:/Users/heraclitoalves/Downloads/Abril/Abril/1%20-%20MPF/anexo_I_servidores_2022_ods.ods'#$Anexo_1_Tabela_1_Quantitativo_F.K31]+['file:///C:/Users/heraclitoalves/Downloads/Abril/Abril/2%20-%20MPM/Anexo-I-tabela-1-Quantitativo_Fisico_Pessoal_Servidores-DAP.ods'#$Quantitativo_Fisico_Pessoal.K27]+['file:///C:/Users/heraclitoalves/Downloads/Abril/Abril/3%20-%20MPDFT/anexo_i_-_tabela_1.ods'#$Quantitativo_Fisico_Pessoal_Ser.K29]+['file:///C:/Users/heraclitoalves/Downloads/Abril/Abril/4%20-%20MPT/Anexo_1_Tabela_1_Quantitativo_Servidores_2022_04_MPT.ods'#$Anexo_1_Tabela_1_Quantitativo_S.K31]+['file:///C:/Users/heraclitoalves/Downloads/Abril/Abril/5%20-%20ESMPU/AnexoIServidoresESMPUAbril2022.ods'#$Quantitativo_Fisico_Pessoal_Ser.K29]" office:value-type="float" office:value="7">
            <text:p>7</text:p>
          </table:table-cell>
          <table:table-cell table:style-name="ce18" table:formula="of:=[.M29]+[.N29]" office:value-type="float" office:value="12">
            <text:p>12</text:p>
          </table:table-cell>
          <table:table-cell table:style-name="ce14" table:formula="of:=['file:///C:/Users/heraclitoalves/Downloads/Abril/Abril/1%20-%20MPF/anexo_I_servidores_2022_ods.ods'#$Anexo_1_Tabela_1_Quantitativo_F.M31]+['file:///C:/Users/heraclitoalves/Downloads/Abril/Abril/2%20-%20MPM/Anexo-I-tabela-1-Quantitativo_Fisico_Pessoal_Servidores-DAP.ods'#$Quantitativo_Fisico_Pessoal.M27]+['file:///C:/Users/heraclitoalves/Downloads/Abril/Abril/3%20-%20MPDFT/anexo_i_-_tabela_1.ods'#$Quantitativo_Fisico_Pessoal_Ser.M29]+['file:///C:/Users/heraclitoalves/Downloads/Abril/Abril/4%20-%20MPT/Anexo_1_Tabela_1_Quantitativo_Servidores_2022_04_MPT.ods'#$Anexo_1_Tabela_1_Quantitativo_S.M31]+['file:///C:/Users/heraclitoalves/Downloads/Abril/Abril/5%20-%20ESMPU/AnexoIServidoresESMPUAbril2022.ods'#$Quantitativo_Fisico_Pessoal_Ser.M29]" office:value-type="float" office:value="9">
            <text:p>9</text:p>
          </table:table-cell>
          <table:table-cell table:style-name="ce4"/>
          <table:table-cell table:number-columns-repeated="1007"/>
        </table:table-row>
        <table:table-row table:style-name="ro8">
          <table:covered-table-cell table:number-columns-repeated="6"/>
          <table:table-cell table:style-name="ce8" office:value-type="string">
            <text:p>6</text:p>
          </table:table-cell>
          <table:table-cell table:style-name="ce14" table:formula="of:=['file:///C:/Users/heraclitoalves/Downloads/Abril/Abril/1%20-%20MPF/anexo_I_servidores_2022_ods.ods'#$Anexo_1_Tabela_1_Quantitativo_F.E32]+['file:///C:/Users/heraclitoalves/Downloads/Abril/Abril/2%20-%20MPM/Anexo-I-tabela-1-Quantitativo_Fisico_Pessoal_Servidores-DAP.ods'#$Quantitativo_Fisico_Pessoal.E28]+['file:///C:/Users/heraclitoalves/Downloads/Abril/Abril/3%20-%20MPDFT/anexo_i_-_tabela_1.ods'#$Quantitativo_Fisico_Pessoal_Ser.E30]+['file:///C:/Users/heraclitoalves/Downloads/Abril/Abril/4%20-%20MPT/Anexo_1_Tabela_1_Quantitativo_Servidores_2022_04_MPT.ods'#$Anexo_1_Tabela_1_Quantitativo_S.E32]+['file:///C:/Users/heraclitoalves/Downloads/Abril/Abril/5%20-%20ESMPU/AnexoIServidoresESMPUAbril2022.ods'#$Quantitativo_Fisico_Pessoal_Ser.E30]" office:value-type="float" office:value="166">
            <text:p>166</text:p>
          </table:table-cell>
          <table:table-cell table:style-name="ce14" table:formula="of:=['file:///C:/Users/heraclitoalves/Downloads/Abril/Abril/1%20-%20MPF/anexo_I_servidores_2022_ods.ods'#$Anexo_1_Tabela_1_Quantitativo_F.F32]+['file:///C:/Users/heraclitoalves/Downloads/Abril/Abril/2%20-%20MPM/Anexo-I-tabela-1-Quantitativo_Fisico_Pessoal_Servidores-DAP.ods'#$Quantitativo_Fisico_Pessoal.F28]+['file:///C:/Users/heraclitoalves/Downloads/Abril/Abril/3%20-%20MPDFT/anexo_i_-_tabela_1.ods'#$Quantitativo_Fisico_Pessoal_Ser.F30]+['file:///C:/Users/heraclitoalves/Downloads/Abril/Abril/4%20-%20MPT/Anexo_1_Tabela_1_Quantitativo_Servidores_2022_04_MPT.ods'#$Anexo_1_Tabela_1_Quantitativo_S.F32]+['file:///C:/Users/heraclitoalves/Downloads/Abril/Abril/5%20-%20ESMPU/AnexoIServidoresESMPUAbril2022.ods'#$Quantitativo_Fisico_Pessoal_Ser.F30]" office:value-type="float" office:value="0">
            <text:p>0</text:p>
          </table:table-cell>
          <table:table-cell table:style-name="ce18" table:formula="of:=[.H30]+[.I30]" office:value-type="float" office:value="166">
            <text:p>166</text:p>
          </table:table-cell>
          <table:covered-table-cell table:number-columns-repeated="2"/>
          <table:table-cell table:style-name="ce14" table:formula="of:=['file:///C:/Users/heraclitoalves/Downloads/Abril/Abril/1%20-%20MPF/anexo_I_servidores_2022_ods.ods'#$Anexo_1_Tabela_1_Quantitativo_F.J32]+['file:///C:/Users/heraclitoalves/Downloads/Abril/Abril/2%20-%20MPM/Anexo-I-tabela-1-Quantitativo_Fisico_Pessoal_Servidores-DAP.ods'#$Quantitativo_Fisico_Pessoal.J28]+['file:///C:/Users/heraclitoalves/Downloads/Abril/Abril/3%20-%20MPDFT/anexo_i_-_tabela_1.ods'#$Quantitativo_Fisico_Pessoal_Ser.J30]+['file:///C:/Users/heraclitoalves/Downloads/Abril/Abril/4%20-%20MPT/Anexo_1_Tabela_1_Quantitativo_Servidores_2022_04_MPT.ods'#$Anexo_1_Tabela_1_Quantitativo_S.J32]+['file:///C:/Users/heraclitoalves/Downloads/Abril/Abril/5%20-%20ESMPU/AnexoIServidoresESMPUAbril2022.ods'#$Quantitativo_Fisico_Pessoal_Ser.J30]" office:value-type="float" office:value="2">
            <text:p>2</text:p>
          </table:table-cell>
          <table:table-cell table:style-name="ce14" table:formula="of:=['file:///C:/Users/heraclitoalves/Downloads/Abril/Abril/1%20-%20MPF/anexo_I_servidores_2022_ods.ods'#$Anexo_1_Tabela_1_Quantitativo_F.K32]+['file:///C:/Users/heraclitoalves/Downloads/Abril/Abril/2%20-%20MPM/Anexo-I-tabela-1-Quantitativo_Fisico_Pessoal_Servidores-DAP.ods'#$Quantitativo_Fisico_Pessoal.K28]+['file:///C:/Users/heraclitoalves/Downloads/Abril/Abril/3%20-%20MPDFT/anexo_i_-_tabela_1.ods'#$Quantitativo_Fisico_Pessoal_Ser.K30]+['file:///C:/Users/heraclitoalves/Downloads/Abril/Abril/4%20-%20MPT/Anexo_1_Tabela_1_Quantitativo_Servidores_2022_04_MPT.ods'#$Anexo_1_Tabela_1_Quantitativo_S.K32]+['file:///C:/Users/heraclitoalves/Downloads/Abril/Abril/5%20-%20ESMPU/AnexoIServidoresESMPUAbril2022.ods'#$Quantitativo_Fisico_Pessoal_Ser.K30]" office:value-type="float" office:value="3">
            <text:p>3</text:p>
          </table:table-cell>
          <table:table-cell table:style-name="ce18" table:formula="of:=[.M30]+[.N30]" office:value-type="float" office:value="5">
            <text:p>5</text:p>
          </table:table-cell>
          <table:table-cell table:style-name="ce14" table:formula="of:=['file:///C:/Users/heraclitoalves/Downloads/Abril/Abril/1%20-%20MPF/anexo_I_servidores_2022_ods.ods'#$Anexo_1_Tabela_1_Quantitativo_F.M32]+['file:///C:/Users/heraclitoalves/Downloads/Abril/Abril/2%20-%20MPM/Anexo-I-tabela-1-Quantitativo_Fisico_Pessoal_Servidores-DAP.ods'#$Quantitativo_Fisico_Pessoal.M28]+['file:///C:/Users/heraclitoalves/Downloads/Abril/Abril/3%20-%20MPDFT/anexo_i_-_tabela_1.ods'#$Quantitativo_Fisico_Pessoal_Ser.M30]+['file:///C:/Users/heraclitoalves/Downloads/Abril/Abril/4%20-%20MPT/Anexo_1_Tabela_1_Quantitativo_Servidores_2022_04_MPT.ods'#$Anexo_1_Tabela_1_Quantitativo_S.M32]+['file:///C:/Users/heraclitoalves/Downloads/Abril/Abril/5%20-%20ESMPU/AnexoIServidoresESMPUAbril2022.ods'#$Quantitativo_Fisico_Pessoal_Ser.M30]" office:value-type="float" office:value="4">
            <text:p>4</text:p>
          </table:table-cell>
          <table:table-cell table:style-name="ce4"/>
          <table:table-cell table:number-columns-repeated="1007"/>
        </table:table-row>
        <table:table-row table:style-name="ro8">
          <table:covered-table-cell table:number-columns-repeated="6"/>
          <table:table-cell table:style-name="ce8" office:value-type="string">
            <text:p>5</text:p>
          </table:table-cell>
          <table:table-cell table:style-name="ce14" table:formula="of:=['file:///C:/Users/heraclitoalves/Downloads/Abril/Abril/1%20-%20MPF/anexo_I_servidores_2022_ods.ods'#$Anexo_1_Tabela_1_Quantitativo_F.E33]+['file:///C:/Users/heraclitoalves/Downloads/Abril/Abril/2%20-%20MPM/Anexo-I-tabela-1-Quantitativo_Fisico_Pessoal_Servidores-DAP.ods'#$Quantitativo_Fisico_Pessoal.E29]+['file:///C:/Users/heraclitoalves/Downloads/Abril/Abril/3%20-%20MPDFT/anexo_i_-_tabela_1.ods'#$Quantitativo_Fisico_Pessoal_Ser.E31]+['file:///C:/Users/heraclitoalves/Downloads/Abril/Abril/4%20-%20MPT/Anexo_1_Tabela_1_Quantitativo_Servidores_2022_04_MPT.ods'#$Anexo_1_Tabela_1_Quantitativo_S.E33]+['file:///C:/Users/heraclitoalves/Downloads/Abril/Abril/5%20-%20ESMPU/AnexoIServidoresESMPUAbril2022.ods'#$Quantitativo_Fisico_Pessoal_Ser.E31]" office:value-type="float" office:value="272">
            <text:p>272</text:p>
          </table:table-cell>
          <table:table-cell table:style-name="ce14" table:formula="of:=['file:///C:/Users/heraclitoalves/Downloads/Abril/Abril/1%20-%20MPF/anexo_I_servidores_2022_ods.ods'#$Anexo_1_Tabela_1_Quantitativo_F.F33]+['file:///C:/Users/heraclitoalves/Downloads/Abril/Abril/2%20-%20MPM/Anexo-I-tabela-1-Quantitativo_Fisico_Pessoal_Servidores-DAP.ods'#$Quantitativo_Fisico_Pessoal.F29]+['file:///C:/Users/heraclitoalves/Downloads/Abril/Abril/3%20-%20MPDFT/anexo_i_-_tabela_1.ods'#$Quantitativo_Fisico_Pessoal_Ser.F31]+['file:///C:/Users/heraclitoalves/Downloads/Abril/Abril/4%20-%20MPT/Anexo_1_Tabela_1_Quantitativo_Servidores_2022_04_MPT.ods'#$Anexo_1_Tabela_1_Quantitativo_S.F33]+['file:///C:/Users/heraclitoalves/Downloads/Abril/Abril/5%20-%20ESMPU/AnexoIServidoresESMPUAbril2022.ods'#$Quantitativo_Fisico_Pessoal_Ser.F31]" office:value-type="float" office:value="11">
            <text:p>11</text:p>
          </table:table-cell>
          <table:table-cell table:style-name="ce18" table:formula="of:=[.H31]+[.I31]" office:value-type="float" office:value="283">
            <text:p>283</text:p>
          </table:table-cell>
          <table:covered-table-cell table:number-columns-repeated="2"/>
          <table:table-cell table:style-name="ce14" table:formula="of:=['file:///C:/Users/heraclitoalves/Downloads/Abril/Abril/1%20-%20MPF/anexo_I_servidores_2022_ods.ods'#$Anexo_1_Tabela_1_Quantitativo_F.J33]+['file:///C:/Users/heraclitoalves/Downloads/Abril/Abril/2%20-%20MPM/Anexo-I-tabela-1-Quantitativo_Fisico_Pessoal_Servidores-DAP.ods'#$Quantitativo_Fisico_Pessoal.J29]+['file:///C:/Users/heraclitoalves/Downloads/Abril/Abril/3%20-%20MPDFT/anexo_i_-_tabela_1.ods'#$Quantitativo_Fisico_Pessoal_Ser.J31]+['file:///C:/Users/heraclitoalves/Downloads/Abril/Abril/4%20-%20MPT/Anexo_1_Tabela_1_Quantitativo_Servidores_2022_04_MPT.ods'#$Anexo_1_Tabela_1_Quantitativo_S.J33]+['file:///C:/Users/heraclitoalves/Downloads/Abril/Abril/5%20-%20ESMPU/AnexoIServidoresESMPUAbril2022.ods'#$Quantitativo_Fisico_Pessoal_Ser.J31]" office:value-type="float" office:value="3">
            <text:p>3</text:p>
          </table:table-cell>
          <table:table-cell table:style-name="ce14" table:formula="of:=['file:///C:/Users/heraclitoalves/Downloads/Abril/Abril/1%20-%20MPF/anexo_I_servidores_2022_ods.ods'#$Anexo_1_Tabela_1_Quantitativo_F.K33]+['file:///C:/Users/heraclitoalves/Downloads/Abril/Abril/2%20-%20MPM/Anexo-I-tabela-1-Quantitativo_Fisico_Pessoal_Servidores-DAP.ods'#$Quantitativo_Fisico_Pessoal.K29]+['file:///C:/Users/heraclitoalves/Downloads/Abril/Abril/3%20-%20MPDFT/anexo_i_-_tabela_1.ods'#$Quantitativo_Fisico_Pessoal_Ser.K31]+['file:///C:/Users/heraclitoalves/Downloads/Abril/Abril/4%20-%20MPT/Anexo_1_Tabela_1_Quantitativo_Servidores_2022_04_MPT.ods'#$Anexo_1_Tabela_1_Quantitativo_S.K33]+['file:///C:/Users/heraclitoalves/Downloads/Abril/Abril/5%20-%20ESMPU/AnexoIServidoresESMPUAbril2022.ods'#$Quantitativo_Fisico_Pessoal_Ser.K31]" office:value-type="float" office:value="4">
            <text:p>4</text:p>
          </table:table-cell>
          <table:table-cell table:style-name="ce18" table:formula="of:=[.M31]+[.N31]" office:value-type="float" office:value="7">
            <text:p>7</text:p>
          </table:table-cell>
          <table:table-cell table:style-name="ce14" table:formula="of:=['file:///C:/Users/heraclitoalves/Downloads/Abril/Abril/1%20-%20MPF/anexo_I_servidores_2022_ods.ods'#$Anexo_1_Tabela_1_Quantitativo_F.M33]+['file:///C:/Users/heraclitoalves/Downloads/Abril/Abril/2%20-%20MPM/Anexo-I-tabela-1-Quantitativo_Fisico_Pessoal_Servidores-DAP.ods'#$Quantitativo_Fisico_Pessoal.M29]+['file:///C:/Users/heraclitoalves/Downloads/Abril/Abril/3%20-%20MPDFT/anexo_i_-_tabela_1.ods'#$Quantitativo_Fisico_Pessoal_Ser.M31]+['file:///C:/Users/heraclitoalves/Downloads/Abril/Abril/4%20-%20MPT/Anexo_1_Tabela_1_Quantitativo_Servidores_2022_04_MPT.ods'#$Anexo_1_Tabela_1_Quantitativo_S.M33]+['file:///C:/Users/heraclitoalves/Downloads/Abril/Abril/5%20-%20ESMPU/AnexoIServidoresESMPUAbril2022.ods'#$Quantitativo_Fisico_Pessoal_Ser.M31]" office:value-type="float" office:value="8">
            <text:p>8</text:p>
          </table:table-cell>
          <table:table-cell table:style-name="ce4"/>
          <table:table-cell table:number-columns-repeated="1007"/>
        </table:table-row>
        <table:table-row table:style-name="ro9">
          <table:covered-table-cell table:number-columns-repeated="6"/>
          <table:table-cell table:style-name="ce8" office:value-type="string">
            <text:p>4</text:p>
          </table:table-cell>
          <table:table-cell table:style-name="ce14" table:formula="of:=['file:///C:/Users/heraclitoalves/Downloads/Abril/Abril/1%20-%20MPF/anexo_I_servidores_2022_ods.ods'#$Anexo_1_Tabela_1_Quantitativo_F.E34]+['file:///C:/Users/heraclitoalves/Downloads/Abril/Abril/2%20-%20MPM/Anexo-I-tabela-1-Quantitativo_Fisico_Pessoal_Servidores-DAP.ods'#$Quantitativo_Fisico_Pessoal.E30]+['file:///C:/Users/heraclitoalves/Downloads/Abril/Abril/3%20-%20MPDFT/anexo_i_-_tabela_1.ods'#$Quantitativo_Fisico_Pessoal_Ser.E32]+['file:///C:/Users/heraclitoalves/Downloads/Abril/Abril/4%20-%20MPT/Anexo_1_Tabela_1_Quantitativo_Servidores_2022_04_MPT.ods'#$Anexo_1_Tabela_1_Quantitativo_S.E34]+['file:///C:/Users/heraclitoalves/Downloads/Abril/Abril/5%20-%20ESMPU/AnexoIServidoresESMPUAbril2022.ods'#$Quantitativo_Fisico_Pessoal_Ser.E32]" office:value-type="float" office:value="55">
            <text:p>55</text:p>
          </table:table-cell>
          <table:table-cell table:style-name="ce14" table:formula="of:=['file:///C:/Users/heraclitoalves/Downloads/Abril/Abril/1%20-%20MPF/anexo_I_servidores_2022_ods.ods'#$Anexo_1_Tabela_1_Quantitativo_F.F34]+['file:///C:/Users/heraclitoalves/Downloads/Abril/Abril/2%20-%20MPM/Anexo-I-tabela-1-Quantitativo_Fisico_Pessoal_Servidores-DAP.ods'#$Quantitativo_Fisico_Pessoal.F30]+['file:///C:/Users/heraclitoalves/Downloads/Abril/Abril/3%20-%20MPDFT/anexo_i_-_tabela_1.ods'#$Quantitativo_Fisico_Pessoal_Ser.F32]+['file:///C:/Users/heraclitoalves/Downloads/Abril/Abril/4%20-%20MPT/Anexo_1_Tabela_1_Quantitativo_Servidores_2022_04_MPT.ods'#$Anexo_1_Tabela_1_Quantitativo_S.F34]+['file:///C:/Users/heraclitoalves/Downloads/Abril/Abril/5%20-%20ESMPU/AnexoIServidoresESMPUAbril2022.ods'#$Quantitativo_Fisico_Pessoal_Ser.F32]" office:value-type="float" office:value="9">
            <text:p>9</text:p>
          </table:table-cell>
          <table:table-cell table:style-name="ce18" table:formula="of:=[.H32]+[.I32]" office:value-type="float" office:value="64">
            <text:p>64</text:p>
          </table:table-cell>
          <table:covered-table-cell table:number-columns-repeated="2"/>
          <table:table-cell table:style-name="ce14" table:formula="of:=['file:///C:/Users/heraclitoalves/Downloads/Abril/Abril/1%20-%20MPF/anexo_I_servidores_2022_ods.ods'#$Anexo_1_Tabela_1_Quantitativo_F.J34]+['file:///C:/Users/heraclitoalves/Downloads/Abril/Abril/2%20-%20MPM/Anexo-I-tabela-1-Quantitativo_Fisico_Pessoal_Servidores-DAP.ods'#$Quantitativo_Fisico_Pessoal.J30]+['file:///C:/Users/heraclitoalves/Downloads/Abril/Abril/3%20-%20MPDFT/anexo_i_-_tabela_1.ods'#$Quantitativo_Fisico_Pessoal_Ser.J32]+['file:///C:/Users/heraclitoalves/Downloads/Abril/Abril/4%20-%20MPT/Anexo_1_Tabela_1_Quantitativo_Servidores_2022_04_MPT.ods'#$Anexo_1_Tabela_1_Quantitativo_S.J34]+['file:///C:/Users/heraclitoalves/Downloads/Abril/Abril/5%20-%20ESMPU/AnexoIServidoresESMPUAbril2022.ods'#$Quantitativo_Fisico_Pessoal_Ser.J32]" office:value-type="float" office:value="1">
            <text:p>1</text:p>
          </table:table-cell>
          <table:table-cell table:style-name="ce14" table:formula="of:=['file:///C:/Users/heraclitoalves/Downloads/Abril/Abril/1%20-%20MPF/anexo_I_servidores_2022_ods.ods'#$Anexo_1_Tabela_1_Quantitativo_F.K34]+['file:///C:/Users/heraclitoalves/Downloads/Abril/Abril/2%20-%20MPM/Anexo-I-tabela-1-Quantitativo_Fisico_Pessoal_Servidores-DAP.ods'#$Quantitativo_Fisico_Pessoal.K30]+['file:///C:/Users/heraclitoalves/Downloads/Abril/Abril/3%20-%20MPDFT/anexo_i_-_tabela_1.ods'#$Quantitativo_Fisico_Pessoal_Ser.K32]+['file:///C:/Users/heraclitoalves/Downloads/Abril/Abril/4%20-%20MPT/Anexo_1_Tabela_1_Quantitativo_Servidores_2022_04_MPT.ods'#$Anexo_1_Tabela_1_Quantitativo_S.K34]+['file:///C:/Users/heraclitoalves/Downloads/Abril/Abril/5%20-%20ESMPU/AnexoIServidoresESMPUAbril2022.ods'#$Quantitativo_Fisico_Pessoal_Ser.K32]" office:value-type="float" office:value="3">
            <text:p>3</text:p>
          </table:table-cell>
          <table:table-cell table:style-name="ce18" table:formula="of:=[.M32]+[.N32]" office:value-type="float" office:value="4">
            <text:p>4</text:p>
          </table:table-cell>
          <table:table-cell table:style-name="ce14" table:formula="of:=['file:///C:/Users/heraclitoalves/Downloads/Abril/Abril/1%20-%20MPF/anexo_I_servidores_2022_ods.ods'#$Anexo_1_Tabela_1_Quantitativo_F.M34]+['file:///C:/Users/heraclitoalves/Downloads/Abril/Abril/2%20-%20MPM/Anexo-I-tabela-1-Quantitativo_Fisico_Pessoal_Servidores-DAP.ods'#$Quantitativo_Fisico_Pessoal.M30]+['file:///C:/Users/heraclitoalves/Downloads/Abril/Abril/3%20-%20MPDFT/anexo_i_-_tabela_1.ods'#$Quantitativo_Fisico_Pessoal_Ser.M32]+['file:///C:/Users/heraclitoalves/Downloads/Abril/Abril/4%20-%20MPT/Anexo_1_Tabela_1_Quantitativo_Servidores_2022_04_MPT.ods'#$Anexo_1_Tabela_1_Quantitativo_S.M34]+['file:///C:/Users/heraclitoalves/Downloads/Abril/Abril/5%20-%20ESMPU/AnexoIServidoresESMPUAbril2022.ods'#$Quantitativo_Fisico_Pessoal_Ser.M32]" office:value-type="float" office:value="3">
            <text:p>3</text:p>
          </table:table-cell>
          <table:table-cell table:style-name="ce4"/>
          <table:table-cell table:number-columns-repeated="1007"/>
        </table:table-row>
        <table:table-row table:style-name="ro8">
          <table:covered-table-cell table:number-columns-repeated="4"/>
          <table:table-cell table:style-name="ce8" office:value-type="string" table:number-columns-spanned="2" table:number-rows-spanned="3">
            <text:p>A</text:p>
          </table:table-cell>
          <table:covered-table-cell/>
          <table:table-cell table:style-name="ce8" office:value-type="string">
            <text:p>3</text:p>
          </table:table-cell>
          <table:table-cell table:style-name="ce14" table:formula="of:=['file:///C:/Users/heraclitoalves/Downloads/Abril/Abril/1%20-%20MPF/anexo_I_servidores_2022_ods.ods'#$Anexo_1_Tabela_1_Quantitativo_F.E35]+['file:///C:/Users/heraclitoalves/Downloads/Abril/Abril/2%20-%20MPM/Anexo-I-tabela-1-Quantitativo_Fisico_Pessoal_Servidores-DAP.ods'#$Quantitativo_Fisico_Pessoal.E31]+['file:///C:/Users/heraclitoalves/Downloads/Abril/Abril/3%20-%20MPDFT/anexo_i_-_tabela_1.ods'#$Quantitativo_Fisico_Pessoal_Ser.E33]+['file:///C:/Users/heraclitoalves/Downloads/Abril/Abril/4%20-%20MPT/Anexo_1_Tabela_1_Quantitativo_Servidores_2022_04_MPT.ods'#$Anexo_1_Tabela_1_Quantitativo_S.E35]+['file:///C:/Users/heraclitoalves/Downloads/Abril/Abril/5%20-%20ESMPU/AnexoIServidoresESMPUAbril2022.ods'#$Quantitativo_Fisico_Pessoal_Ser.E33]" office:value-type="float" office:value="30">
            <text:p>30</text:p>
          </table:table-cell>
          <table:table-cell table:style-name="ce14" table:formula="of:=['file:///C:/Users/heraclitoalves/Downloads/Abril/Abril/1%20-%20MPF/anexo_I_servidores_2022_ods.ods'#$Anexo_1_Tabela_1_Quantitativo_F.F35]+['file:///C:/Users/heraclitoalves/Downloads/Abril/Abril/2%20-%20MPM/Anexo-I-tabela-1-Quantitativo_Fisico_Pessoal_Servidores-DAP.ods'#$Quantitativo_Fisico_Pessoal.F31]+['file:///C:/Users/heraclitoalves/Downloads/Abril/Abril/3%20-%20MPDFT/anexo_i_-_tabela_1.ods'#$Quantitativo_Fisico_Pessoal_Ser.F33]+['file:///C:/Users/heraclitoalves/Downloads/Abril/Abril/4%20-%20MPT/Anexo_1_Tabela_1_Quantitativo_Servidores_2022_04_MPT.ods'#$Anexo_1_Tabela_1_Quantitativo_S.F35]+['file:///C:/Users/heraclitoalves/Downloads/Abril/Abril/5%20-%20ESMPU/AnexoIServidoresESMPUAbril2022.ods'#$Quantitativo_Fisico_Pessoal_Ser.F33]" office:value-type="float" office:value="73">
            <text:p>73</text:p>
          </table:table-cell>
          <table:table-cell table:style-name="ce18" table:formula="of:=[.H33]+[.I33]" office:value-type="float" office:value="103">
            <text:p>103</text:p>
          </table:table-cell>
          <table:covered-table-cell table:number-columns-repeated="2"/>
          <table:table-cell table:style-name="ce14" table:formula="of:=['file:///C:/Users/heraclitoalves/Downloads/Abril/Abril/1%20-%20MPF/anexo_I_servidores_2022_ods.ods'#$Anexo_1_Tabela_1_Quantitativo_F.J35]+['file:///C:/Users/heraclitoalves/Downloads/Abril/Abril/2%20-%20MPM/Anexo-I-tabela-1-Quantitativo_Fisico_Pessoal_Servidores-DAP.ods'#$Quantitativo_Fisico_Pessoal.J31]+['file:///C:/Users/heraclitoalves/Downloads/Abril/Abril/3%20-%20MPDFT/anexo_i_-_tabela_1.ods'#$Quantitativo_Fisico_Pessoal_Ser.J33]+['file:///C:/Users/heraclitoalves/Downloads/Abril/Abril/4%20-%20MPT/Anexo_1_Tabela_1_Quantitativo_Servidores_2022_04_MPT.ods'#$Anexo_1_Tabela_1_Quantitativo_S.J35]+['file:///C:/Users/heraclitoalves/Downloads/Abril/Abril/5%20-%20ESMPU/AnexoIServidoresESMPUAbril2022.ods'#$Quantitativo_Fisico_Pessoal_Ser.J33]" office:value-type="float" office:value="3">
            <text:p>3</text:p>
          </table:table-cell>
          <table:table-cell table:style-name="ce14" table:formula="of:=['file:///C:/Users/heraclitoalves/Downloads/Abril/Abril/1%20-%20MPF/anexo_I_servidores_2022_ods.ods'#$Anexo_1_Tabela_1_Quantitativo_F.K35]+['file:///C:/Users/heraclitoalves/Downloads/Abril/Abril/2%20-%20MPM/Anexo-I-tabela-1-Quantitativo_Fisico_Pessoal_Servidores-DAP.ods'#$Quantitativo_Fisico_Pessoal.K31]+['file:///C:/Users/heraclitoalves/Downloads/Abril/Abril/3%20-%20MPDFT/anexo_i_-_tabela_1.ods'#$Quantitativo_Fisico_Pessoal_Ser.K33]+['file:///C:/Users/heraclitoalves/Downloads/Abril/Abril/4%20-%20MPT/Anexo_1_Tabela_1_Quantitativo_Servidores_2022_04_MPT.ods'#$Anexo_1_Tabela_1_Quantitativo_S.K35]+['file:///C:/Users/heraclitoalves/Downloads/Abril/Abril/5%20-%20ESMPU/AnexoIServidoresESMPUAbril2022.ods'#$Quantitativo_Fisico_Pessoal_Ser.K33]" office:value-type="float" office:value="3">
            <text:p>3</text:p>
          </table:table-cell>
          <table:table-cell table:style-name="ce18" table:formula="of:=[.M33]+[.N33]" office:value-type="float" office:value="6">
            <text:p>6</text:p>
          </table:table-cell>
          <table:table-cell table:style-name="ce14" table:formula="of:=['file:///C:/Users/heraclitoalves/Downloads/Abril/Abril/1%20-%20MPF/anexo_I_servidores_2022_ods.ods'#$Anexo_1_Tabela_1_Quantitativo_F.M35]+['file:///C:/Users/heraclitoalves/Downloads/Abril/Abril/2%20-%20MPM/Anexo-I-tabela-1-Quantitativo_Fisico_Pessoal_Servidores-DAP.ods'#$Quantitativo_Fisico_Pessoal.M31]+['file:///C:/Users/heraclitoalves/Downloads/Abril/Abril/3%20-%20MPDFT/anexo_i_-_tabela_1.ods'#$Quantitativo_Fisico_Pessoal_Ser.M33]+['file:///C:/Users/heraclitoalves/Downloads/Abril/Abril/4%20-%20MPT/Anexo_1_Tabela_1_Quantitativo_Servidores_2022_04_MPT.ods'#$Anexo_1_Tabela_1_Quantitativo_S.M35]+['file:///C:/Users/heraclitoalves/Downloads/Abril/Abril/5%20-%20ESMPU/AnexoIServidoresESMPUAbril2022.ods'#$Quantitativo_Fisico_Pessoal_Ser.M33]" office:value-type="float" office:value="9">
            <text:p>9</text:p>
          </table:table-cell>
          <table:table-cell table:style-name="ce4"/>
          <table:table-cell table:number-columns-repeated="1007"/>
        </table:table-row>
        <table:table-row table:style-name="ro8">
          <table:covered-table-cell table:number-columns-repeated="6"/>
          <table:table-cell table:style-name="ce8" office:value-type="string">
            <text:p>2</text:p>
          </table:table-cell>
          <table:table-cell table:style-name="ce14" table:formula="of:=['file:///C:/Users/heraclitoalves/Downloads/Abril/Abril/1%20-%20MPF/anexo_I_servidores_2022_ods.ods'#$Anexo_1_Tabela_1_Quantitativo_F.E36]+['file:///C:/Users/heraclitoalves/Downloads/Abril/Abril/2%20-%20MPM/Anexo-I-tabela-1-Quantitativo_Fisico_Pessoal_Servidores-DAP.ods'#$Quantitativo_Fisico_Pessoal.E32]+['file:///C:/Users/heraclitoalves/Downloads/Abril/Abril/3%20-%20MPDFT/anexo_i_-_tabela_1.ods'#$Quantitativo_Fisico_Pessoal_Ser.E34]+['file:///C:/Users/heraclitoalves/Downloads/Abril/Abril/4%20-%20MPT/Anexo_1_Tabela_1_Quantitativo_Servidores_2022_04_MPT.ods'#$Anexo_1_Tabela_1_Quantitativo_S.E36]+['file:///C:/Users/heraclitoalves/Downloads/Abril/Abril/5%20-%20ESMPU/AnexoIServidoresESMPUAbril2022.ods'#$Quantitativo_Fisico_Pessoal_Ser.E34]" office:value-type="float" office:value="0">
            <text:p>0</text:p>
          </table:table-cell>
          <table:table-cell table:style-name="ce14" table:formula="of:=['file:///C:/Users/heraclitoalves/Downloads/Abril/Abril/1%20-%20MPF/anexo_I_servidores_2022_ods.ods'#$Anexo_1_Tabela_1_Quantitativo_F.F36]+['file:///C:/Users/heraclitoalves/Downloads/Abril/Abril/2%20-%20MPM/Anexo-I-tabela-1-Quantitativo_Fisico_Pessoal_Servidores-DAP.ods'#$Quantitativo_Fisico_Pessoal.F32]+['file:///C:/Users/heraclitoalves/Downloads/Abril/Abril/3%20-%20MPDFT/anexo_i_-_tabela_1.ods'#$Quantitativo_Fisico_Pessoal_Ser.F34]+['file:///C:/Users/heraclitoalves/Downloads/Abril/Abril/4%20-%20MPT/Anexo_1_Tabela_1_Quantitativo_Servidores_2022_04_MPT.ods'#$Anexo_1_Tabela_1_Quantitativo_S.F36]+['file:///C:/Users/heraclitoalves/Downloads/Abril/Abril/5%20-%20ESMPU/AnexoIServidoresESMPUAbril2022.ods'#$Quantitativo_Fisico_Pessoal_Ser.F34]" office:value-type="float" office:value="34">
            <text:p>34</text:p>
          </table:table-cell>
          <table:table-cell table:style-name="ce18" table:formula="of:=[.H34]+[.I34]" office:value-type="float" office:value="34">
            <text:p>34</text:p>
          </table:table-cell>
          <table:covered-table-cell table:number-columns-repeated="2"/>
          <table:table-cell table:style-name="ce14" table:formula="of:=['file:///C:/Users/heraclitoalves/Downloads/Abril/Abril/1%20-%20MPF/anexo_I_servidores_2022_ods.ods'#$Anexo_1_Tabela_1_Quantitativo_F.J36]+['file:///C:/Users/heraclitoalves/Downloads/Abril/Abril/2%20-%20MPM/Anexo-I-tabela-1-Quantitativo_Fisico_Pessoal_Servidores-DAP.ods'#$Quantitativo_Fisico_Pessoal.J32]+['file:///C:/Users/heraclitoalves/Downloads/Abril/Abril/3%20-%20MPDFT/anexo_i_-_tabela_1.ods'#$Quantitativo_Fisico_Pessoal_Ser.J34]+['file:///C:/Users/heraclitoalves/Downloads/Abril/Abril/4%20-%20MPT/Anexo_1_Tabela_1_Quantitativo_Servidores_2022_04_MPT.ods'#$Anexo_1_Tabela_1_Quantitativo_S.J36]+['file:///C:/Users/heraclitoalves/Downloads/Abril/Abril/5%20-%20ESMPU/AnexoIServidoresESMPUAbril2022.ods'#$Quantitativo_Fisico_Pessoal_Ser.J34]" office:value-type="float" office:value="0">
            <text:p>0</text:p>
          </table:table-cell>
          <table:table-cell table:style-name="ce14" table:formula="of:=['file:///C:/Users/heraclitoalves/Downloads/Abril/Abril/1%20-%20MPF/anexo_I_servidores_2022_ods.ods'#$Anexo_1_Tabela_1_Quantitativo_F.K36]+['file:///C:/Users/heraclitoalves/Downloads/Abril/Abril/2%20-%20MPM/Anexo-I-tabela-1-Quantitativo_Fisico_Pessoal_Servidores-DAP.ods'#$Quantitativo_Fisico_Pessoal.K32]+['file:///C:/Users/heraclitoalves/Downloads/Abril/Abril/3%20-%20MPDFT/anexo_i_-_tabela_1.ods'#$Quantitativo_Fisico_Pessoal_Ser.K34]+['file:///C:/Users/heraclitoalves/Downloads/Abril/Abril/4%20-%20MPT/Anexo_1_Tabela_1_Quantitativo_Servidores_2022_04_MPT.ods'#$Anexo_1_Tabela_1_Quantitativo_S.K36]+['file:///C:/Users/heraclitoalves/Downloads/Abril/Abril/5%20-%20ESMPU/AnexoIServidoresESMPUAbril2022.ods'#$Quantitativo_Fisico_Pessoal_Ser.K34]" office:value-type="float" office:value="1">
            <text:p>1</text:p>
          </table:table-cell>
          <table:table-cell table:style-name="ce18" table:formula="of:=[.M34]+[.N34]" office:value-type="float" office:value="1">
            <text:p>1</text:p>
          </table:table-cell>
          <table:table-cell table:style-name="ce14" table:formula="of:=['file:///C:/Users/heraclitoalves/Downloads/Abril/Abril/1%20-%20MPF/anexo_I_servidores_2022_ods.ods'#$Anexo_1_Tabela_1_Quantitativo_F.M36]+['file:///C:/Users/heraclitoalves/Downloads/Abril/Abril/2%20-%20MPM/Anexo-I-tabela-1-Quantitativo_Fisico_Pessoal_Servidores-DAP.ods'#$Quantitativo_Fisico_Pessoal.M32]+['file:///C:/Users/heraclitoalves/Downloads/Abril/Abril/3%20-%20MPDFT/anexo_i_-_tabela_1.ods'#$Quantitativo_Fisico_Pessoal_Ser.M34]+['file:///C:/Users/heraclitoalves/Downloads/Abril/Abril/4%20-%20MPT/Anexo_1_Tabela_1_Quantitativo_Servidores_2022_04_MPT.ods'#$Anexo_1_Tabela_1_Quantitativo_S.M36]+['file:///C:/Users/heraclitoalves/Downloads/Abril/Abril/5%20-%20ESMPU/AnexoIServidoresESMPUAbril2022.ods'#$Quantitativo_Fisico_Pessoal_Ser.M34]" office:value-type="float" office:value="3">
            <text:p>3</text:p>
          </table:table-cell>
          <table:table-cell table:style-name="ce4"/>
          <table:table-cell table:number-columns-repeated="1007"/>
        </table:table-row>
        <table:table-row table:style-name="ro8">
          <table:covered-table-cell table:number-columns-repeated="6"/>
          <table:table-cell table:style-name="ce8" office:value-type="string">
            <text:p>1</text:p>
          </table:table-cell>
          <table:table-cell table:style-name="ce14" table:formula="of:=['file:///C:/Users/heraclitoalves/Downloads/Abril/Abril/1%20-%20MPF/anexo_I_servidores_2022_ods.ods'#$Anexo_1_Tabela_1_Quantitativo_F.E37]+['file:///C:/Users/heraclitoalves/Downloads/Abril/Abril/2%20-%20MPM/Anexo-I-tabela-1-Quantitativo_Fisico_Pessoal_Servidores-DAP.ods'#$Quantitativo_Fisico_Pessoal.E33]+['file:///C:/Users/heraclitoalves/Downloads/Abril/Abril/3%20-%20MPDFT/anexo_i_-_tabela_1.ods'#$Quantitativo_Fisico_Pessoal_Ser.E35]+['file:///C:/Users/heraclitoalves/Downloads/Abril/Abril/4%20-%20MPT/Anexo_1_Tabela_1_Quantitativo_Servidores_2022_04_MPT.ods'#$Anexo_1_Tabela_1_Quantitativo_S.E37]+['file:///C:/Users/heraclitoalves/Downloads/Abril/Abril/5%20-%20ESMPU/AnexoIServidoresESMPUAbril2022.ods'#$Quantitativo_Fisico_Pessoal_Ser.E35]" office:value-type="float" office:value="1">
            <text:p>1</text:p>
          </table:table-cell>
          <table:table-cell table:style-name="ce14" table:formula="of:=['file:///C:/Users/heraclitoalves/Downloads/Abril/Abril/1%20-%20MPF/anexo_I_servidores_2022_ods.ods'#$Anexo_1_Tabela_1_Quantitativo_F.F37]+['file:///C:/Users/heraclitoalves/Downloads/Abril/Abril/2%20-%20MPM/Anexo-I-tabela-1-Quantitativo_Fisico_Pessoal_Servidores-DAP.ods'#$Quantitativo_Fisico_Pessoal.F33]+['file:///C:/Users/heraclitoalves/Downloads/Abril/Abril/3%20-%20MPDFT/anexo_i_-_tabela_1.ods'#$Quantitativo_Fisico_Pessoal_Ser.F35]+['file:///C:/Users/heraclitoalves/Downloads/Abril/Abril/4%20-%20MPT/Anexo_1_Tabela_1_Quantitativo_Servidores_2022_04_MPT.ods'#$Anexo_1_Tabela_1_Quantitativo_S.F37]+['file:///C:/Users/heraclitoalves/Downloads/Abril/Abril/5%20-%20ESMPU/AnexoIServidoresESMPUAbril2022.ods'#$Quantitativo_Fisico_Pessoal_Ser.F35]" office:value-type="float" office:value="96">
            <text:p>96</text:p>
          </table:table-cell>
          <table:table-cell table:style-name="ce18" table:formula="of:=[.H35]+[.I35]" office:value-type="float" office:value="97">
            <text:p>97</text:p>
          </table:table-cell>
          <table:covered-table-cell table:number-columns-repeated="2"/>
          <table:table-cell table:style-name="ce14" table:formula="of:=['file:///C:/Users/heraclitoalves/Downloads/Abril/Abril/1%20-%20MPF/anexo_I_servidores_2022_ods.ods'#$Anexo_1_Tabela_1_Quantitativo_F.J37]+['file:///C:/Users/heraclitoalves/Downloads/Abril/Abril/2%20-%20MPM/Anexo-I-tabela-1-Quantitativo_Fisico_Pessoal_Servidores-DAP.ods'#$Quantitativo_Fisico_Pessoal.J33]+['file:///C:/Users/heraclitoalves/Downloads/Abril/Abril/3%20-%20MPDFT/anexo_i_-_tabela_1.ods'#$Quantitativo_Fisico_Pessoal_Ser.J35]+['file:///C:/Users/heraclitoalves/Downloads/Abril/Abril/4%20-%20MPT/Anexo_1_Tabela_1_Quantitativo_Servidores_2022_04_MPT.ods'#$Anexo_1_Tabela_1_Quantitativo_S.J37]+['file:///C:/Users/heraclitoalves/Downloads/Abril/Abril/5%20-%20ESMPU/AnexoIServidoresESMPUAbril2022.ods'#$Quantitativo_Fisico_Pessoal_Ser.J35]" office:value-type="float" office:value="1">
            <text:p>1</text:p>
          </table:table-cell>
          <table:table-cell table:style-name="ce14" table:formula="of:=['file:///C:/Users/heraclitoalves/Downloads/Abril/Abril/1%20-%20MPF/anexo_I_servidores_2022_ods.ods'#$Anexo_1_Tabela_1_Quantitativo_F.K37]+['file:///C:/Users/heraclitoalves/Downloads/Abril/Abril/2%20-%20MPM/Anexo-I-tabela-1-Quantitativo_Fisico_Pessoal_Servidores-DAP.ods'#$Quantitativo_Fisico_Pessoal.K33]+['file:///C:/Users/heraclitoalves/Downloads/Abril/Abril/3%20-%20MPDFT/anexo_i_-_tabela_1.ods'#$Quantitativo_Fisico_Pessoal_Ser.K35]+['file:///C:/Users/heraclitoalves/Downloads/Abril/Abril/4%20-%20MPT/Anexo_1_Tabela_1_Quantitativo_Servidores_2022_04_MPT.ods'#$Anexo_1_Tabela_1_Quantitativo_S.K37]+['file:///C:/Users/heraclitoalves/Downloads/Abril/Abril/5%20-%20ESMPU/AnexoIServidoresESMPUAbril2022.ods'#$Quantitativo_Fisico_Pessoal_Ser.K35]" office:value-type="float" office:value="1">
            <text:p>1</text:p>
          </table:table-cell>
          <table:table-cell table:style-name="ce18" table:formula="of:=[.M35]+[.N35]" office:value-type="float" office:value="2">
            <text:p>2</text:p>
          </table:table-cell>
          <table:table-cell table:style-name="ce14" table:formula="of:=['file:///C:/Users/heraclitoalves/Downloads/Abril/Abril/1%20-%20MPF/anexo_I_servidores_2022_ods.ods'#$Anexo_1_Tabela_1_Quantitativo_F.M37]+['file:///C:/Users/heraclitoalves/Downloads/Abril/Abril/2%20-%20MPM/Anexo-I-tabela-1-Quantitativo_Fisico_Pessoal_Servidores-DAP.ods'#$Quantitativo_Fisico_Pessoal.M33]+['file:///C:/Users/heraclitoalves/Downloads/Abril/Abril/3%20-%20MPDFT/anexo_i_-_tabela_1.ods'#$Quantitativo_Fisico_Pessoal_Ser.M35]+['file:///C:/Users/heraclitoalves/Downloads/Abril/Abril/4%20-%20MPT/Anexo_1_Tabela_1_Quantitativo_Servidores_2022_04_MPT.ods'#$Anexo_1_Tabela_1_Quantitativo_S.M37]+['file:///C:/Users/heraclitoalves/Downloads/Abril/Abril/5%20-%20ESMPU/AnexoIServidoresESMPUAbril2022.ods'#$Quantitativo_Fisico_Pessoal_Ser.M35]" office:value-type="float" office:value="1">
            <text:p>1</text:p>
          </table:table-cell>
          <table:table-cell table:style-name="ce4"/>
          <table:table-cell table:number-columns-repeated="1007"/>
        </table:table-row>
        <table:table-row table:style-name="ro8">
          <table:covered-table-cell table:number-columns-repeated="2"/>
          <table:table-cell table:style-name="ce9" office:value-type="string" table:number-columns-spanned="2" table:number-rows-spanned="1">
            <text:p>Total</text:p>
          </table:table-cell>
          <table:covered-table-cell/>
          <table:table-cell table:style-name="ce12" table:number-columns-spanned="2" table:number-rows-spanned="1"/>
          <table:covered-table-cell/>
          <table:table-cell table:style-name="ce9"/>
          <table:table-cell table:style-name="ce15" table:formula="of:=SUM([.H23:.H35])" office:value-type="float" office:value="9022">
            <text:p>9.022</text:p>
          </table:table-cell>
          <table:table-cell table:style-name="ce15" table:formula="of:=SUM([.I23:.I35])" office:value-type="float" office:value="241">
            <text:p>241</text:p>
          </table:table-cell>
          <table:table-cell table:style-name="ce15" table:formula="of:=SUM([.J23:.J35])" office:value-type="float" office:value="9263">
            <text:p>9.263</text:p>
          </table:table-cell>
          <table:table-cell table:style-name="ce15" table:formula="of:=[.K23]" office:value-type="float" office:value="1755">
            <text:p>1.755</text:p>
          </table:table-cell>
          <table:table-cell table:style-name="ce15" table:formula="of:=[.L23]" office:value-type="float" office:value="11018">
            <text:p>11.018</text:p>
          </table:table-cell>
          <table:table-cell table:style-name="ce15" table:formula="of:=SUM([.M23:.M35])" office:value-type="float" office:value="1639">
            <text:p>1.639</text:p>
          </table:table-cell>
          <table:table-cell table:style-name="ce15" table:formula="of:=SUM([.N23:.N35])" office:value-type="float" office:value="491">
            <text:p>491</text:p>
          </table:table-cell>
          <table:table-cell table:style-name="ce15" table:formula="of:=SUM([.O23:.O35])" office:value-type="float" office:value="2130">
            <text:p>2.130</text:p>
          </table:table-cell>
          <table:table-cell table:style-name="ce15" table:formula="of:=SUM([.P23:.P35])" office:value-type="float" office:value="626">
            <text:p>626</text:p>
          </table:table-cell>
          <table:table-cell table:style-name="ce4"/>
          <table:table-cell table:number-columns-repeated="1007"/>
        </table:table-row>
        <table:table-row table:style-name="ro9">
          <table:table-cell table:style-name="ce9" office:value-type="string" table:number-columns-spanned="2" table:number-rows-spanned="1">
            <text:p>Total</text:p>
          </table:table-cell>
          <table:covered-table-cell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/>
          <table:table-cell table:style-name="ce9"/>
          <table:table-cell table:style-name="ce15" table:formula="of:=[.H36]+[.H22]" office:value-type="float" office:value="13807">
            <text:p>13.807</text:p>
          </table:table-cell>
          <table:table-cell table:style-name="ce15" table:formula="of:=[.I36]+[.I22]" office:value-type="float" office:value="432">
            <text:p>432</text:p>
          </table:table-cell>
          <table:table-cell table:style-name="ce15" table:formula="of:=[.J36]+[.J22]" office:value-type="float" office:value="14239">
            <text:p>14.239</text:p>
          </table:table-cell>
          <table:table-cell table:style-name="ce15" table:formula="of:=[.K36]+[.K22]" office:value-type="float" office:value="3912">
            <text:p>3.912</text:p>
          </table:table-cell>
          <table:table-cell table:style-name="ce15" table:formula="of:=[.L22]+[.L36]" office:value-type="float" office:value="18151">
            <text:p>18.151</text:p>
          </table:table-cell>
          <table:table-cell table:style-name="ce15" table:formula="of:=[.M36]+[.M22]" office:value-type="float" office:value="2017">
            <text:p>2.017</text:p>
          </table:table-cell>
          <table:table-cell table:style-name="ce15" table:formula="of:=[.N36]+[.N22]" office:value-type="float" office:value="558">
            <text:p>558</text:p>
          </table:table-cell>
          <table:table-cell table:style-name="ce15" table:formula="of:=[.O36]+[.O22]" office:value-type="float" office:value="2574">
            <text:p>2.574</text:p>
          </table:table-cell>
          <table:table-cell table:style-name="ce15" table:formula="of:=[.P36]+[.P22]" office:value-type="float" office:value="709">
            <text:p>709</text:p>
          </table:table-cell>
          <table:table-cell table:style-name="ce4"/>
          <table:table-cell table:number-columns-repeated="1007"/>
        </table:table-row>
        <table:table-row table:style-name="ro8">
          <table:table-cell table:style-name="ce10"/>
          <table:table-cell table:style-name="ce4" table:number-columns-repeated="16"/>
          <table:table-cell table:number-columns-repeated="1007"/>
        </table:table-row>
        <table:table-row table:style-name="ro10">
          <table:table-cell table:style-name="ce11" office:value-type="string" table:number-columns-spanned="16" table:number-rows-spanned="1">
            <text:p>OBS: O MPF possui a 1 pessoa a mais na coluna CARGOS VAGOS classificada como OUTROS. </text:p>
          </table:table-cell>
          <table:covered-table-cell table:number-columns-repeated="15"/>
          <table:table-cell table:number-columns-repeated="1008"/>
        </table:table-row>
        <table:table-row table:style-name="ro4">
          <table:table-cell table:style-name="ce4" office:value-type="string">
            <text:p>Atualização em 25/05/2022</text:p>
          </table:table-cell>
          <table:table-cell table:style-name="ce4" table:number-columns-repeated="6"/>
          <table:table-cell table:style-name="ce16"/>
          <table:table-cell table:number-columns-repeated="1016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'file:///C:/Users/heraclitoalves/Downloads/Abril/Abril/1%20-%20MPF/anexo_I_servidores_2022_ods.ods'#Anexo_1_Tabela_1_Quantitativo_F" table:print="false" table:style-name="ta_extref">
        <table:table-source xlink:type="simple" xlink:href="../1%20-%20MPF/anexo_I_servidores_2022_ods.ods" table:table-name="Anexo_1_Tabela_1_Quantitativo_F" table:filter-name="calc8" table:mode="copy-results-only"/>
        <table:table-column table:number-columns-repeated="13"/>
        <table:table-row table:number-rows-repeated="9">
          <table:table-cell table:number-columns-repeated="13"/>
        </table:table-row>
        <table:table-row>
          <table:table-cell table:number-columns-repeated="4"/>
          <table:table-cell table:style-name="ce2" office:value-type="float" office:value="1416">
            <text:p>1416</text:p>
          </table:table-cell>
          <table:table-cell table:style-name="ce2" office:value-type="float" office:value="5">
            <text:p>5</text:p>
          </table:table-cell>
          <table:table-cell table:number-columns-repeated="3"/>
          <table:table-cell table:style-name="ce2" office:value-type="float" office:value="210">
            <text:p>210</text:p>
          </table:table-cell>
          <table:table-cell table:style-name="ce2" office:value-type="float" office:value="27">
            <text:p>27</text:p>
          </table:table-cell>
          <table:table-cell/>
          <table:table-cell table:style-name="ce2" office:value-type="float" office:value="36">
            <text:p>36</text:p>
          </table:table-cell>
        </table:table-row>
        <table:table-row>
          <table:table-cell table:number-columns-repeated="4"/>
          <table:table-cell table:style-name="ce2" office:value-type="float" office:value="95">
            <text:p>95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</table:table-row>
        <table:table-row>
          <table:table-cell table:number-columns-repeated="4"/>
          <table:table-cell table:style-name="ce2" office:value-type="float" office:value="87">
            <text:p>87</text:p>
          </table:table-cell>
          <table:table-cell table:style-name="ce2" office:value-type="float" office:value="0">
            <text:p>0</text:p>
          </table:table-cell>
          <table:table-cell table:number-columns-repeated="3"/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</table:table-row>
        <table:table-row>
          <table:table-cell table:number-columns-repeated="4"/>
          <table:table-cell table:style-name="ce2" office:value-type="float" office:value="132">
            <text:p>132</text:p>
          </table:table-cell>
          <table:table-cell table:style-name="ce2" office:value-type="float" office:value="0">
            <text:p>0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</table:table-row>
        <table:table-row>
          <table:table-cell table:number-columns-repeated="4"/>
          <table:table-cell table:style-name="ce2" office:value-type="float" office:value="340">
            <text:p>340</text:p>
          </table:table-cell>
          <table:table-cell table:style-name="ce2" office:value-type="float" office:value="0">
            <text:p>0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</table:table-row>
        <table:table-row>
          <table:table-cell table:number-columns-repeated="4"/>
          <table:table-cell table:style-name="ce2" office:value-type="float" office:value="156">
            <text:p>156</text:p>
          </table:table-cell>
          <table:table-cell table:style-name="ce2" office:value-type="float" office:value="0">
            <text:p>0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</table:table-row>
        <table:table-row>
          <table:table-cell table:number-columns-repeated="4"/>
          <table:table-cell table:style-name="ce2" office:value-type="float" office:value="238">
            <text:p>238</text:p>
          </table:table-cell>
          <table:table-cell table:style-name="ce2" office:value-type="float" office:value="0">
            <text:p>0</text:p>
          </table:table-cell>
          <table:table-cell table:number-columns-repeated="3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</table:table-row>
        <table:table-row>
          <table:table-cell table:number-columns-repeated="4"/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</table:table-row>
        <table:table-row>
          <table:table-cell table:number-columns-repeated="4"/>
          <table:table-cell table:style-name="ce2" office:value-type="float" office:value="72">
            <text:p>72</text:p>
          </table:table-cell>
          <table:table-cell table:style-name="ce2" office:value-type="float" office:value="11">
            <text:p>11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</table:table-row>
        <table:table-row>
          <table:table-cell table:number-columns-repeated="4"/>
          <table:table-cell table:style-name="ce2" office:value-type="float" office:value="25">
            <text:p>25</text:p>
          </table:table-cell>
          <table:table-cell table:style-name="ce2" office:value-type="float" office:value="17">
            <text:p>17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/>
          <table:table-cell table:style-name="ce2" office:value-type="float" office:value="4">
            <text:p>4</text:p>
          </table:table-cell>
        </table:table-row>
        <table:table-row>
          <table:table-cell table:number-columns-repeated="4"/>
          <table:table-cell table:style-name="ce2" office:value-type="float" office:value="7">
            <text:p>7</text:p>
          </table:table-cell>
          <table:table-cell table:style-name="ce2" office:value-type="float" office:value="27">
            <text:p>27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/>
          <table:table-cell table:style-name="ce2" office:value-type="float" office:value="2">
            <text:p>2</text:p>
          </table:table-cell>
        </table:table-row>
        <table:table-row>
          <table:table-cell table:number-columns-repeated="4"/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</table:table-row>
        <table:table-row>
          <table:table-cell table:number-columns-repeated="4"/>
          <table:table-cell table:style-name="ce2" office:value-type="float" office:value="0">
            <text:p>0</text:p>
          </table:table-cell>
          <table:table-cell table:style-name="ce2" office:value-type="float" office:value="56">
            <text:p>56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</table:table-row>
        <table:table-row>
          <table:table-cell table:number-columns-repeated="7"/>
          <table:table-cell table:style-name="ce2" office:value-type="float" office:value="1097">
            <text:p>1097</text:p>
          </table:table-cell>
        </table:table-row>
        <table:table-row>
          <table:table-cell table:number-columns-repeated="13"/>
        </table:table-row>
        <table:table-row>
          <table:table-cell table:number-columns-repeated="4"/>
          <table:table-cell table:style-name="ce2" office:value-type="float" office:value="3604">
            <text:p>3604</text:p>
          </table:table-cell>
          <table:table-cell table:style-name="ce2" office:value-type="float" office:value="16">
            <text:p>16</text:p>
          </table:table-cell>
          <table:table-cell table:number-columns-repeated="3"/>
          <table:table-cell table:style-name="ce2" office:value-type="float" office:value="1081">
            <text:p>1081</text:p>
          </table:table-cell>
          <table:table-cell table:style-name="ce2" office:value-type="float" office:value="316">
            <text:p>316</text:p>
          </table:table-cell>
          <table:table-cell/>
          <table:table-cell table:style-name="ce2" office:value-type="float" office:value="388">
            <text:p>388</text:p>
          </table:table-cell>
        </table:table-row>
        <table:table-row>
          <table:table-cell table:number-columns-repeated="4"/>
          <table:table-cell table:style-name="ce2" office:value-type="float" office:value="320">
            <text:p>320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/>
          <table:table-cell table:style-name="ce2" office:value-type="float" office:value="4">
            <text:p>4</text:p>
          </table:table-cell>
        </table:table-row>
        <table:table-row>
          <table:table-cell table:number-columns-repeated="4"/>
          <table:table-cell table:style-name="ce2" office:value-type="float" office:value="234">
            <text:p>234</text:p>
          </table:table-cell>
          <table:table-cell table:style-name="ce2" office:value-type="float" office:value="0">
            <text:p>0</text:p>
          </table:table-cell>
          <table:table-cell table:number-columns-repeated="3"/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/>
          <table:table-cell table:style-name="ce2" office:value-type="float" office:value="7">
            <text:p>7</text:p>
          </table:table-cell>
        </table:table-row>
        <table:table-row>
          <table:table-cell table:number-columns-repeated="4"/>
          <table:table-cell table:style-name="ce2" office:value-type="float" office:value="285">
            <text:p>285</text:p>
          </table:table-cell>
          <table:table-cell table:style-name="ce2" office:value-type="float" office:value="0">
            <text:p>0</text:p>
          </table:table-cell>
          <table:table-cell table:number-columns-repeated="3"/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/>
          <table:table-cell table:style-name="ce2" office:value-type="float" office:value="2">
            <text:p>2</text:p>
          </table:table-cell>
        </table:table-row>
        <table:table-row>
          <table:table-cell table:number-columns-repeated="4"/>
          <table:table-cell table:style-name="ce2" office:value-type="float" office:value="574">
            <text:p>574</text:p>
          </table:table-cell>
          <table:table-cell table:style-name="ce2" office:value-type="float" office:value="0">
            <text:p>0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/>
          <table:table-cell table:style-name="ce2" office:value-type="float" office:value="3">
            <text:p>3</text:p>
          </table:table-cell>
        </table:table-row>
        <table:table-row>
          <table:table-cell table:number-columns-repeated="4"/>
          <table:table-cell table:style-name="ce2" office:value-type="float" office:value="330">
            <text:p>330</text:p>
          </table:table-cell>
          <table:table-cell table:style-name="ce2" office:value-type="float" office:value="0">
            <text:p>0</text:p>
          </table:table-cell>
          <table:table-cell table:number-columns-repeated="3"/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/>
          <table:table-cell table:style-name="ce2" office:value-type="float" office:value="2">
            <text:p>2</text:p>
          </table:table-cell>
        </table:table-row>
        <table:table-row>
          <table:table-cell table:number-columns-repeated="4"/>
          <table:table-cell table:style-name="ce2" office:value-type="float" office:value="338">
            <text:p>338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/>
          <table:table-cell table:style-name="ce2" office:value-type="float" office:value="5">
            <text:p>5</text:p>
          </table:table-cell>
        </table:table-row>
        <table:table-row>
          <table:table-cell table:number-columns-repeated="4"/>
          <table:table-cell table:style-name="ce2" office:value-type="float" office:value="112">
            <text:p>112</text:p>
          </table:table-cell>
          <table:table-cell table:style-name="ce2" office:value-type="float" office:value="0">
            <text:p>0</text:p>
          </table:table-cell>
          <table:table-cell table:number-columns-repeated="3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</table:table-row>
        <table:table-row>
          <table:table-cell table:number-columns-repeated="4"/>
          <table:table-cell table:style-name="ce2" office:value-type="float" office:value="171">
            <text:p>171</text:p>
          </table:table-cell>
          <table:table-cell table:style-name="ce2" office:value-type="float" office:value="11">
            <text:p>11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/>
          <table:table-cell table:style-name="ce2" office:value-type="float" office:value="8">
            <text:p>8</text:p>
          </table:table-cell>
        </table:table-row>
        <table:table-row>
          <table:table-cell table:number-columns-repeated="4"/>
          <table:table-cell table:style-name="ce2" office:value-type="float" office:value="47">
            <text:p>47</text:p>
          </table:table-cell>
          <table:table-cell table:style-name="ce2" office:value-type="float" office:value="9">
            <text:p>9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/>
          <table:table-cell table:style-name="ce2" office:value-type="float" office:value="2">
            <text:p>2</text:p>
          </table:table-cell>
        </table:table-row>
        <table:table-row>
          <table:table-cell table:number-columns-repeated="4"/>
          <table:table-cell table:style-name="ce2" office:value-type="float" office:value="12">
            <text:p>12</text:p>
          </table:table-cell>
          <table:table-cell table:style-name="ce2" office:value-type="float" office:value="60">
            <text:p>60</text:p>
          </table:table-cell>
          <table:table-cell table:number-columns-repeated="3"/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/>
          <table:table-cell table:style-name="ce2" office:value-type="float" office:value="6">
            <text:p>6</text:p>
          </table:table-cell>
        </table:table-row>
        <table:table-row>
          <table:table-cell table:number-columns-repeated="4"/>
          <table:table-cell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</table:table-row>
        <table:table-row>
          <table:table-cell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65">
            <text:p>65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</table:table-row>
        <table:table-row>
          <table:table-cell table:number-columns-repeated="7"/>
          <table:table-cell table:style-name="ce2" office:value-type="float" office:value="622">
            <text:p>622</text:p>
          </table:table-cell>
        </table:table-row>
      </table:table>
      <table:table table:name="'file:///C:/Users/heraclitoalves/Downloads/Abril/Abril/2%20-%20MPM/Anexo-I-tabela-1-Quantitativo_Fisico_Pessoal_Servidores-DAP.ods'#Quantitativo_Fisico_Pessoal" table:print="false" table:style-name="ta_extref">
        <table:table-source xlink:type="simple" xlink:href="../2%20-%20MPM/Anexo-I-tabela-1-Quantitativo_Fisico_Pessoal_Servidores-DAP.ods" table:table-name="Quantitativo_Fisico_Pessoal" table:filter-name="calc8" table:mode="copy-results-only"/>
        <table:table-column table:number-columns-repeated="13"/>
        <table:table-row table:number-rows-repeated="6">
          <table:table-cell table:number-columns-repeated="13"/>
        </table:table-row>
        <table:table-row>
          <table:table-cell table:number-columns-repeated="4"/>
          <table:table-cell table:style-name="ce1" office:value-type="float" office:value="91">
            <text:p>91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45">
            <text:p>45</text:p>
          </table:table-cell>
          <table:table-cell/>
          <table:table-cell table:style-name="ce1" office:value-type="float" office:value="14">
            <text:p>14</text:p>
          </table:table-cell>
          <table:table-cell table:style-name="ce1" office:value-type="float" office:value="2">
            <text:p>2</text:p>
          </table:table-cell>
          <table:table-cell/>
          <table:table-cell table:style-name="ce3" office:value-type="float" office:value="2">
            <text:p>2</text:p>
          </table:table-cell>
        </table:table-row>
        <table:table-row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3" office:value-type="float" office:value="1">
            <text:p>1</text:p>
          </table:table-cell>
        </table:table-row>
        <table:table-row>
          <table:table-cell table:number-columns-repeated="4"/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3" office:value-type="float" office:value="1">
            <text:p>1</text:p>
          </table:table-cell>
        </table:table-row>
        <table:table-row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>
          <table:table-cell table:number-columns-repeated="13"/>
        </table:table-row>
        <table:table-row>
          <table:table-cell table:number-columns-repeated="4"/>
          <table:table-cell table:style-name="ce1" office:value-type="float" office:value="248">
            <text:p>248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24">
            <text:p>24</text:p>
          </table:table-cell>
          <table:table-cell/>
          <table:table-cell table:style-name="ce1" office:value-type="float" office:value="75">
            <text:p>75</text:p>
          </table:table-cell>
          <table:table-cell table:style-name="ce1" office:value-type="float" office:value="15">
            <text:p>15</text:p>
          </table:table-cell>
          <table:table-cell/>
          <table:table-cell table:style-name="ce3" office:value-type="float" office:value="20">
            <text:p>20</text:p>
          </table:table-cell>
        </table:table-row>
        <table:table-row>
          <table:table-cell table:number-columns-repeated="4"/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3" office:value-type="float" office:value="2">
            <text:p>2</text:p>
          </table:table-cell>
        </table:table-row>
        <table:table-row>
          <table:table-cell table:number-columns-repeated="4"/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14">
            <text:p>14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3" office:value-type="float" office:value="1">
            <text:p>1</text:p>
          </table:table-cell>
        </table:table-row>
        <table:table-row>
          <table:table-cell table:number-columns-repeated="4"/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3" office:value-type="float" office:value="1">
            <text:p>1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3" office:value-type="float" office:value="3">
            <text:p>3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</table:table>
      <table:table table:name="'file:///C:/Users/heraclitoalves/Downloads/Abril/Abril/3%20-%20MPDFT/anexo_i_-_tabela_1.ods'#Quantitativo_Fisico_Pessoal_Ser" table:print="false" table:style-name="ta_extref">
        <table:table-source xlink:type="simple" xlink:href="../3%20-%20MPDFT/anexo_i_-_tabela_1.ods" table:table-name="Quantitativo_Fisico_Pessoal_Ser" table:filter-name="MS Excel 97" table:mode="copy-results-only"/>
        <table:table-column table:number-columns-repeated="13"/>
        <table:table-row table:number-rows-repeated="8">
          <table:table-cell table:number-columns-repeated="13"/>
        </table:table-row>
        <table:table-row>
          <table:table-cell table:number-columns-repeated="4"/>
          <table:table-cell table:style-name="ce1" office:value-type="float" office:value="294">
            <text:p>294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18">
            <text:p>18</text:p>
          </table:table-cell>
          <table:table-cell/>
          <table:table-cell table:style-name="ce1" office:value-type="float" office:value="35">
            <text:p>35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4"/>
          <table:table-cell table:style-name="ce1" office:value-type="float" office:value="23">
            <text:p>23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37">
            <text:p>37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50">
            <text:p>5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92">
            <text:p>92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80">
            <text:p>8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30">
            <text:p>3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108">
            <text:p>108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21">
            <text:p>2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12">
            <text:p>12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23">
            <text:p>23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13"/>
        </table:table-row>
        <table:table-row>
          <table:table-cell table:number-columns-repeated="4"/>
          <table:table-cell table:style-name="ce1" office:value-type="float" office:value="495">
            <text:p>495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53">
            <text:p>53</text:p>
          </table:table-cell>
          <table:table-cell/>
          <table:table-cell table:style-name="ce1" office:value-type="float" office:value="112">
            <text:p>112</text:p>
          </table:table-cell>
          <table:table-cell table:style-name="ce1" office:value-type="float" office:value="29">
            <text:p>29</text:p>
          </table:table-cell>
          <table:table-cell/>
          <table:table-cell table:style-name="ce1" office:value-type="float" office:value="41">
            <text:p>41</text:p>
          </table:table-cell>
        </table:table-row>
        <table:table-row>
          <table:table-cell table:number-columns-repeated="4"/>
          <table:table-cell table:style-name="ce1" office:value-type="float" office:value="19">
            <text:p>19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44">
            <text:p>44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65">
            <text:p>65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103">
            <text:p>103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67">
            <text:p>67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123">
            <text:p>123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17">
            <text:p>17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26">
            <text:p>26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14">
            <text:p>14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23">
            <text:p>23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12">
            <text:p>12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heraclitoalves/Downloads/Abril/Abril/4%20-%20MPT/Anexo_1_Tabela_1_Quantitativo_Servidores_2022_04_MPT.ods'#Anexo_1_Tabela_1_Quantitativo_S" table:print="false" table:style-name="ta_extref">
        <table:table-source xlink:type="simple" xlink:href="../4%20-%20MPT/Anexo_1_Tabela_1_Quantitativo_Servidores_2022_04_MPT.ods" table:table-name="Anexo_1_Tabela_1_Quantitativo_S" table:filter-name="calc8" table:mode="copy-results-only"/>
        <table:table-column table:number-columns-repeated="13"/>
        <table:table-row table:number-rows-repeated="10">
          <table:table-cell table:number-columns-repeated="13"/>
        </table:table-row>
        <table:table-row>
          <table:table-cell table:number-columns-repeated="4"/>
          <table:table-cell table:style-name="ce1" office:value-type="float" office:value="623">
            <text:p>623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932">
            <text:p>932</text:p>
          </table:table-cell>
          <table:table-cell/>
          <table:table-cell table:style-name="ce1" office:value-type="float" office:value="104">
            <text:p>104</text:p>
          </table:table-cell>
          <table:table-cell table:style-name="ce1" office:value-type="float" office:value="23">
            <text:p>23</text:p>
          </table:table-cell>
          <table:table-cell/>
          <table:table-cell table:style-name="ce1" office:value-type="float" office:value="24">
            <text:p>24</text:p>
          </table:table-cell>
        </table:table-row>
        <table:table-row>
          <table:table-cell table:number-columns-repeated="4"/>
          <table:table-cell table:style-name="ce1" office:value-type="float" office:value="37">
            <text:p>37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29">
            <text:p>29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59">
            <text:p>59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204">
            <text:p>204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87">
            <text:p>87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4"/>
          <table:table-cell table:style-name="ce1" office:value-type="float" office:value="131">
            <text:p>13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22">
            <text:p>22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44">
            <text:p>44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4"/>
          <table:table-cell table:style-name="ce1" office:value-type="float" office:value="2">
            <text:p>2</text:p>
          </table:table-cell>
          <table:table-cell table:style-name="ce1" office:value-type="float" office:value="14">
            <text:p>14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9">
            <text:p>9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13"/>
        </table:table-row>
        <table:table-row>
          <table:table-cell table:number-columns-repeated="4"/>
          <table:table-cell table:style-name="ce1" office:value-type="float" office:value="856">
            <text:p>856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954">
            <text:p>954</text:p>
          </table:table-cell>
          <table:table-cell/>
          <table:table-cell table:style-name="ce1" office:value-type="float" office:value="327">
            <text:p>327</text:p>
          </table:table-cell>
          <table:table-cell table:style-name="ce1" office:value-type="float" office:value="88">
            <text:p>88</text:p>
          </table:table-cell>
          <table:table-cell/>
          <table:table-cell table:style-name="ce1" office:value-type="float" office:value="112">
            <text:p>112</text:p>
          </table:table-cell>
        </table:table-row>
        <table:table-row>
          <table:table-cell table:number-columns-repeated="4"/>
          <table:table-cell table:style-name="ce1" office:value-type="float" office:value="84">
            <text:p>84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65">
            <text:p>65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103">
            <text:p>103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256">
            <text:p>256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4"/>
          <table:table-cell table:style-name="ce1" office:value-type="float" office:value="95">
            <text:p>95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number-columns-repeated="4"/>
          <table:table-cell table:style-name="ce1" office:value-type="float" office:value="127">
            <text:p>127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4"/>
          <table:table-cell table:style-name="ce1" office:value-type="float" office:value="35">
            <text:p>35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72">
            <text:p>72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3">
            <text:p>13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heraclitoalves/Downloads/Abril/Abril/5%20-%20ESMPU/AnexoIServidoresESMPUAbril2022.ods'#Quantitativo_Fisico_Pessoal_Ser" table:print="false" table:style-name="ta_extref">
        <table:table-source xlink:type="simple" xlink:href="../5%20-%20ESMPU/AnexoIServidoresESMPUAbril2022.ods" table:table-name="Quantitativo_Fisico_Pessoal_Ser" table:filter-name="calc8" table:mode="copy-results-only"/>
        <table:table-column table:number-columns-repeated="13"/>
        <table:table-row table:number-rows-repeated="8">
          <table:table-cell table:number-columns-repeated="13"/>
        </table:table-row>
        <table:table-row>
          <table:table-cell table:number-columns-repeated="4"/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65">
            <text:p>65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14">
            <text:p>14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13"/>
        </table:table-row>
        <table:table-row>
          <table:table-cell table:number-columns-repeated="4"/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102">
            <text:p>102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number-style style:name="N108P0" style:volatile="true">
      <number:number number:decimal-places="0" number:min-integer-digits="1" number:grouping="true"/>
    </number:number-style>
    <number:number-style style:name="N108">
      <number:text>(</number:text>
      <number:number number:decimal-places="0" number:min-integer-digits="1"/>
      <number:text>)</number:text>
      <style:map style:condition="value()&gt;=0" style:apply-style-name="N108P0"/>
    </number:number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">
      <number:text>(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$ </number:text>
      <number:number number:decimal-places="0" number:min-integer-digits="1" number:grouping="true"/>
    </number:number-style>
    <number:number-style style:name="N112">
      <number:text>-R$ 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</number:number-style>
    <number:number-style style:name="N113">
      <style:text-properties fo:color="#ff0000"/>
      <number:text>-R$ 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</number:number-style>
    <number:number-style style:name="N115">
      <number:text>-R$ 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</number:number-style>
    <number:number-style style:name="N116">
      <style:text-properties fo:color="#ff0000"/>
      <number:text>-R$ 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R$ </number:text>
      <number:number number:decimal-places="0" number:min-integer-digits="1" number:grouping="true"/>
      <number:text> </number:text>
    </number:number-style>
    <number:number-style style:name="N127P1" style:volatile="true">
      <number:text>-R$ </number:text>
      <number:number number:decimal-places="0" number:min-integer-digits="1" number:grouping="true"/>
      <number:text> </number:text>
    </number:number-style>
    <number:number-style style:name="N127P2" style:volatile="true">
      <number:text> R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R$ </number:text>
      <number:number number:decimal-places="2" number:min-integer-digits="1" number:grouping="true"/>
      <number:text> </number:text>
    </number:number-style>
    <number:number-style style:name="N135P1" style:volatile="true">
      <number:text>-R$ </number:text>
      <number:number number:decimal-places="2" number:min-integer-digits="1" number:grouping="true"/>
      <number:text> </number:text>
    </number:number-style>
    <number:number-style style:name="N135P2" style:volatile="true">
      <number:text> R$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1" number:min-exponent-digits="1"/>
    </number:number-style>
    <number:number-style style:name="N140P0" style:volatile="true">
      <number:number number:decimal-places="0" number:min-integer-digits="1" number:grouping="true"/>
    </number:number-style>
    <number:number-style style:name="N140">
      <number:text>(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0" number:min-integer-digits="1" number:grouping="true"/>
      <number:text> </number:text>
    </number:number-style>
    <number:number-style style:name="N142P1" style:volatile="true">
      <number:text>(</number:text>
      <number:number number:decimal-places="0" number:min-integer-digits="1" number:grouping="true"/>
      <number:text>)</number:text>
    </number:number-style>
    <number:number-style style:name="N142P2" style:volatile="true"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scientific-number number:decimal-places="1" number:min-integer-digits="3" number:min-exponent-digits="1"/>
    </number:number-style>
    <number:date-style style:name="N14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5">
      <number:scientific-number number:decimal-places="1" number:min-integer-digits="3" number:min-exponent-digits="1"/>
    </number:number-style>
    <number:number-style style:name="N146P0" style:volatile="true">
      <number:number number:decimal-places="0" number:min-integer-digits="1" number:grouping="true"/>
    </number:number-style>
    <number:number-style style:name="N146">
      <number:text>(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7P0" style:volatile="true" number:language="pt" number:country="BR">
      <number:number number:decimal-places="0" number:min-integer-digits="1" number:grouping="true"/>
      <number:text> </number:text>
    </number:number-style>
    <number:number-style style:name="N10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7P2" style:volatile="true" number:language="pt" number:country="BR">
      <number:text> - </number:text>
    </number:number-style>
    <number:text-style style:name="N10127" number:language="pt" number:country="B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31P2" style:volatile="true" number:language="pt" number:country="BR">
      <number:text> R$ - </number:text>
    </number:number-style>
    <number:text-style style:name="N10131" number:language="pt" number:country="B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pt" number:country="BR">
      <number:number number:decimal-places="2" number:min-integer-digits="1" number:grouping="true"/>
      <number:text> </number:text>
    </number:number-style>
    <number:number-style style:name="N10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34" number:language="pt" number:country="B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38" number:language="pt" number:country="B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pt" number:country="BR">
      <number:minutes number:style="long"/>
      <number:text>:</number:text>
      <number:seconds number:style="long"/>
    </number:time-style>
    <number:time-style style:name="N10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pt" number:country="BR">
      <number:minutes number:style="long"/>
      <number:text>:</number:text>
      <number:seconds number:style="long" number:decimal-places="1"/>
    </number:time-style>
    <number:number-style style:name="N10142" number:language="pt" number:country="BR">
      <number:scientific-number number:decimal-places="1" number:min-integer-digits="3" number:min-exponent-digits="1"/>
    </number:number-style>
    <number:currency-style style:name="N10143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5">00/00/0000</text:date>, <text:time style:data-style-name="N2" text:time-value="0000-00-00T18:36:53.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meta:initial-creator>Monica de Morais Pimentel Abbad Silveira</meta:initial-creator>
    <meta:creation-date>2015-10-02T19:20:45Z</meta:creation-date>
    <dc:date>2022-05-25T18:38:51.59</dc:date>
    <meta:print-date>2016-05-19T15:31:24Z</meta:print-date>
    <meta:editing-duration>PT11M43S</meta:editing-duration>
    <meta:editing-cycles>4</meta:editing-cycles>
    <meta:document-statistic meta:table-count="1" meta:cell-count="274" meta:object-count="0"/>
  </office:meta>
</office:document-meta>
</file>